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dinati1" table:style-name="ta1">
        <table:shapes>
          <draw:frame draw:z-index="0" draw:style-name="gr1" draw:text-style-name="P1" svg:width="8.152in" svg:height="4.7059in" svg:x="4.4551in" svg:y="0.8268in">
            <draw:object draw:notify-on-update-of-ranges="ordinati1.A2:ordinati1.A60 ordinati1.B1:ordinati1.B1 ordinati1.B2:ordinati1.B60 ordinati1.C1:ordinati1.C1 ordinati1.C2:ordinati1.C60 ordinati1.D1:ordinati1.D1 ordinati1.D2:ordinati1.D60 ordinati1.E1:ordinati1.E1 ordinati1.E2:ordinati1.E60 ordinati1.F1:ordinati1.F1 ordinati1.F2:ordinati1.F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1461in" svg:height="5.5843in" svg:x="2.3307in" svg:y="0.0417in">
            <draw:object draw:notify-on-update-of-ranges="ordinati1.A1:ordinati1.A1 ordinati1.A2:ordinati1.A60 ordinati1.B1:ordinati1.B1 ordinati1.B2:ordinati1.B60 ordinati1.D1:ordinati1.D1 ordinati1.D2:ordinati1.D60 ordinati1.F1:ordinati1.F1 ordinati1.F2:ordinati1.F6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arraySize</text:p>
          </table:table-cell>
          <table:table-cell table:style-name="ce1" office:value-type="string" calcext:value-type="string">
            <text:p>tInsSort</text:p>
          </table:table-cell>
          <table:table-cell table:style-name="ce1" office:value-type="string" calcext:value-type="string">
            <text:p>tSelSort</text:p>
          </table:table-cell>
          <table:table-cell table:style-name="ce1" office:value-type="string" calcext:value-type="string">
            <text:p>tMergeSort</text:p>
          </table:table-cell>
          <table:table-cell table:style-name="ce1" office:value-type="string" calcext:value-type="string">
            <text:p>tQuickSort</text:p>
          </table:table-cell>
          <table:table-cell table:style-name="ce1" office:value-type="string" calcext:value-type="string">
            <text:p>tHeapSo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" calcext:value-type="float">
            <text:p>0.01</text:p>
          </table:table-cell>
          <table:table-cell office:value-type="float" office:value="1.33" calcext:value-type="float">
            <text:p>1.33</text:p>
          </table:table-cell>
          <table:table-cell office:value-type="float" office:value="0.04" calcext:value-type="float">
            <text:p>0.04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" calcext:value-type="float">
            <text:p>0.01</text:p>
          </table:table-cell>
          <table:table-cell office:value-type="float" office:value="1.98" calcext:value-type="float">
            <text:p>1.98</text:p>
          </table:table-cell>
          <table:table-cell office:value-type="float" office:value="0.05" calcext:value-type="float">
            <text:p>0.05</text:p>
          </table:table-cell>
          <table:table-cell office:value-type="float" office:value="1.26" calcext:value-type="float">
            <text:p>1.2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2" calcext:value-type="float">
            <text:p>0.02</text:p>
          </table:table-cell>
          <table:table-cell office:value-type="float" office:value="2.83" calcext:value-type="float">
            <text:p>2.83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2" calcext:value-type="float">
            <text:p>0.02</text:p>
          </table:table-cell>
          <table:table-cell office:value-type="float" office:value="3.95" calcext:value-type="float">
            <text:p>3.95</text:p>
          </table:table-cell>
          <table:table-cell office:value-type="float" office:value="0.07" calcext:value-type="float">
            <text:p>0.07</text:p>
          </table:table-cell>
          <table:table-cell office:value-type="float" office:value="2.43" calcext:value-type="float">
            <text:p>2.4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2" calcext:value-type="float">
            <text:p>0.02</text:p>
          </table:table-cell>
          <table:table-cell office:value-type="float" office:value="5.35" calcext:value-type="float">
            <text:p>5.35</text:p>
          </table:table-cell>
          <table:table-cell office:value-type="float" office:value="0.09" calcext:value-type="float">
            <text:p>0.09</text:p>
          </table:table-cell>
          <table:table-cell office:value-type="float" office:value="3.32" calcext:value-type="float">
            <text:p>3.3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4" calcext:value-type="float">
            <text:p>0.04</text:p>
          </table:table-cell>
          <table:table-cell office:value-type="float" office:value="7.11" calcext:value-type="float">
            <text:p>7.11</text:p>
          </table:table-cell>
          <table:table-cell office:value-type="float" office:value="0.11" calcext:value-type="float">
            <text:p>0.11</text:p>
          </table:table-cell>
          <table:table-cell office:value-type="float" office:value="4.35" calcext:value-type="float">
            <text:p>4.3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3" calcext:value-type="float">
            <text:p>0.03</text:p>
          </table:table-cell>
          <table:table-cell office:value-type="float" office:value="9.29" calcext:value-type="float">
            <text:p>9.29</text:p>
          </table:table-cell>
          <table:table-cell office:value-type="float" office:value="0.11" calcext:value-type="float">
            <text:p>0.11</text:p>
          </table:table-cell>
          <table:table-cell office:value-type="float" office:value="5.64" calcext:value-type="float">
            <text:p>5.6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3" calcext:value-type="float">
            <text:p>0.03</text:p>
          </table:table-cell>
          <table:table-cell office:value-type="float" office:value="11.96" calcext:value-type="float">
            <text:p>11.96</text:p>
          </table:table-cell>
          <table:table-cell office:value-type="float" office:value="0.13" calcext:value-type="float">
            <text:p>0.13</text:p>
          </table:table-cell>
          <table:table-cell office:value-type="float" office:value="7.19" calcext:value-type="float">
            <text:p>7.1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4" calcext:value-type="float">
            <text:p>0.04</text:p>
          </table:table-cell>
          <table:table-cell office:value-type="float" office:value="15.02" calcext:value-type="float">
            <text:p>15.02</text:p>
          </table:table-cell>
          <table:table-cell office:value-type="float" office:value="0.14" calcext:value-type="float">
            <text:p>0.14</text:p>
          </table:table-cell>
          <table:table-cell office:value-type="float" office:value="9.09" calcext:value-type="float">
            <text:p>9.0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4" calcext:value-type="float">
            <text:p>0.04</text:p>
          </table:table-cell>
          <table:table-cell office:value-type="float" office:value="18.73" calcext:value-type="float">
            <text:p>18.73</text:p>
          </table:table-cell>
          <table:table-cell office:value-type="float" office:value="0.17" calcext:value-type="float">
            <text:p>0.17</text:p>
          </table:table-cell>
          <table:table-cell office:value-type="float" office:value="11.31" calcext:value-type="float">
            <text:p>11.3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5" calcext:value-type="float">
            <text:p>0.05</text:p>
          </table:table-cell>
          <table:table-cell office:value-type="float" office:value="23.11" calcext:value-type="float">
            <text:p>23.11</text:p>
          </table:table-cell>
          <table:table-cell office:value-type="float" office:value="0.18" calcext:value-type="float">
            <text:p>0.18</text:p>
          </table:table-cell>
          <table:table-cell office:value-type="float" office:value="13.93" calcext:value-type="float">
            <text:p>13.9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05" calcext:value-type="float">
            <text:p>0.05</text:p>
          </table:table-cell>
          <table:table-cell office:value-type="float" office:value="28.23" calcext:value-type="float">
            <text:p>28.23</text:p>
          </table:table-cell>
          <table:table-cell office:value-type="float" office:value="0.21" calcext:value-type="float">
            <text:p>0.21</text:p>
          </table:table-cell>
          <table:table-cell office:value-type="float" office:value="16.96" calcext:value-type="float">
            <text:p>16.96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08" calcext:value-type="float">
            <text:p>0.08</text:p>
          </table:table-cell>
          <table:table-cell office:value-type="float" office:value="34.11" calcext:value-type="float">
            <text:p>34.11</text:p>
          </table:table-cell>
          <table:table-cell office:value-type="float" office:value="0.2" calcext:value-type="float">
            <text:p>0.2</text:p>
          </table:table-cell>
          <table:table-cell office:value-type="float" office:value="20.53" calcext:value-type="float">
            <text:p>20.5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.06" calcext:value-type="float">
            <text:p>0.06</text:p>
          </table:table-cell>
          <table:table-cell office:value-type="float" office:value="41.07" calcext:value-type="float">
            <text:p>41.07</text:p>
          </table:table-cell>
          <table:table-cell office:value-type="float" office:value="0.23" calcext:value-type="float">
            <text:p>0.23</text:p>
          </table:table-cell>
          <table:table-cell office:value-type="float" office:value="24.67" calcext:value-type="float">
            <text:p>24.6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.07" calcext:value-type="float">
            <text:p>0.07</text:p>
          </table:table-cell>
          <table:table-cell office:value-type="float" office:value="48.65" calcext:value-type="float">
            <text:p>48.65</text:p>
          </table:table-cell>
          <table:table-cell office:value-type="float" office:value="0.25" calcext:value-type="float">
            <text:p>0.25</text:p>
          </table:table-cell>
          <table:table-cell office:value-type="float" office:value="29.18" calcext:value-type="float">
            <text:p>29.18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.07" calcext:value-type="float">
            <text:p>0.07</text:p>
          </table:table-cell>
          <table:table-cell office:value-type="float" office:value="57.63" calcext:value-type="float">
            <text:p>57.63</text:p>
          </table:table-cell>
          <table:table-cell office:value-type="float" office:value="0.28" calcext:value-type="float">
            <text:p>0.28</text:p>
          </table:table-cell>
          <table:table-cell office:value-type="float" office:value="34.48" calcext:value-type="float">
            <text:p>34.48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0.08" calcext:value-type="float">
            <text:p>0.08</text:p>
          </table:table-cell>
          <table:table-cell office:value-type="float" office:value="67.42" calcext:value-type="float">
            <text:p>67.42</text:p>
          </table:table-cell>
          <table:table-cell office:value-type="float" office:value="0.32" calcext:value-type="float">
            <text:p>0.32</text:p>
          </table:table-cell>
          <table:table-cell office:value-type="float" office:value="40.41" calcext:value-type="float">
            <text:p>40.4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0.09" calcext:value-type="float">
            <text:p>0.09</text:p>
          </table:table-cell>
          <table:table-cell office:value-type="float" office:value="78.54" calcext:value-type="float">
            <text:p>78.54</text:p>
          </table:table-cell>
          <table:table-cell office:value-type="float" office:value="0.35" calcext:value-type="float">
            <text:p>0.35</text:p>
          </table:table-cell>
          <table:table-cell office:value-type="float" office:value="47.14" calcext:value-type="float">
            <text:p>47.1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09" calcext:value-type="float">
            <text:p>0.09</text:p>
          </table:table-cell>
          <table:table-cell office:value-type="float" office:value="91.02" calcext:value-type="float">
            <text:p>91.02</text:p>
          </table:table-cell>
          <table:table-cell office:value-type="float" office:value="0.38" calcext:value-type="float">
            <text:p>0.38</text:p>
          </table:table-cell>
          <table:table-cell office:value-type="float" office:value="54.6" calcext:value-type="float">
            <text:p>54.6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0.1" calcext:value-type="float">
            <text:p>0.1</text:p>
          </table:table-cell>
          <table:table-cell office:value-type="float" office:value="104.98" calcext:value-type="float">
            <text:p>104.98</text:p>
          </table:table-cell>
          <table:table-cell office:value-type="float" office:value="0.41" calcext:value-type="float">
            <text:p>0.41</text:p>
          </table:table-cell>
          <table:table-cell office:value-type="float" office:value="63.09" calcext:value-type="float">
            <text:p>63.09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0.11" calcext:value-type="float">
            <text:p>0.11</text:p>
          </table:table-cell>
          <table:table-cell office:value-type="float" office:value="120.5" calcext:value-type="float">
            <text:p>120.5</text:p>
          </table:table-cell>
          <table:table-cell office:value-type="float" office:value="0.41" calcext:value-type="float">
            <text:p>0.41</text:p>
          </table:table-cell>
          <table:table-cell office:value-type="float" office:value="72.24" calcext:value-type="float">
            <text:p>72.24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0.11" calcext:value-type="float">
            <text:p>0.11</text:p>
          </table:table-cell>
          <table:table-cell office:value-type="float" office:value="137.62" calcext:value-type="float">
            <text:p>137.62</text:p>
          </table:table-cell>
          <table:table-cell office:value-type="float" office:value="0.45" calcext:value-type="float">
            <text:p>0.45</text:p>
          </table:table-cell>
          <table:table-cell office:value-type="float" office:value="82.49" calcext:value-type="float">
            <text:p>82.4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0.12" calcext:value-type="float">
            <text:p>0.12</text:p>
          </table:table-cell>
          <table:table-cell office:value-type="float" office:value="156.54" calcext:value-type="float">
            <text:p>156.54</text:p>
          </table:table-cell>
          <table:table-cell office:value-type="float" office:value="0.45" calcext:value-type="float">
            <text:p>0.45</text:p>
          </table:table-cell>
          <table:table-cell office:value-type="float" office:value="93.68" calcext:value-type="float">
            <text:p>93.6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0.13" calcext:value-type="float">
            <text:p>0.13</text:p>
          </table:table-cell>
          <table:table-cell office:value-type="float" office:value="177.86" calcext:value-type="float">
            <text:p>177.86</text:p>
          </table:table-cell>
          <table:table-cell office:value-type="float" office:value="0.47" calcext:value-type="float">
            <text:p>0.47</text:p>
          </table:table-cell>
          <table:table-cell office:value-type="float" office:value="106.03" calcext:value-type="float">
            <text:p>106.03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0.14" calcext:value-type="float">
            <text:p>0.14</text:p>
          </table:table-cell>
          <table:table-cell office:value-type="float" office:value="200.32" calcext:value-type="float">
            <text:p>200.32</text:p>
          </table:table-cell>
          <table:table-cell office:value-type="float" office:value="0.51" calcext:value-type="float">
            <text:p>0.51</text:p>
          </table:table-cell>
          <table:table-cell office:value-type="float" office:value="120.31" calcext:value-type="float">
            <text:p>120.3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0.15" calcext:value-type="float">
            <text:p>0.15</text:p>
          </table:table-cell>
          <table:table-cell office:value-type="float" office:value="225.33" calcext:value-type="float">
            <text:p>225.33</text:p>
          </table:table-cell>
          <table:table-cell office:value-type="float" office:value="0.55" calcext:value-type="float">
            <text:p>0.55</text:p>
          </table:table-cell>
          <table:table-cell office:value-type="float" office:value="135.17" calcext:value-type="float">
            <text:p>135.1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0.15" calcext:value-type="float">
            <text:p>0.15</text:p>
          </table:table-cell>
          <table:table-cell office:value-type="float" office:value="252.53" calcext:value-type="float">
            <text:p>252.53</text:p>
          </table:table-cell>
          <table:table-cell office:value-type="float" office:value="0.62" calcext:value-type="float">
            <text:p>0.62</text:p>
          </table:table-cell>
          <table:table-cell office:value-type="float" office:value="151.34" calcext:value-type="float">
            <text:p>151.34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0.16" calcext:value-type="float">
            <text:p>0.16</text:p>
          </table:table-cell>
          <table:table-cell office:value-type="float" office:value="281.98" calcext:value-type="float">
            <text:p>281.98</text:p>
          </table:table-cell>
          <table:table-cell office:value-type="float" office:value="0.62" calcext:value-type="float">
            <text:p>0.62</text:p>
          </table:table-cell>
          <table:table-cell office:value-type="float" office:value="168.65" calcext:value-type="float">
            <text:p>168.6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0.17" calcext:value-type="float">
            <text:p>0.17</text:p>
          </table:table-cell>
          <table:table-cell office:value-type="float" office:value="314.4" calcext:value-type="float">
            <text:p>314.4</text:p>
          </table:table-cell>
          <table:table-cell office:value-type="float" office:value="0.68" calcext:value-type="float">
            <text:p>0.68</text:p>
          </table:table-cell>
          <table:table-cell office:value-type="float" office:value="188.51" calcext:value-type="float">
            <text:p>188.51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0.2" calcext:value-type="float">
            <text:p>0.2</text:p>
          </table:table-cell>
          <table:table-cell office:value-type="float" office:value="349.36" calcext:value-type="float">
            <text:p>349.36</text:p>
          </table:table-cell>
          <table:table-cell office:value-type="float" office:value="0.73" calcext:value-type="float">
            <text:p>0.73</text:p>
          </table:table-cell>
          <table:table-cell office:value-type="float" office:value="209.91" calcext:value-type="float">
            <text:p>209.9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0.19" calcext:value-type="float">
            <text:p>0.19</text:p>
          </table:table-cell>
          <table:table-cell office:value-type="float" office:value="386.72" calcext:value-type="float">
            <text:p>386.72</text:p>
          </table:table-cell>
          <table:table-cell office:value-type="float" office:value="0.77" calcext:value-type="float">
            <text:p>0.77</text:p>
          </table:table-cell>
          <table:table-cell office:value-type="float" office:value="231.1" calcext:value-type="float">
            <text:p>231.1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0.2" calcext:value-type="float">
            <text:p>0.2</text:p>
          </table:table-cell>
          <table:table-cell office:value-type="float" office:value="427.57" calcext:value-type="float">
            <text:p>427.57</text:p>
          </table:table-cell>
          <table:table-cell office:value-type="float" office:value="0.8" calcext:value-type="float">
            <text:p>0.8</text:p>
          </table:table-cell>
          <table:table-cell office:value-type="float" office:value="255.84" calcext:value-type="float">
            <text:p>255.84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float" office:value="0.21" calcext:value-type="float">
            <text:p>0.21</text:p>
          </table:table-cell>
          <table:table-cell office:value-type="float" office:value="472.32" calcext:value-type="float">
            <text:p>472.32</text:p>
          </table:table-cell>
          <table:table-cell office:value-type="float" office:value="0.81" calcext:value-type="float">
            <text:p>0.81</text:p>
          </table:table-cell>
          <table:table-cell office:value-type="float" office:value="283.92" calcext:value-type="float">
            <text:p>283.9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0.22" calcext:value-type="float">
            <text:p>0.22</text:p>
          </table:table-cell>
          <table:table-cell office:value-type="float" office:value="518.74" calcext:value-type="float">
            <text:p>518.74</text:p>
          </table:table-cell>
          <table:table-cell office:value-type="float" office:value="0.83" calcext:value-type="float">
            <text:p>0.83</text:p>
          </table:table-cell>
          <table:table-cell office:value-type="float" office:value="311.57" calcext:value-type="float">
            <text:p>311.5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0.25" calcext:value-type="float">
            <text:p>0.25</text:p>
          </table:table-cell>
          <table:table-cell office:value-type="float" office:value="570.96" calcext:value-type="float">
            <text:p>570.96</text:p>
          </table:table-cell>
          <table:table-cell office:value-type="float" office:value="0.87" calcext:value-type="float">
            <text:p>0.87</text:p>
          </table:table-cell>
          <table:table-cell office:value-type="float" office:value="340.91" calcext:value-type="float">
            <text:p>340.91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0.24" calcext:value-type="float">
            <text:p>0.24</text:p>
          </table:table-cell>
          <table:table-cell office:value-type="float" office:value="624.51" calcext:value-type="float">
            <text:p>624.51</text:p>
          </table:table-cell>
          <table:table-cell office:value-type="float" office:value="0.88" calcext:value-type="float">
            <text:p>0.88</text:p>
          </table:table-cell>
          <table:table-cell office:value-type="float" office:value="373.09" calcext:value-type="float">
            <text:p>373.0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0.25" calcext:value-type="float">
            <text:p>0.25</text:p>
          </table:table-cell>
          <table:table-cell office:value-type="float" office:value="683.03" calcext:value-type="float">
            <text:p>683.03</text:p>
          </table:table-cell>
          <table:table-cell office:value-type="float" office:value="0.92" calcext:value-type="float">
            <text:p>0.92</text:p>
          </table:table-cell>
          <table:table-cell office:value-type="float" office:value="409.13" calcext:value-type="float">
            <text:p>409.13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10811" calcext:value-type="float">
            <text:p>10811</text:p>
          </table:table-cell>
          <table:table-cell office:value-type="float" office:value="0.26" calcext:value-type="float">
            <text:p>0.26</text:p>
          </table:table-cell>
          <table:table-cell office:value-type="float" office:value="745.11" calcext:value-type="float">
            <text:p>745.11</text:p>
          </table:table-cell>
          <table:table-cell office:value-type="float" office:value="0.94" calcext:value-type="float">
            <text:p>0.94</text:p>
          </table:table-cell>
          <table:table-cell office:value-type="float" office:value="445.99" calcext:value-type="float">
            <text:p>445.99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float" office:value="0.27" calcext:value-type="float">
            <text:p>0.27</text:p>
          </table:table-cell>
          <table:table-cell office:value-type="float" office:value="812.24" calcext:value-type="float">
            <text:p>812.24</text:p>
          </table:table-cell>
          <table:table-cell office:value-type="float" office:value="1.03" calcext:value-type="float">
            <text:p>1.03</text:p>
          </table:table-cell>
          <table:table-cell office:value-type="float" office:value="484.21" calcext:value-type="float">
            <text:p>484.21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1761" calcext:value-type="float">
            <text:p>11761</text:p>
          </table:table-cell>
          <table:table-cell office:value-type="float" office:value="0.29" calcext:value-type="float">
            <text:p>0.29</text:p>
          </table:table-cell>
          <table:table-cell office:value-type="float" office:value="882.89" calcext:value-type="float">
            <text:p>882.89</text:p>
          </table:table-cell>
          <table:table-cell office:value-type="float" office:value="1.09" calcext:value-type="float">
            <text:p>1.09</text:p>
          </table:table-cell>
          <table:table-cell office:value-type="float" office:value="526.8" calcext:value-type="float">
            <text:p>526.8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0.3" calcext:value-type="float">
            <text:p>0.3</text:p>
          </table:table-cell>
          <table:table-cell office:value-type="float" office:value="958.42" calcext:value-type="float">
            <text:p>958.42</text:p>
          </table:table-cell>
          <table:table-cell office:value-type="float" office:value="1.16" calcext:value-type="float">
            <text:p>1.16</text:p>
          </table:table-cell>
          <table:table-cell office:value-type="float" office:value="572.47" calcext:value-type="float">
            <text:p>572.47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0.31" calcext:value-type="float">
            <text:p>0.31</text:p>
          </table:table-cell>
          <table:table-cell office:value-type="float" office:value="1039.07" calcext:value-type="float">
            <text:p>1039.07</text:p>
          </table:table-cell>
          <table:table-cell office:value-type="float" office:value="1.26" calcext:value-type="float">
            <text:p>1.26</text:p>
          </table:table-cell>
          <table:table-cell office:value-type="float" office:value="619.8" calcext:value-type="float">
            <text:p>619.8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float" office:value="0.32" calcext:value-type="float">
            <text:p>0.32</text:p>
          </table:table-cell>
          <table:table-cell office:value-type="float" office:value="1124.43" calcext:value-type="float">
            <text:p>1124.43</text:p>
          </table:table-cell>
          <table:table-cell office:value-type="float" office:value="1.28" calcext:value-type="float">
            <text:p>1.28</text:p>
          </table:table-cell>
          <table:table-cell office:value-type="float" office:value="668.7" calcext:value-type="float">
            <text:p>668.7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0.33" calcext:value-type="float">
            <text:p>0.33</text:p>
          </table:table-cell>
          <table:table-cell office:value-type="float" office:value="1214.22" calcext:value-type="float">
            <text:p>1214.22</text:p>
          </table:table-cell>
          <table:table-cell office:value-type="float" office:value="1.33" calcext:value-type="float">
            <text:p>1.33</text:p>
          </table:table-cell>
          <table:table-cell office:value-type="float" office:value="723.34" calcext:value-type="float">
            <text:p>723.34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float" office:value="0.35" calcext:value-type="float">
            <text:p>0.35</text:p>
          </table:table-cell>
          <table:table-cell office:value-type="float" office:value="1309.29" calcext:value-type="float">
            <text:p>1309.29</text:p>
          </table:table-cell>
          <table:table-cell office:value-type="float" office:value="1.41" calcext:value-type="float">
            <text:p>1.41</text:p>
          </table:table-cell>
          <table:table-cell office:value-type="float" office:value="781.65" calcext:value-type="float">
            <text:p>781.65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0.37" calcext:value-type="float">
            <text:p>0.37</text:p>
          </table:table-cell>
          <table:table-cell office:value-type="float" office:value="1410.85" calcext:value-type="float">
            <text:p>1410.85</text:p>
          </table:table-cell>
          <table:table-cell office:value-type="float" office:value="1.49" calcext:value-type="float">
            <text:p>1.49</text:p>
          </table:table-cell>
          <table:table-cell office:value-type="float" office:value="840.77" calcext:value-type="float">
            <text:p>840.77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0.37" calcext:value-type="float">
            <text:p>0.37</text:p>
          </table:table-cell>
          <table:table-cell office:value-type="float" office:value="1517.41" calcext:value-type="float">
            <text:p>1517.41</text:p>
          </table:table-cell>
          <table:table-cell office:value-type="float" office:value="1.54" calcext:value-type="float">
            <text:p>1.54</text:p>
          </table:table-cell>
          <table:table-cell office:value-type="float" office:value="902.73" calcext:value-type="float">
            <text:p>902.73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15961" calcext:value-type="float">
            <text:p>15961</text:p>
          </table:table-cell>
          <table:table-cell office:value-type="float" office:value="0.39" calcext:value-type="float">
            <text:p>0.39</text:p>
          </table:table-cell>
          <table:table-cell office:value-type="float" office:value="1630.95" calcext:value-type="float">
            <text:p>1630.95</text:p>
          </table:table-cell>
          <table:table-cell office:value-type="float" office:value="1.6" calcext:value-type="float">
            <text:p>1.6</text:p>
          </table:table-cell>
          <table:table-cell office:value-type="float" office:value="971.16" calcext:value-type="float">
            <text:p>971.16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float" office:value="0.4" calcext:value-type="float">
            <text:p>0.4</text:p>
          </table:table-cell>
          <table:table-cell office:value-type="float" office:value="1755.89" calcext:value-type="float">
            <text:p>1755.89</text:p>
          </table:table-cell>
          <table:table-cell office:value-type="float" office:value="1.65" calcext:value-type="float">
            <text:p>1.65</text:p>
          </table:table-cell>
          <table:table-cell office:value-type="float" office:value="1044.01" calcext:value-type="float">
            <text:p>1044.01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0.45" calcext:value-type="float">
            <text:p>0.45</text:p>
          </table:table-cell>
          <table:table-cell office:value-type="float" office:value="1874.61" calcext:value-type="float">
            <text:p>1874.61</text:p>
          </table:table-cell>
          <table:table-cell office:value-type="float" office:value="1.61" calcext:value-type="float">
            <text:p>1.61</text:p>
          </table:table-cell>
          <table:table-cell office:value-type="float" office:value="1116.77" calcext:value-type="float">
            <text:p>1116.77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0.45" calcext:value-type="float">
            <text:p>0.45</text:p>
          </table:table-cell>
          <table:table-cell office:value-type="float" office:value="2006.67" calcext:value-type="float">
            <text:p>2006.67</text:p>
          </table:table-cell>
          <table:table-cell office:value-type="float" office:value="1.7" calcext:value-type="float">
            <text:p>1.7</text:p>
          </table:table-cell>
          <table:table-cell office:value-type="float" office:value="1193.2" calcext:value-type="float">
            <text:p>1193.2</text:p>
          </table:table-cell>
          <table:table-cell office:value-type="float" office:value="11.37" calcext:value-type="float">
            <text:p>11.37</text:p>
          </table:table-cell>
        </table:table-row>
      </table:table>
      <table:table table:name="Sheet3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arraySize</text:p>
          </table:table-cell>
          <table:table-cell table:style-name="ce1" office:value-type="string" calcext:value-type="string">
            <text:p>tInsSort</text:p>
          </table:table-cell>
          <table:table-cell table:style-name="ce1" office:value-type="string" calcext:value-type="string">
            <text:p>tSelSort</text:p>
          </table:table-cell>
          <table:table-cell table:style-name="ce1" office:value-type="string" calcext:value-type="string">
            <text:p>tMergeSort</text:p>
          </table:table-cell>
          <table:table-cell table:style-name="ce1" office:value-type="string" calcext:value-type="string">
            <text:p>tQuickSort</text:p>
          </table:table-cell>
          <table:table-cell table:style-name="ce1" office:value-type="string" calcext:value-type="string">
            <text:p>tHeapSor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53" calcext:value-type="float">
            <text:p>1.53</text:p>
          </table:table-cell>
          <table:table-cell office:value-type="float" office:value="2.52" calcext:value-type="float">
            <text:p>2.52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.42" calcext:value-type="float">
            <text:p>4.42</text:p>
          </table:table-cell>
          <table:table-cell office:value-type="float" office:value="6.73" calcext:value-type="float">
            <text:p>6.73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9.59" calcext:value-type="float">
            <text:p>9.59</text:p>
          </table:table-cell>
          <table:table-cell office:value-type="float" office:value="14.95" calcext:value-type="float">
            <text:p>14.95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8.4" calcext:value-type="float">
            <text:p>18.4</text:p>
          </table:table-cell>
          <table:table-cell office:value-type="float" office:value="28.84" calcext:value-type="float">
            <text:p>28.84</text:p>
          </table:table-cell>
          <table:table-cell office:value-type="float" office:value="1.23" calcext:value-type="float">
            <text:p>1.23</text:p>
          </table:table-cell>
          <table:table-cell office:value-type="float" office:value="1.32" calcext:value-type="float">
            <text:p>1.32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2.93" calcext:value-type="float">
            <text:p>32.93</text:p>
          </table:table-cell>
          <table:table-cell office:value-type="float" office:value="50.81" calcext:value-type="float">
            <text:p>50.81</text:p>
          </table:table-cell>
          <table:table-cell office:value-type="float" office:value="1.64" calcext:value-type="float">
            <text:p>1.64</text:p>
          </table:table-cell>
          <table:table-cell office:value-type="float" office:value="1.78" calcext:value-type="float">
            <text:p>1.7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54.57" calcext:value-type="float">
            <text:p>54.57</text:p>
          </table:table-cell>
          <table:table-cell office:value-type="float" office:value="83.73" calcext:value-type="float">
            <text:p>83.73</text:p>
          </table:table-cell>
          <table:table-cell office:value-type="float" office:value="2.17" calcext:value-type="float">
            <text:p>2.17</text:p>
          </table:table-cell>
          <table:table-cell office:value-type="float" office:value="2.39" calcext:value-type="float">
            <text:p>2.3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86.07" calcext:value-type="float">
            <text:p>86.07</text:p>
          </table:table-cell>
          <table:table-cell office:value-type="float" office:value="130.29" calcext:value-type="float">
            <text:p>130.29</text:p>
          </table:table-cell>
          <table:table-cell office:value-type="float" office:value="2.79" calcext:value-type="float">
            <text:p>2.79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25.57" calcext:value-type="float">
            <text:p>125.57</text:p>
          </table:table-cell>
          <table:table-cell office:value-type="float" office:value="194.08" calcext:value-type="float">
            <text:p>194.08</text:p>
          </table:table-cell>
          <table:table-cell office:value-type="float" office:value="3.43" calcext:value-type="float">
            <text:p>3.43</text:p>
          </table:table-cell>
          <table:table-cell office:value-type="float" office:value="3.76" calcext:value-type="float">
            <text:p>3.7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183.81" calcext:value-type="float">
            <text:p>183.81</text:p>
          </table:table-cell>
          <table:table-cell office:value-type="float" office:value="278.95" calcext:value-type="float">
            <text:p>278.95</text:p>
          </table:table-cell>
          <table:table-cell office:value-type="float" office:value="4.23" calcext:value-type="float">
            <text:p>4.23</text:p>
          </table:table-cell>
          <table:table-cell office:value-type="float" office:value="4.58" calcext:value-type="float">
            <text:p>4.58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256.23" calcext:value-type="float">
            <text:p>256.23</text:p>
          </table:table-cell>
          <table:table-cell office:value-type="float" office:value="389.2" calcext:value-type="float">
            <text:p>389.2</text:p>
          </table:table-cell>
          <table:table-cell office:value-type="float" office:value="5.09" calcext:value-type="float">
            <text:p>5.09</text:p>
          </table:table-cell>
          <table:table-cell office:value-type="float" office:value="5.46" calcext:value-type="float">
            <text:p>5.46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346.88" calcext:value-type="float">
            <text:p>346.88</text:p>
          </table:table-cell>
          <table:table-cell office:value-type="float" office:value="529.92" calcext:value-type="float">
            <text:p>529.92</text:p>
          </table:table-cell>
          <table:table-cell office:value-type="float" office:value="6.05" calcext:value-type="float">
            <text:p>6.05</text:p>
          </table:table-cell>
          <table:table-cell office:value-type="float" office:value="6.45" calcext:value-type="float">
            <text:p>6.45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461.91" calcext:value-type="float">
            <text:p>461.91</text:p>
          </table:table-cell>
          <table:table-cell office:value-type="float" office:value="706.91" calcext:value-type="float">
            <text:p>706.91</text:p>
          </table:table-cell>
          <table:table-cell office:value-type="float" office:value="7" calcext:value-type="float">
            <text:p>7</text:p>
          </table:table-cell>
          <table:table-cell office:value-type="float" office:value="7.54" calcext:value-type="float">
            <text:p>7.54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605.71" calcext:value-type="float">
            <text:p>605.71</text:p>
          </table:table-cell>
          <table:table-cell office:value-type="float" office:value="923.18" calcext:value-type="float">
            <text:p>923.18</text:p>
          </table:table-cell>
          <table:table-cell office:value-type="float" office:value="8.07" calcext:value-type="float">
            <text:p>8.07</text:p>
          </table:table-cell>
          <table:table-cell office:value-type="float" office:value="8.67" calcext:value-type="float">
            <text:p>8.67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float" office:value="770.62" calcext:value-type="float">
            <text:p>770.62</text:p>
          </table:table-cell>
          <table:table-cell office:value-type="float" office:value="1186.29" calcext:value-type="float">
            <text:p>1186.29</text:p>
          </table:table-cell>
          <table:table-cell office:value-type="float" office:value="9.41" calcext:value-type="float">
            <text:p>9.41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float" office:value="992.11" calcext:value-type="float">
            <text:p>992.11</text:p>
          </table:table-cell>
          <table:table-cell office:value-type="float" office:value="1502.2" calcext:value-type="float">
            <text:p>1502.2</text:p>
          </table:table-cell>
          <table:table-cell office:value-type="float" office:value="10.68" calcext:value-type="float">
            <text:p>10.68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float" office:value="1223.98" calcext:value-type="float">
            <text:p>1223.98</text:p>
          </table:table-cell>
          <table:table-cell office:value-type="float" office:value="1876.91" calcext:value-type="float">
            <text:p>1876.91</text:p>
          </table:table-cell>
          <table:table-cell office:value-type="float" office:value="12.1" calcext:value-type="float">
            <text:p>12.1</text:p>
          </table:table-cell>
          <table:table-cell office:value-type="float" office:value="12.76" calcext:value-type="float">
            <text:p>12.76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1511.13" calcext:value-type="float">
            <text:p>1511.13</text:p>
          </table:table-cell>
          <table:table-cell office:value-type="float" office:value="2317.23" calcext:value-type="float">
            <text:p>2317.23</text:p>
          </table:table-cell>
          <table:table-cell office:value-type="float" office:value="13.52" calcext:value-type="float">
            <text:p>13.5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4" calcext:value-type="float">
            <text:p>14.44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5.6484in" svg:y="0.5906in">
            <draw:object draw:notify-on-update-of-ranges="Sheet4.A1:Sheet4.A1 Sheet4.A2:Sheet4.A60 Sheet4.B1:Sheet4.B1 Sheet4.B2:Sheet4.B60 Sheet4.C1:Sheet4.C1 Sheet4.C2:Sheet4.C60 Sheet4.D1:Sheet4.D1 Sheet4.D2:Sheet4.D60 Sheet4.E1:Sheet4.E1 Sheet4.E2:Sheet4.E60 Sheet4.F1:Sheet4.F1 Sheet4.F2:Sheet4.F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5.4909in" svg:y="5in">
            <draw:object draw:notify-on-update-of-ranges="Sheet4.A1:Sheet4.A1 Sheet4.A2:Sheet4.A60 Sheet4.D1:Sheet4.D1 Sheet4.D2:Sheet4.D60 Sheet4.E1:Sheet4.E1 Sheet4.E2:Sheet4.E60 Sheet4.F1:Sheet4.F1 Sheet4.F2:Sheet4.F6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arraySize</text:p>
          </table:table-cell>
          <table:table-cell table:style-name="ce1" office:value-type="string" calcext:value-type="string">
            <text:p>tInsSort</text:p>
          </table:table-cell>
          <table:table-cell table:style-name="ce1" office:value-type="string" calcext:value-type="string">
            <text:p>tSelSort</text:p>
          </table:table-cell>
          <table:table-cell table:style-name="ce1" office:value-type="string" calcext:value-type="string">
            <text:p>tMergeSort</text:p>
          </table:table-cell>
          <table:table-cell table:style-name="ce1" office:value-type="string" calcext:value-type="string">
            <text:p>tQuickSort</text:p>
          </table:table-cell>
          <table:table-cell table:style-name="ce1" office:value-type="string" calcext:value-type="string">
            <text:p>tHeapSo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87" calcext:value-type="float">
            <text:p>0.87</text:p>
          </table:table-cell>
          <table:table-cell office:value-type="float" office:value="1.43" calcext:value-type="float">
            <text:p>1.43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33" calcext:value-type="float">
            <text:p>1.33</text:p>
          </table:table-cell>
          <table:table-cell office:value-type="float" office:value="2.09" calcext:value-type="float">
            <text:p>2.09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94" calcext:value-type="float">
            <text:p>1.94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65" calcext:value-type="float">
            <text:p>2.65</text:p>
          </table:table-cell>
          <table:table-cell office:value-type="float" office:value="4.11" calcext:value-type="float">
            <text:p>4.11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54" calcext:value-type="float">
            <text:p>3.54</text:p>
          </table:table-cell>
          <table:table-cell office:value-type="float" office:value="5.57" calcext:value-type="float">
            <text:p>5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.53" calcext:value-type="float">
            <text:p>4.53</text:p>
          </table:table-cell>
          <table:table-cell office:value-type="float" office:value="7.36" calcext:value-type="float">
            <text:p>7.36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3" calcext:value-type="float">
            <text:p>6.3</text:p>
          </table:table-cell>
          <table:table-cell office:value-type="float" office:value="9.66" calcext:value-type="float">
            <text:p>9.66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.76" calcext:value-type="float">
            <text:p>7.76</text:p>
          </table:table-cell>
          <table:table-cell office:value-type="float" office:value="12.22" calcext:value-type="float">
            <text:p>12.22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0.09" calcext:value-type="float">
            <text:p>10.09</text:p>
          </table:table-cell>
          <table:table-cell office:value-type="float" office:value="15.35" calcext:value-type="float">
            <text:p>15.35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2.32" calcext:value-type="float">
            <text:p>12.32</text:p>
          </table:table-cell>
          <table:table-cell office:value-type="float" office:value="19.13" calcext:value-type="float">
            <text:p>19.13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4.96" calcext:value-type="float">
            <text:p>14.96</text:p>
          </table:table-cell>
          <table:table-cell office:value-type="float" office:value="23.57" calcext:value-type="float">
            <text:p>23.57</text:p>
          </table:table-cell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8.41" calcext:value-type="float">
            <text:p>18.41</text:p>
          </table:table-cell>
          <table:table-cell office:value-type="float" office:value="28.73" calcext:value-type="float">
            <text:p>28.73</text:p>
          </table:table-cell>
          <table:table-cell office:value-type="float" office:value="1.27" calcext:value-type="float">
            <text:p>1.27</text:p>
          </table:table-cell>
          <table:table-cell office:value-type="float" office:value="1.31" calcext:value-type="float">
            <text:p>1.3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1.91" calcext:value-type="float">
            <text:p>21.91</text:p>
          </table:table-cell>
          <table:table-cell office:value-type="float" office:value="34.7" calcext:value-type="float">
            <text:p>34.7</text:p>
          </table:table-cell>
          <table:table-cell office:value-type="float" office:value="1.38" calcext:value-type="float">
            <text:p>1.38</text:p>
          </table:table-cell>
          <table:table-cell office:value-type="float" office:value="1.47" calcext:value-type="float">
            <text:p>1.47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6.26" calcext:value-type="float">
            <text:p>26.26</text:p>
          </table:table-cell>
          <table:table-cell office:value-type="float" office:value="41.48" calcext:value-type="float">
            <text:p>4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62" calcext:value-type="float">
            <text:p>1.6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1.65" calcext:value-type="float">
            <text:p>31.65</text:p>
          </table:table-cell>
          <table:table-cell office:value-type="float" office:value="49.3" calcext:value-type="float">
            <text:p>49.3</text:p>
          </table:table-cell>
          <table:table-cell office:value-type="float" office:value="1.68" calcext:value-type="float">
            <text:p>1.68</text:p>
          </table:table-cell>
          <table:table-cell office:value-type="float" office:value="1.78" calcext:value-type="float">
            <text:p>1.78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8.07" calcext:value-type="float">
            <text:p>38.07</text:p>
          </table:table-cell>
          <table:table-cell office:value-type="float" office:value="58.16" calcext:value-type="float">
            <text:p>58.16</text:p>
          </table:table-cell>
          <table:table-cell office:value-type="float" office:value="1.82" calcext:value-type="float">
            <text:p>1.82</text:p>
          </table:table-cell>
          <table:table-cell office:value-type="float" office:value="1.96" calcext:value-type="float">
            <text:p>1.96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43.61" calcext:value-type="float">
            <text:p>43.61</text:p>
          </table:table-cell>
          <table:table-cell office:value-type="float" office:value="68.2" calcext:value-type="float">
            <text:p>68.2</text:p>
          </table:table-cell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52.16" calcext:value-type="float">
            <text:p>52.16</text:p>
          </table:table-cell>
          <table:table-cell office:value-type="float" office:value="79.3" calcext:value-type="float">
            <text:p>79.3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59.43" calcext:value-type="float">
            <text:p>59.43</text:p>
          </table:table-cell>
          <table:table-cell office:value-type="float" office:value="92.11" calcext:value-type="float">
            <text:p>92.11</text:p>
          </table:table-cell>
          <table:table-cell office:value-type="float" office:value="2.41" calcext:value-type="float">
            <text:p>2.41</text:p>
          </table:table-cell>
          <table:table-cell office:value-type="float" office:value="2.47" calcext:value-type="float">
            <text:p>2.4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68.46" calcext:value-type="float">
            <text:p>68.46</text:p>
          </table:table-cell>
          <table:table-cell office:value-type="float" office:value="106.46" calcext:value-type="float">
            <text:p>106.46</text:p>
          </table:table-cell>
          <table:table-cell office:value-type="float" office:value="2.6" calcext:value-type="float">
            <text:p>2.6</text:p>
          </table:table-cell>
          <table:table-cell office:value-type="float" office:value="2.68" calcext:value-type="float">
            <text:p>2.68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78.81" calcext:value-type="float">
            <text:p>78.81</text:p>
          </table:table-cell>
          <table:table-cell office:value-type="float" office:value="121.56" calcext:value-type="float">
            <text:p>121.56</text:p>
          </table:table-cell>
          <table:table-cell office:value-type="float" office:value="2.81" calcext:value-type="float">
            <text:p>2.81</text:p>
          </table:table-cell>
          <table:table-cell office:value-type="float" office:value="2.89" calcext:value-type="float">
            <text:p>2.89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90.22" calcext:value-type="float">
            <text:p>90.22</text:p>
          </table:table-cell>
          <table:table-cell office:value-type="float" office:value="138.84" calcext:value-type="float">
            <text:p>138.84</text:p>
          </table:table-cell>
          <table:table-cell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102.51" calcext:value-type="float">
            <text:p>102.51</text:p>
          </table:table-cell>
          <table:table-cell office:value-type="float" office:value="158.72" calcext:value-type="float">
            <text:p>158.72</text:p>
          </table:table-cell>
          <table:table-cell office:value-type="float" office:value="3.23" calcext:value-type="float">
            <text:p>3.23</text:p>
          </table:table-cell>
          <table:table-cell office:value-type="float" office:value="3.37" calcext:value-type="float">
            <text:p>3.37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115.4" calcext:value-type="float">
            <text:p>115.4</text:p>
          </table:table-cell>
          <table:table-cell office:value-type="float" office:value="179.54" calcext:value-type="float">
            <text:p>179.54</text:p>
          </table:table-cell>
          <table:table-cell office:value-type="float" office:value="3.44" calcext:value-type="float">
            <text:p>3.44</text:p>
          </table:table-cell>
          <table:table-cell office:value-type="float" office:value="3.56" calcext:value-type="float">
            <text:p>3.56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134.08" calcext:value-type="float">
            <text:p>134.08</text:p>
          </table:table-cell>
          <table:table-cell office:value-type="float" office:value="202.36" calcext:value-type="float">
            <text:p>202.36</text:p>
          </table:table-cell>
          <table:table-cell office:value-type="float" office:value="3.65" calcext:value-type="float">
            <text:p>3.65</text:p>
          </table:table-cell>
          <table:table-cell office:value-type="float" office:value="3.85" calcext:value-type="float">
            <text:p>3.8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149.81" calcext:value-type="float">
            <text:p>149.81</text:p>
          </table:table-cell>
          <table:table-cell office:value-type="float" office:value="227.51" calcext:value-type="float">
            <text:p>227.51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67.87" calcext:value-type="float">
            <text:p>167.87</text:p>
          </table:table-cell>
          <table:table-cell office:value-type="float" office:value="253.91" calcext:value-type="float">
            <text:p>253.91</text:p>
          </table:table-cell>
          <table:table-cell office:value-type="float" office:value="4.14" calcext:value-type="float">
            <text:p>4.14</text:p>
          </table:table-cell>
          <table:table-cell office:value-type="float" office:value="4.3" calcext:value-type="float">
            <text:p>4.3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185.84" calcext:value-type="float">
            <text:p>185.84</text:p>
          </table:table-cell>
          <table:table-cell office:value-type="float" office:value="283.79" calcext:value-type="float">
            <text:p>283.79</text:p>
          </table:table-cell>
          <table:table-cell office:value-type="float" office:value="4.45" calcext:value-type="float">
            <text:p>4.45</text:p>
          </table:table-cell>
          <table:table-cell office:value-type="float" office:value="4.58" calcext:value-type="float">
            <text:p>4.58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209.61" calcext:value-type="float">
            <text:p>209.61</text:p>
          </table:table-cell>
          <table:table-cell office:value-type="float" office:value="315.78" calcext:value-type="float">
            <text:p>315.78</text:p>
          </table:table-cell>
          <table:table-cell office:value-type="float" office:value="4.73" calcext:value-type="float">
            <text:p>4.73</text:p>
          </table:table-cell>
          <table:table-cell office:value-type="float" office:value="4.87" calcext:value-type="float">
            <text:p>4.87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233.05" calcext:value-type="float">
            <text:p>233.05</text:p>
          </table:table-cell>
          <table:table-cell office:value-type="float" office:value="351.04" calcext:value-type="float">
            <text:p>351.04</text:p>
          </table:table-cell>
          <table:table-cell office:value-type="float" office:value="5.02" calcext:value-type="float">
            <text:p>5.02</text:p>
          </table:table-cell>
          <table:table-cell office:value-type="float" office:value="5.22" calcext:value-type="float">
            <text:p>5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255.3" calcext:value-type="float">
            <text:p>255.3</text:p>
          </table:table-cell>
          <table:table-cell office:value-type="float" office:value="388.39" calcext:value-type="float">
            <text:p>388.39</text:p>
          </table:table-cell>
          <table:table-cell office:value-type="float" office:value="5.31" calcext:value-type="float">
            <text:p>5.31</text:p>
          </table:table-cell>
          <table:table-cell office:value-type="float" office:value="5.54" calcext:value-type="float">
            <text:p>5.5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284.25" calcext:value-type="float">
            <text:p>284.25</text:p>
          </table:table-cell>
          <table:table-cell office:value-type="float" office:value="429.4" calcext:value-type="float">
            <text:p>429.4</text:p>
          </table:table-cell>
          <table:table-cell office:value-type="float" office:value="5.59" calcext:value-type="float">
            <text:p>5.59</text:p>
          </table:table-cell>
          <table:table-cell office:value-type="float" office:value="5.74" calcext:value-type="float">
            <text:p>5.7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float" office:value="309.44" calcext:value-type="float">
            <text:p>309.44</text:p>
          </table:table-cell>
          <table:table-cell office:value-type="float" office:value="473.21" calcext:value-type="float">
            <text:p>473.21</text:p>
          </table:table-cell>
          <table:table-cell office:value-type="float" office:value="5.95" calcext:value-type="float">
            <text:p>5.95</text:p>
          </table:table-cell>
          <table:table-cell office:value-type="float" office:value="6.13" calcext:value-type="float">
            <text:p>6.13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342.13" calcext:value-type="float">
            <text:p>342.13</text:p>
          </table:table-cell>
          <table:table-cell office:value-type="float" office:value="522.11" calcext:value-type="float">
            <text:p>522.11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376.33" calcext:value-type="float">
            <text:p>376.33</text:p>
          </table:table-cell>
          <table:table-cell office:value-type="float" office:value="572.07" calcext:value-type="float">
            <text:p>572.07</text:p>
          </table:table-cell>
          <table:table-cell office:value-type="float" office:value="6.53" calcext:value-type="float">
            <text:p>6.53</text:p>
          </table:table-cell>
          <table:table-cell office:value-type="float" office:value="6.71" calcext:value-type="float">
            <text:p>6.71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412.52" calcext:value-type="float">
            <text:p>412.52</text:p>
          </table:table-cell>
          <table:table-cell office:value-type="float" office:value="627.85" calcext:value-type="float">
            <text:p>627.85</text:p>
          </table:table-cell>
          <table:table-cell office:value-type="float" office:value="6.89" calcext:value-type="float">
            <text:p>6.89</text:p>
          </table:table-cell>
          <table:table-cell office:value-type="float" office:value="7.06" calcext:value-type="float">
            <text:p>7.06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450.21" calcext:value-type="float">
            <text:p>450.21</text:p>
          </table:table-cell>
          <table:table-cell office:value-type="float" office:value="685.24" calcext:value-type="float">
            <text:p>685.24</text:p>
          </table:table-cell>
          <table:table-cell office:value-type="float" office:value="7.17" calcext:value-type="float">
            <text:p>7.17</text:p>
          </table:table-cell>
          <table:table-cell office:value-type="float" office:value="7.42" calcext:value-type="float">
            <text:p>7.4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10811" calcext:value-type="float">
            <text:p>10811</text:p>
          </table:table-cell>
          <table:table-cell office:value-type="float" office:value="490.42" calcext:value-type="float">
            <text:p>490.42</text:p>
          </table:table-cell>
          <table:table-cell office:value-type="float" office:value="747.78" calcext:value-type="float">
            <text:p>747.78</text:p>
          </table:table-cell>
          <table:table-cell office:value-type="float" office:value="7.54" calcext:value-type="float">
            <text:p>7.54</text:p>
          </table:table-cell>
          <table:table-cell office:value-type="float" office:value="7.73" calcext:value-type="float">
            <text:p>7.73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float" office:value="530.6" calcext:value-type="float">
            <text:p>530.6</text:p>
          </table:table-cell>
          <table:table-cell office:value-type="float" office:value="814.83" calcext:value-type="float">
            <text:p>814.83</text:p>
          </table:table-cell>
          <table:table-cell office:value-type="float" office:value="7.93" calcext:value-type="float">
            <text:p>7.93</text:p>
          </table:table-cell>
          <table:table-cell office:value-type="float" office:value="8.08" calcext:value-type="float">
            <text:p>8.08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11761" calcext:value-type="float">
            <text:p>11761</text:p>
          </table:table-cell>
          <table:table-cell office:value-type="float" office:value="579.59" calcext:value-type="float">
            <text:p>579.59</text:p>
          </table:table-cell>
          <table:table-cell office:value-type="float" office:value="885.76" calcext:value-type="float">
            <text:p>885.76</text:p>
          </table:table-cell>
          <table:table-cell office:value-type="float" office:value="8.24" calcext:value-type="float">
            <text:p>8.24</text:p>
          </table:table-cell>
          <table:table-cell office:value-type="float" office:value="8.51" calcext:value-type="float">
            <text:p>8.51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629.9" calcext:value-type="float">
            <text:p>629.9</text:p>
          </table:table-cell>
          <table:table-cell office:value-type="float" office:value="961.15" calcext:value-type="float">
            <text:p>961.15</text:p>
          </table:table-cell>
          <table:table-cell office:value-type="float" office:value="8.57" calcext:value-type="float">
            <text:p>8.57</text:p>
          </table:table-cell>
          <table:table-cell office:value-type="float" office:value="8.87" calcext:value-type="float">
            <text:p>8.87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682.33" calcext:value-type="float">
            <text:p>682.33</text:p>
          </table:table-cell>
          <table:table-cell office:value-type="float" office:value="1041.6" calcext:value-type="float">
            <text:p>1041.6</text:p>
          </table:table-cell>
          <table:table-cell office:value-type="float" office:value="9.05" calcext:value-type="float">
            <text:p>9.05</text:p>
          </table:table-cell>
          <table:table-cell office:value-type="float" office:value="9.26" calcext:value-type="float">
            <text:p>9.26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float" office:value="728.55" calcext:value-type="float">
            <text:p>728.55</text:p>
          </table:table-cell>
          <table:table-cell office:value-type="float" office:value="1127.3" calcext:value-type="float">
            <text:p>1127.3</text:p>
          </table:table-cell>
          <table:table-cell office:value-type="float" office:value="9.52" calcext:value-type="float">
            <text:p>9.52</text:p>
          </table:table-cell>
          <table:table-cell office:value-type="float" office:value="9.65" calcext:value-type="float">
            <text:p>9.6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795.66" calcext:value-type="float">
            <text:p>795.66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9.95" calcext:value-type="float">
            <text:p>9.95</text:p>
          </table:table-cell>
          <table:table-cell office:value-type="float" office:value="10.05" calcext:value-type="float">
            <text:p>10.05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float" office:value="862.46" calcext:value-type="float">
            <text:p>862.46</text:p>
          </table:table-cell>
          <table:table-cell office:value-type="float" office:value="1313.66" calcext:value-type="float">
            <text:p>1313.66</text:p>
          </table:table-cell>
          <table:table-cell office:value-type="float" office:value="10.38" calcext:value-type="float">
            <text:p>10.38</text:p>
          </table:table-cell>
          <table:table-cell office:value-type="float" office:value="10.45" calcext:value-type="float">
            <text:p>10.45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922.85" calcext:value-type="float">
            <text:p>922.85</text:p>
          </table:table-cell>
          <table:table-cell office:value-type="float" office:value="1414.11" calcext:value-type="float">
            <text:p>1414.11</text:p>
          </table:table-cell>
          <table:table-cell office:value-type="float" office:value="10.84" calcext:value-type="float">
            <text:p>10.8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997.44" calcext:value-type="float">
            <text:p>997.44</text:p>
          </table:table-cell>
          <table:table-cell office:value-type="float" office:value="1520.87" calcext:value-type="float">
            <text:p>1520.87</text:p>
          </table:table-cell>
          <table:table-cell office:value-type="float" office:value="11.31" calcext:value-type="float">
            <text:p>11.31</text:p>
          </table:table-cell>
          <table:table-cell office:value-type="float" office:value="11.44" calcext:value-type="float">
            <text:p>11.44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15961" calcext:value-type="float">
            <text:p>15961</text:p>
          </table:table-cell>
          <table:table-cell office:value-type="float" office:value="1061.47" calcext:value-type="float">
            <text:p>1061.47</text:p>
          </table:table-cell>
          <table:table-cell office:value-type="float" office:value="1634.85" calcext:value-type="float">
            <text:p>1634.85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float" office:value="1142.93" calcext:value-type="float">
            <text:p>1142.93</text:p>
          </table:table-cell>
          <table:table-cell office:value-type="float" office:value="1752.77" calcext:value-type="float">
            <text:p>1752.77</text:p>
          </table:table-cell>
          <table:table-cell office:value-type="float" office:value="12.16" calcext:value-type="float">
            <text:p>12.16</text:p>
          </table:table-cell>
          <table:table-cell office:value-type="float" office:value="12.14" calcext:value-type="float">
            <text:p>12.14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232.63" calcext:value-type="float">
            <text:p>1232.63</text:p>
          </table:table-cell>
          <table:table-cell office:value-type="float" office:value="1877.91" calcext:value-type="float">
            <text:p>1877.91</text:p>
          </table:table-cell>
          <table:table-cell office:value-type="float" office:value="12.68" calcext:value-type="float">
            <text:p>12.68</text:p>
          </table:table-cell>
          <table:table-cell office:value-type="float" office:value="12.65" calcext:value-type="float">
            <text:p>12.65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1314.34" calcext:value-type="float">
            <text:p>1314.34</text:p>
          </table:table-cell>
          <table:table-cell office:value-type="float" office:value="2013.28" calcext:value-type="float">
            <text:p>2013.28</text:p>
          </table:table-cell>
          <table:table-cell office:value-type="float" office:value="13.15" calcext:value-type="float">
            <text:p>13.15</text:p>
          </table:table-cell>
          <table:table-cell office:value-type="float" office:value="13.25" calcext:value-type="float">
            <text:p>13.25</text:p>
          </table:table-cell>
          <table:table-cell office:value-type="float" office:value="13.24" calcext:value-type="float">
            <text:p>13.24</text:p>
          </table:table-cell>
        </table:table-row>
      </table:table>
      <table:table table:name="Sheet5" table:style-name="ta1">
        <table:shapes>
          <draw:frame draw:z-index="0" draw:style-name="gr1" draw:text-style-name="P1" svg:width="9.5717in" svg:height="6.3476in" svg:x="3.5988in" svg:y="0.0417in">
            <draw:object draw:notify-on-update-of-ranges="Sheet5.A2:Sheet5.A100 Sheet5.B1:Sheet5.B1 Sheet5.B2:Sheet5.B100 Sheet5.C1:Sheet5.C1 Sheet5.C2:Sheet5.C100 Sheet5.D1:Sheet5.D1 Sheet5.D2:Sheet5.D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rraySize</text:p>
          </table:table-cell>
          <table:table-cell table:style-name="ce1" office:value-type="string" calcext:value-type="string">
            <text:p>tMergeSort</text:p>
          </table:table-cell>
          <table:table-cell table:style-name="ce1" office:value-type="string" calcext:value-type="string">
            <text:p>tQuickSort</text:p>
          </table:table-cell>
          <table:table-cell table:style-name="ce1" office:value-type="string" calcext:value-type="string">
            <text:p>tHeapSor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.77" calcext:value-type="float">
            <text:p>1.77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3.77" calcext:value-type="float">
            <text:p>3.77</text:p>
          </table:table-cell>
          <table:table-cell office:value-type="float" office:value="4.11" calcext:value-type="float">
            <text:p>4.1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6.67" calcext:value-type="float">
            <text:p>6.67</text:p>
          </table:table-cell>
          <table:table-cell office:value-type="float" office:value="7.14" calcext:value-type="float">
            <text:p>7.14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0.44" calcext:value-type="float">
            <text:p>10.44</text:p>
          </table:table-cell>
          <table:table-cell office:value-type="float" office:value="11.1" calcext:value-type="float">
            <text:p>11.1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14.85" calcext:value-type="float">
            <text:p>14.85</text:p>
          </table:table-cell>
          <table:table-cell office:value-type="float" office:value="15.92" calcext:value-type="float">
            <text:p>15.92</text:p>
          </table:table-cell>
          <table:table-cell office:value-type="float" office:value="16.09" calcext:value-type="float">
            <text:p>16.09</text:p>
          </table:table-cell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20.54" calcext:value-type="float">
            <text:p>20.54</text:p>
          </table:table-cell>
          <table:table-cell office:value-type="float" office:value="21.56" calcext:value-type="float">
            <text:p>21.56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27.28" calcext:value-type="float">
            <text:p>27.28</text:p>
          </table:table-cell>
          <table:table-cell office:value-type="float" office:value="28.2" calcext:value-type="float">
            <text:p>28.2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45001" calcext:value-type="float">
            <text:p>45001</text:p>
          </table:table-cell>
          <table:table-cell office:value-type="float" office:value="34.1" calcext:value-type="float">
            <text:p>34.1</text:p>
          </table:table-cell>
          <table:table-cell office:value-type="float" office:value="36.25" calcext:value-type="float">
            <text:p>36.25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55001" calcext:value-type="float">
            <text:p>55001</text:p>
          </table:table-cell>
          <table:table-cell office:value-type="float" office:value="43.07" calcext:value-type="float">
            <text:p>43.07</text:p>
          </table:table-cell>
          <table:table-cell office:value-type="float" office:value="44.58" calcext:value-type="float">
            <text:p>44.58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float" office:value="52.28" calcext:value-type="float">
            <text:p>52.28</text:p>
          </table:table-cell>
          <table:table-cell office:value-type="float" office:value="53.98" calcext:value-type="float">
            <text:p>53.98</text:p>
          </table:table-cell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float" office:value="78001" calcext:value-type="float">
            <text:p>78001</text:p>
          </table:table-cell>
          <table:table-cell office:value-type="float" office:value="62.41" calcext:value-type="float">
            <text:p>62.41</text:p>
          </table:table-cell>
          <table:table-cell office:value-type="float" office:value="64.34" calcext:value-type="float">
            <text:p>64.34</text:p>
          </table:table-cell>
          <table:table-cell office:value-type="float" office:value="69.08" calcext:value-type="float">
            <text:p>69.08</text:p>
          </table:table-cell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float" office:value="73.11" calcext:value-type="float">
            <text:p>73.11</text:p>
          </table:table-cell>
          <table:table-cell office:value-type="float" office:value="76.62" calcext:value-type="float">
            <text:p>76.62</text:p>
          </table:table-cell>
          <table:table-cell office:value-type="float" office:value="81.84" calcext:value-type="float">
            <text:p>81.84</text:p>
          </table:table-cell>
        </table:table-row>
        <table:table-row table:style-name="ro1">
          <table:table-cell office:value-type="float" office:value="105001" calcext:value-type="float">
            <text:p>105001</text:p>
          </table:table-cell>
          <table:table-cell office:value-type="float" office:value="85.91" calcext:value-type="float">
            <text:p>85.91</text:p>
          </table:table-cell>
          <table:table-cell office:value-type="float" office:value="88.79" calcext:value-type="float">
            <text:p>88.79</text:p>
          </table:table-cell>
          <table:table-cell office:value-type="float" office:value="95.81" calcext:value-type="float">
            <text:p>95.81</text:p>
          </table:table-cell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float" office:value="99.49" calcext:value-type="float">
            <text:p>99.49</text:p>
          </table:table-cell>
          <table:table-cell office:value-type="float" office:value="102.16" calcext:value-type="float">
            <text:p>102.16</text:p>
          </table:table-cell>
          <table:table-cell office:value-type="float" office:value="110.98" calcext:value-type="float">
            <text:p>110.98</text:p>
          </table:table-cell>
        </table:table-row>
        <table:table-row table:style-name="ro1">
          <table:table-cell office:value-type="float" office:value="136001" calcext:value-type="float">
            <text:p>136001</text:p>
          </table:table-cell>
          <table:table-cell office:value-type="float" office:value="114.34" calcext:value-type="float">
            <text:p>114.34</text:p>
          </table:table-cell>
          <table:table-cell office:value-type="float" office:value="116.59" calcext:value-type="float">
            <text:p>116.59</text:p>
          </table:table-cell>
          <table:table-cell office:value-type="float" office:value="127.24" calcext:value-type="float">
            <text:p>127.24</text:p>
          </table:table-cell>
        </table:table-row>
        <table:table-row table:style-name="ro1">
          <table:table-cell office:value-type="float" office:value="153001" calcext:value-type="float">
            <text:p>153001</text:p>
          </table:table-cell>
          <table:table-cell office:value-type="float" office:value="129.22" calcext:value-type="float">
            <text:p>129.22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91" calcext:value-type="float">
            <text:p>144.91</text:p>
          </table:table-cell>
        </table:table-row>
        <table:table-row table:style-name="ro1">
          <table:table-cell office:value-type="float" office:value="171001" calcext:value-type="float">
            <text:p>171001</text:p>
          </table:table-cell>
          <table:table-cell office:value-type="float" office:value="144.5" calcext:value-type="float">
            <text:p>144.5</text:p>
          </table:table-cell>
          <table:table-cell office:value-type="float" office:value="147.91" calcext:value-type="float">
            <text:p>147.91</text:p>
          </table:table-cell>
          <table:table-cell office:value-type="float" office:value="163.89" calcext:value-type="float">
            <text:p>163.89</text:p>
          </table:table-cell>
        </table:table-row>
        <table:table-row table:style-name="ro1">
          <table:table-cell office:value-type="float" office:value="190001" calcext:value-type="float">
            <text:p>190001</text:p>
          </table:table-cell>
          <table:table-cell office:value-type="float" office:value="161.13" calcext:value-type="float">
            <text:p>161.13</text:p>
          </table:table-cell>
          <table:table-cell office:value-type="float" office:value="166.33" calcext:value-type="float">
            <text:p>166.33</text:p>
          </table:table-cell>
          <table:table-cell office:value-type="float" office:value="183.85" calcext:value-type="float">
            <text:p>183.85</text:p>
          </table:table-cell>
        </table:table-row>
        <table:table-row table:style-name="ro1">
          <table:table-cell office:value-type="float" office:value="210001" calcext:value-type="float">
            <text:p>210001</text:p>
          </table:table-cell>
          <table:table-cell office:value-type="float" office:value="181.34" calcext:value-type="float">
            <text:p>181.34</text:p>
          </table:table-cell>
          <table:table-cell office:value-type="float" office:value="185.29" calcext:value-type="float">
            <text:p>185.29</text:p>
          </table:table-cell>
          <table:table-cell office:value-type="float" office:value="204.9" calcext:value-type="float">
            <text:p>204.9</text:p>
          </table:table-cell>
        </table:table-row>
        <table:table-row table:style-name="ro1">
          <table:table-cell office:value-type="float" office:value="231001" calcext:value-type="float">
            <text:p>231001</text:p>
          </table:table-cell>
          <table:table-cell office:value-type="float" office:value="201.48" calcext:value-type="float">
            <text:p>201.48</text:p>
          </table:table-cell>
          <table:table-cell office:value-type="float" office:value="204.6" calcext:value-type="float">
            <text:p>204.6</text:p>
          </table:table-cell>
          <table:table-cell office:value-type="float" office:value="227.82" calcext:value-type="float">
            <text:p>227.82</text:p>
          </table:table-cell>
        </table:table-row>
        <table:table-row table:style-name="ro1">
          <table:table-cell office:value-type="float" office:value="253001" calcext:value-type="float">
            <text:p>253001</text:p>
          </table:table-cell>
          <table:table-cell office:value-type="float" office:value="221.96" calcext:value-type="float">
            <text:p>221.96</text:p>
          </table:table-cell>
          <table:table-cell office:value-type="float" office:value="225.47" calcext:value-type="float">
            <text:p>225.47</text:p>
          </table:table-cell>
          <table:table-cell office:value-type="float" office:value="251.52" calcext:value-type="float">
            <text:p>251.52</text:p>
          </table:table-cell>
        </table:table-row>
        <table:table-row table:style-name="ro1">
          <table:table-cell office:value-type="float" office:value="276001" calcext:value-type="float">
            <text:p>276001</text:p>
          </table:table-cell>
          <table:table-cell office:value-type="float" office:value="244.76" calcext:value-type="float">
            <text:p>244.76</text:p>
          </table:table-cell>
          <table:table-cell office:value-type="float" office:value="248.28" calcext:value-type="float">
            <text:p>248.28</text:p>
          </table:table-cell>
          <table:table-cell office:value-type="float" office:value="276.05" calcext:value-type="float">
            <text:p>276.05</text:p>
          </table:table-cell>
        </table:table-row>
        <table:table-row table:style-name="ro1">
          <table:table-cell office:value-type="float" office:value="300001" calcext:value-type="float">
            <text:p>300001</text:p>
          </table:table-cell>
          <table:table-cell office:value-type="float" office:value="267.08" calcext:value-type="float">
            <text:p>267.08</text:p>
          </table:table-cell>
          <table:table-cell office:value-type="float" office:value="270.25" calcext:value-type="float">
            <text:p>270.2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25001" calcext:value-type="float">
            <text:p>325001</text:p>
          </table:table-cell>
          <table:table-cell office:value-type="float" office:value="288.81" calcext:value-type="float">
            <text:p>288.81</text:p>
          </table:table-cell>
          <table:table-cell office:value-type="float" office:value="295.76" calcext:value-type="float">
            <text:p>295.76</text:p>
          </table:table-cell>
          <table:table-cell office:value-type="float" office:value="330.74" calcext:value-type="float">
            <text:p>330.74</text:p>
          </table:table-cell>
        </table:table-row>
        <table:table-row table:style-name="ro1">
          <table:table-cell office:value-type="float" office:value="351001" calcext:value-type="float">
            <text:p>351001</text:p>
          </table:table-cell>
          <table:table-cell office:value-type="float" office:value="313.15" calcext:value-type="float">
            <text:p>313.15</text:p>
          </table:table-cell>
          <table:table-cell office:value-type="float" office:value="319.45" calcext:value-type="float">
            <text:p>319.45</text:p>
          </table:table-cell>
          <table:table-cell office:value-type="float" office:value="360.36" calcext:value-type="float">
            <text:p>360.36</text:p>
          </table:table-cell>
        </table:table-row>
        <table:table-row table:style-name="ro1">
          <table:table-cell office:value-type="float" office:value="378001" calcext:value-type="float">
            <text:p>378001</text:p>
          </table:table-cell>
          <table:table-cell office:value-type="float" office:value="338.02" calcext:value-type="float">
            <text:p>338.02</text:p>
          </table:table-cell>
          <table:table-cell office:value-type="float" office:value="349.63" calcext:value-type="float">
            <text:p>349.63</text:p>
          </table:table-cell>
          <table:table-cell office:value-type="float" office:value="391.34" calcext:value-type="float">
            <text:p>391.34</text:p>
          </table:table-cell>
        </table:table-row>
        <table:table-row table:style-name="ro1">
          <table:table-cell office:value-type="float" office:value="406001" calcext:value-type="float">
            <text:p>406001</text:p>
          </table:table-cell>
          <table:table-cell office:value-type="float" office:value="366.2" calcext:value-type="float">
            <text:p>366.2</text:p>
          </table:table-cell>
          <table:table-cell office:value-type="float" office:value="376.06" calcext:value-type="float">
            <text:p>376.06</text:p>
          </table:table-cell>
          <table:table-cell office:value-type="float" office:value="422.94" calcext:value-type="float">
            <text:p>422.94</text:p>
          </table:table-cell>
        </table:table-row>
        <table:table-row table:style-name="ro1">
          <table:table-cell office:value-type="float" office:value="435001" calcext:value-type="float">
            <text:p>435001</text:p>
          </table:table-cell>
          <table:table-cell office:value-type="float" office:value="397.09" calcext:value-type="float">
            <text:p>397.09</text:p>
          </table:table-cell>
          <table:table-cell office:value-type="float" office:value="400.6" calcext:value-type="float">
            <text:p>400.6</text:p>
          </table:table-cell>
          <table:table-cell office:value-type="float" office:value="456.31" calcext:value-type="float">
            <text:p>456.31</text:p>
          </table:table-cell>
        </table:table-row>
        <table:table-row table:style-name="ro1">
          <table:table-cell office:value-type="float" office:value="465001" calcext:value-type="float">
            <text:p>465001</text:p>
          </table:table-cell>
          <table:table-cell office:value-type="float" office:value="426.32" calcext:value-type="float">
            <text:p>426.32</text:p>
          </table:table-cell>
          <table:table-cell office:value-type="float" office:value="429.26" calcext:value-type="float">
            <text:p>429.26</text:p>
          </table:table-cell>
          <table:table-cell office:value-type="float" office:value="491.87" calcext:value-type="float">
            <text:p>491.87</text:p>
          </table:table-cell>
        </table:table-row>
        <table:table-row table:style-name="ro1">
          <table:table-cell office:value-type="float" office:value="496001" calcext:value-type="float">
            <text:p>496001</text:p>
          </table:table-cell>
          <table:table-cell office:value-type="float" office:value="457.24" calcext:value-type="float">
            <text:p>457.24</text:p>
          </table:table-cell>
          <table:table-cell office:value-type="float" office:value="461.6" calcext:value-type="float">
            <text:p>461.6</text:p>
          </table:table-cell>
          <table:table-cell office:value-type="float" office:value="530.12" calcext:value-type="float">
            <text:p>530.12</text:p>
          </table:table-cell>
        </table:table-row>
        <table:table-row table:style-name="ro1">
          <table:table-cell office:value-type="float" office:value="528001" calcext:value-type="float">
            <text:p>528001</text:p>
          </table:table-cell>
          <table:table-cell office:value-type="float" office:value="489.28" calcext:value-type="float">
            <text:p>489.28</text:p>
          </table:table-cell>
          <table:table-cell office:value-type="float" office:value="491.62" calcext:value-type="float">
            <text:p>491.62</text:p>
          </table:table-cell>
          <table:table-cell office:value-type="float" office:value="565.68" calcext:value-type="float">
            <text:p>565.68</text:p>
          </table:table-cell>
        </table:table-row>
        <table:table-row table:style-name="ro1">
          <table:table-cell office:value-type="float" office:value="561001" calcext:value-type="float">
            <text:p>561001</text:p>
          </table:table-cell>
          <table:table-cell office:value-type="float" office:value="523.18" calcext:value-type="float">
            <text:p>523.18</text:p>
          </table:table-cell>
          <table:table-cell office:value-type="float" office:value="523.36" calcext:value-type="float">
            <text:p>523.36</text:p>
          </table:table-cell>
          <table:table-cell office:value-type="float" office:value="606.86" calcext:value-type="float">
            <text:p>606.86</text:p>
          </table:table-cell>
        </table:table-row>
        <table:table-row table:style-name="ro1">
          <table:table-cell office:value-type="float" office:value="595001" calcext:value-type="float">
            <text:p>595001</text:p>
          </table:table-cell>
          <table:table-cell office:value-type="float" office:value="556.21" calcext:value-type="float">
            <text:p>556.21</text:p>
          </table:table-cell>
          <table:table-cell office:value-type="float" office:value="558.78" calcext:value-type="float">
            <text:p>558.78</text:p>
          </table:table-cell>
          <table:table-cell office:value-type="float" office:value="650.7" calcext:value-type="float">
            <text:p>650.7</text:p>
          </table:table-cell>
        </table:table-row>
        <table:table-row table:style-name="ro1">
          <table:table-cell office:value-type="float" office:value="630001" calcext:value-type="float">
            <text:p>630001</text:p>
          </table:table-cell>
          <table:table-cell office:value-type="float" office:value="589.33" calcext:value-type="float">
            <text:p>589.33</text:p>
          </table:table-cell>
          <table:table-cell office:value-type="float" office:value="593.89" calcext:value-type="float">
            <text:p>593.89</text:p>
          </table:table-cell>
          <table:table-cell office:value-type="float" office:value="690.79" calcext:value-type="float">
            <text:p>690.79</text:p>
          </table:table-cell>
        </table:table-row>
        <table:table-row table:style-name="ro1">
          <table:table-cell office:value-type="float" office:value="666001" calcext:value-type="float">
            <text:p>666001</text:p>
          </table:table-cell>
          <table:table-cell office:value-type="float" office:value="622.07" calcext:value-type="float">
            <text:p>622.07</text:p>
          </table:table-cell>
          <table:table-cell office:value-type="float" office:value="630.67" calcext:value-type="float">
            <text:p>630.67</text:p>
          </table:table-cell>
          <table:table-cell office:value-type="float" office:value="738.11" calcext:value-type="float">
            <text:p>738.11</text:p>
          </table:table-cell>
        </table:table-row>
        <table:table-row table:style-name="ro1">
          <table:table-cell office:value-type="float" office:value="703001" calcext:value-type="float">
            <text:p>703001</text:p>
          </table:table-cell>
          <table:table-cell office:value-type="float" office:value="659.06" calcext:value-type="float">
            <text:p>659.06</text:p>
          </table:table-cell>
          <table:table-cell office:value-type="float" office:value="671.07" calcext:value-type="float">
            <text:p>671.07</text:p>
          </table:table-cell>
          <table:table-cell office:value-type="float" office:value="784.25" calcext:value-type="float">
            <text:p>784.25</text:p>
          </table:table-cell>
        </table:table-row>
        <table:table-row table:style-name="ro1">
          <table:table-cell office:value-type="float" office:value="741001" calcext:value-type="float">
            <text:p>741001</text:p>
          </table:table-cell>
          <table:table-cell office:value-type="float" office:value="695.83" calcext:value-type="float">
            <text:p>695.83</text:p>
          </table:table-cell>
          <table:table-cell office:value-type="float" office:value="706.63" calcext:value-type="float">
            <text:p>706.63</text:p>
          </table:table-cell>
          <table:table-cell office:value-type="float" office:value="835.23" calcext:value-type="float">
            <text:p>835.23</text:p>
          </table:table-cell>
        </table:table-row>
        <table:table-row table:style-name="ro1">
          <table:table-cell office:value-type="float" office:value="780001" calcext:value-type="float">
            <text:p>780001</text:p>
          </table:table-cell>
          <table:table-cell office:value-type="float" office:value="732.33" calcext:value-type="float">
            <text:p>732.33</text:p>
          </table:table-cell>
          <table:table-cell office:value-type="float" office:value="742.91" calcext:value-type="float">
            <text:p>742.91</text:p>
          </table:table-cell>
          <table:table-cell office:value-type="float" office:value="886.33" calcext:value-type="float">
            <text:p>886.33</text:p>
          </table:table-cell>
        </table:table-row>
        <table:table-row table:style-name="ro1">
          <table:table-cell office:value-type="float" office:value="820001" calcext:value-type="float">
            <text:p>820001</text:p>
          </table:table-cell>
          <table:table-cell office:value-type="float" office:value="778.48" calcext:value-type="float">
            <text:p>778.48</text:p>
          </table:table-cell>
          <table:table-cell office:value-type="float" office:value="783.93" calcext:value-type="float">
            <text:p>783.93</text:p>
          </table:table-cell>
          <table:table-cell office:value-type="float" office:value="936.14" calcext:value-type="float">
            <text:p>936.14</text:p>
          </table:table-cell>
        </table:table-row>
        <table:table-row table:style-name="ro1">
          <table:table-cell office:value-type="float" office:value="861001" calcext:value-type="float">
            <text:p>861001</text:p>
          </table:table-cell>
          <table:table-cell office:value-type="float" office:value="824.1" calcext:value-type="float">
            <text:p>824.1</text:p>
          </table:table-cell>
          <table:table-cell office:value-type="float" office:value="821.8" calcext:value-type="float">
            <text:p>821.8</text:p>
          </table:table-cell>
          <table:table-cell office:value-type="float" office:value="991.57" calcext:value-type="float">
            <text:p>991.57</text:p>
          </table:table-cell>
        </table:table-row>
        <table:table-row table:style-name="ro1">
          <table:table-cell office:value-type="float" office:value="903001" calcext:value-type="float">
            <text:p>903001</text:p>
          </table:table-cell>
          <table:table-cell office:value-type="float" office:value="867.65" calcext:value-type="float">
            <text:p>867.65</text:p>
          </table:table-cell>
          <table:table-cell office:value-type="float" office:value="867.16" calcext:value-type="float">
            <text:p>867.16</text:p>
          </table:table-cell>
          <table:table-cell office:value-type="float" office:value="1049.01" calcext:value-type="float">
            <text:p>1049.01</text:p>
          </table:table-cell>
        </table:table-row>
        <table:table-row table:style-name="ro1">
          <table:table-cell office:value-type="float" office:value="946001" calcext:value-type="float">
            <text:p>946001</text:p>
          </table:table-cell>
          <table:table-cell office:value-type="float" office:value="912.14" calcext:value-type="float">
            <text:p>912.14</text:p>
          </table:table-cell>
          <table:table-cell office:value-type="float" office:value="911.69" calcext:value-type="float">
            <text:p>911.69</text:p>
          </table:table-cell>
          <table:table-cell office:value-type="float" office:value="1111.51" calcext:value-type="float">
            <text:p>1111.51</text:p>
          </table:table-cell>
        </table:table-row>
        <table:table-row table:style-name="ro1">
          <table:table-cell office:value-type="float" office:value="990001" calcext:value-type="float">
            <text:p>990001</text:p>
          </table:table-cell>
          <table:table-cell office:value-type="float" office:value="957.27" calcext:value-type="float">
            <text:p>957.27</text:p>
          </table:table-cell>
          <table:table-cell office:value-type="float" office:value="953.91" calcext:value-type="float">
            <text:p>953.91</text:p>
          </table:table-cell>
          <table:table-cell office:value-type="float" office:value="1176.26" calcext:value-type="float">
            <text:p>1176.26</text:p>
          </table:table-cell>
        </table:table-row>
        <table:table-row table:style-name="ro1">
          <table:table-cell office:value-type="float" office:value="1035001" calcext:value-type="float">
            <text:p>1035001</text:p>
          </table:table-cell>
          <table:table-cell office:value-type="float" office:value="1003.14" calcext:value-type="float">
            <text:p>1003.14</text:p>
          </table:table-cell>
          <table:table-cell office:value-type="float" office:value="1008.4" calcext:value-type="float">
            <text:p>1008.4</text:p>
          </table:table-cell>
          <table:table-cell office:value-type="float" office:value="1238.77" calcext:value-type="float">
            <text:p>1238.77</text:p>
          </table:table-cell>
        </table:table-row>
        <table:table-row table:style-name="ro1">
          <table:table-cell office:value-type="float" office:value="1081001" calcext:value-type="float">
            <text:p>1081001</text:p>
          </table:table-cell>
          <table:table-cell office:value-type="float" office:value="1054.04" calcext:value-type="float">
            <text:p>1054.04</text:p>
          </table:table-cell>
          <table:table-cell office:value-type="float" office:value="1052.87" calcext:value-type="float">
            <text:p>1052.87</text:p>
          </table:table-cell>
          <table:table-cell office:value-type="float" office:value="1301.7" calcext:value-type="float">
            <text:p>1301.7</text:p>
          </table:table-cell>
        </table:table-row>
        <table:table-row table:style-name="ro1">
          <table:table-cell office:value-type="float" office:value="1128001" calcext:value-type="float">
            <text:p>1128001</text:p>
          </table:table-cell>
          <table:table-cell office:value-type="float" office:value="1103.81" calcext:value-type="float">
            <text:p>1103.81</text:p>
          </table:table-cell>
          <table:table-cell office:value-type="float" office:value="1103.58" calcext:value-type="float">
            <text:p>1103.58</text:p>
          </table:table-cell>
          <table:table-cell office:value-type="float" office:value="1367.82" calcext:value-type="float">
            <text:p>1367.82</text:p>
          </table:table-cell>
        </table:table-row>
        <table:table-row table:style-name="ro1">
          <table:table-cell office:value-type="float" office:value="1176001" calcext:value-type="float">
            <text:p>1176001</text:p>
          </table:table-cell>
          <table:table-cell office:value-type="float" office:value="1152.31" calcext:value-type="float">
            <text:p>1152.31</text:p>
          </table:table-cell>
          <table:table-cell office:value-type="float" office:value="1145.23" calcext:value-type="float">
            <text:p>1145.23</text:p>
          </table:table-cell>
          <table:table-cell office:value-type="float" office:value="1436.15" calcext:value-type="float">
            <text:p>1436.15</text:p>
          </table:table-cell>
        </table:table-row>
        <table:table-row table:style-name="ro1">
          <table:table-cell office:value-type="float" office:value="1225001" calcext:value-type="float">
            <text:p>1225001</text:p>
          </table:table-cell>
          <table:table-cell office:value-type="float" office:value="1200.53" calcext:value-type="float">
            <text:p>1200.53</text:p>
          </table:table-cell>
          <table:table-cell office:value-type="float" office:value="1198.16" calcext:value-type="float">
            <text:p>1198.16</text:p>
          </table:table-cell>
          <table:table-cell office:value-type="float" office:value="1510.76" calcext:value-type="float">
            <text:p>1510.76</text:p>
          </table:table-cell>
        </table:table-row>
        <table:table-row table:style-name="ro1">
          <table:table-cell office:value-type="float" office:value="1275001" calcext:value-type="float">
            <text:p>1275001</text:p>
          </table:table-cell>
          <table:table-cell office:value-type="float" office:value="1248.75" calcext:value-type="float">
            <text:p>1248.75</text:p>
          </table:table-cell>
          <table:table-cell office:value-type="float" office:value="1251.68" calcext:value-type="float">
            <text:p>1251.68</text:p>
          </table:table-cell>
          <table:table-cell office:value-type="float" office:value="1586.76" calcext:value-type="float">
            <text:p>1586.76</text:p>
          </table:table-cell>
        </table:table-row>
        <table:table-row table:style-name="ro1">
          <table:table-cell office:value-type="float" office:value="1326001" calcext:value-type="float">
            <text:p>1326001</text:p>
          </table:table-cell>
          <table:table-cell office:value-type="float" office:value="1297.57" calcext:value-type="float">
            <text:p>1297.57</text:p>
          </table:table-cell>
          <table:table-cell office:value-type="float" office:value="1311.78" calcext:value-type="float">
            <text:p>1311.78</text:p>
          </table:table-cell>
          <table:table-cell office:value-type="float" office:value="1659.51" calcext:value-type="float">
            <text:p>1659.51</text:p>
          </table:table-cell>
        </table:table-row>
        <table:table-row table:style-name="ro1">
          <table:table-cell office:value-type="float" office:value="1378001" calcext:value-type="float">
            <text:p>1378001</text:p>
          </table:table-cell>
          <table:table-cell office:value-type="float" office:value="1353.16" calcext:value-type="float">
            <text:p>1353.16</text:p>
          </table:table-cell>
          <table:table-cell office:value-type="float" office:value="1357.89" calcext:value-type="float">
            <text:p>1357.89</text:p>
          </table:table-cell>
          <table:table-cell office:value-type="float" office:value="1734.51" calcext:value-type="float">
            <text:p>1734.51</text:p>
          </table:table-cell>
        </table:table-row>
        <table:table-row table:style-name="ro1">
          <table:table-cell office:value-type="float" office:value="1431001" calcext:value-type="float">
            <text:p>1431001</text:p>
          </table:table-cell>
          <table:table-cell office:value-type="float" office:value="1408.05" calcext:value-type="float">
            <text:p>1408.05</text:p>
          </table:table-cell>
          <table:table-cell office:value-type="float" office:value="1408.56" calcext:value-type="float">
            <text:p>1408.56</text:p>
          </table:table-cell>
          <table:table-cell office:value-type="float" office:value="1822.79" calcext:value-type="float">
            <text:p>1822.79</text:p>
          </table:table-cell>
        </table:table-row>
        <table:table-row table:style-name="ro1">
          <table:table-cell office:value-type="float" office:value="1485001" calcext:value-type="float">
            <text:p>1485001</text:p>
          </table:table-cell>
          <table:table-cell office:value-type="float" office:value="1462.73" calcext:value-type="float">
            <text:p>1462.73</text:p>
          </table:table-cell>
          <table:table-cell office:value-type="float" office:value="1460.18" calcext:value-type="float">
            <text:p>1460.18</text:p>
          </table:table-cell>
          <table:table-cell office:value-type="float" office:value="1902.03" calcext:value-type="float">
            <text:p>1902.03</text:p>
          </table:table-cell>
        </table:table-row>
        <table:table-row table:style-name="ro1">
          <table:table-cell office:value-type="float" office:value="1540001" calcext:value-type="float">
            <text:p>1540001</text:p>
          </table:table-cell>
          <table:table-cell office:value-type="float" office:value="1516.4" calcext:value-type="float">
            <text:p>1516.4</text:p>
          </table:table-cell>
          <table:table-cell office:value-type="float" office:value="1532.03" calcext:value-type="float">
            <text:p>1532.03</text:p>
          </table:table-cell>
          <table:table-cell office:value-type="float" office:value="1978.45" calcext:value-type="float">
            <text:p>1978.45</text:p>
          </table:table-cell>
        </table:table-row>
        <table:table-row table:style-name="ro1">
          <table:table-cell office:value-type="float" office:value="1596001" calcext:value-type="float">
            <text:p>1596001</text:p>
          </table:table-cell>
          <table:table-cell office:value-type="float" office:value="1578.52" calcext:value-type="float">
            <text:p>1578.52</text:p>
          </table:table-cell>
          <table:table-cell office:value-type="float" office:value="1587.05" calcext:value-type="float">
            <text:p>1587.05</text:p>
          </table:table-cell>
          <table:table-cell office:value-type="float" office:value="2063.85" calcext:value-type="float">
            <text:p>2063.85</text:p>
          </table:table-cell>
        </table:table-row>
        <table:table-row table:style-name="ro1">
          <table:table-cell office:value-type="float" office:value="1653001" calcext:value-type="float">
            <text:p>1653001</text:p>
          </table:table-cell>
          <table:table-cell office:value-type="float" office:value="1652.59" calcext:value-type="float">
            <text:p>1652.59</text:p>
          </table:table-cell>
          <table:table-cell office:value-type="float" office:value="1643.56" calcext:value-type="float">
            <text:p>1643.56</text:p>
          </table:table-cell>
          <table:table-cell office:value-type="float" office:value="2150.05" calcext:value-type="float">
            <text:p>2150.05</text:p>
          </table:table-cell>
        </table:table-row>
        <table:table-row table:style-name="ro1">
          <table:table-cell office:value-type="float" office:value="1711001" calcext:value-type="float">
            <text:p>1711001</text:p>
          </table:table-cell>
          <table:table-cell office:value-type="float" office:value="1713.65" calcext:value-type="float">
            <text:p>1713.65</text:p>
          </table:table-cell>
          <table:table-cell office:value-type="float" office:value="1695.95" calcext:value-type="float">
            <text:p>1695.95</text:p>
          </table:table-cell>
          <table:table-cell office:value-type="float" office:value="2243.37" calcext:value-type="float">
            <text:p>2243.37</text:p>
          </table:table-cell>
        </table:table-row>
        <table:table-row table:style-name="ro1">
          <table:table-cell office:value-type="float" office:value="1770001" calcext:value-type="float">
            <text:p>1770001</text:p>
          </table:table-cell>
          <table:table-cell office:value-type="float" office:value="1779.35" calcext:value-type="float">
            <text:p>1779.35</text:p>
          </table:table-cell>
          <table:table-cell office:value-type="float" office:value="1778.35" calcext:value-type="float">
            <text:p>1778.35</text:p>
          </table:table-cell>
          <table:table-cell office:value-type="float" office:value="2337.16" calcext:value-type="float">
            <text:p>2337.16</text:p>
          </table:table-cell>
        </table:table-row>
        <table:table-row table:style-name="ro1">
          <table:table-cell office:value-type="float" office:value="1830001" calcext:value-type="float">
            <text:p>1830001</text:p>
          </table:table-cell>
          <table:table-cell office:value-type="float" office:value="1843.96" calcext:value-type="float">
            <text:p>1843.96</text:p>
          </table:table-cell>
          <table:table-cell office:value-type="float" office:value="1829.24" calcext:value-type="float">
            <text:p>1829.24</text:p>
          </table:table-cell>
          <table:table-cell office:value-type="float" office:value="2375.93" calcext:value-type="float">
            <text:p>2375.93</text:p>
          </table:table-cell>
        </table:table-row>
        <table:table-row table:style-name="ro1">
          <table:table-cell office:value-type="float" office:value="1891001" calcext:value-type="float">
            <text:p>1891001</text:p>
          </table:table-cell>
          <table:table-cell office:value-type="float" office:value="1933.49" calcext:value-type="float">
            <text:p>1933.49</text:p>
          </table:table-cell>
          <table:table-cell office:value-type="float" office:value="1898.57" calcext:value-type="float">
            <text:p>1898.57</text:p>
          </table:table-cell>
          <table:table-cell office:value-type="float" office:value="2482.18" calcext:value-type="float">
            <text:p>2482.18</text:p>
          </table:table-cell>
        </table:table-row>
        <table:table-row table:style-name="ro1">
          <table:table-cell office:value-type="float" office:value="1953001" calcext:value-type="float">
            <text:p>1953001</text:p>
          </table:table-cell>
          <table:table-cell office:value-type="float" office:value="2006.3" calcext:value-type="float">
            <text:p>2006.3</text:p>
          </table:table-cell>
          <table:table-cell office:value-type="float" office:value="1955.24" calcext:value-type="float">
            <text:p>1955.24</text:p>
          </table:table-cell>
          <table:table-cell office:value-type="float" office:value="2594.27" calcext:value-type="float">
            <text:p>2594.27</text:p>
          </table:table-cell>
        </table:table-row>
        <table:table-row table:style-name="ro1">
          <table:table-cell office:value-type="float" office:value="2016001" calcext:value-type="float">
            <text:p>2016001</text:p>
          </table:table-cell>
          <table:table-cell office:value-type="float" office:value="2036.94" calcext:value-type="float">
            <text:p>2036.94</text:p>
          </table:table-cell>
          <table:table-cell office:value-type="float" office:value="2035.25" calcext:value-type="float">
            <text:p>2035.25</text:p>
          </table:table-cell>
          <table:table-cell office:value-type="float" office:value="2654.55" calcext:value-type="float">
            <text:p>2654.55</text:p>
          </table:table-cell>
        </table:table-row>
        <table:table-row table:style-name="ro1">
          <table:table-cell office:value-type="float" office:value="2080001" calcext:value-type="float">
            <text:p>2080001</text:p>
          </table:table-cell>
          <table:table-cell office:value-type="float" office:value="2110.14" calcext:value-type="float">
            <text:p>2110.14</text:p>
          </table:table-cell>
          <table:table-cell office:value-type="float" office:value="2093.66" calcext:value-type="float">
            <text:p>2093.66</text:p>
          </table:table-cell>
          <table:table-cell office:value-type="float" office:value="2759.03" calcext:value-type="float">
            <text:p>2759.03</text:p>
          </table:table-cell>
        </table:table-row>
        <table:table-row table:style-name="ro1">
          <table:table-cell office:value-type="float" office:value="2145001" calcext:value-type="float">
            <text:p>2145001</text:p>
          </table:table-cell>
          <table:table-cell office:value-type="float" office:value="2180.03" calcext:value-type="float">
            <text:p>2180.03</text:p>
          </table:table-cell>
          <table:table-cell office:value-type="float" office:value="2162.46" calcext:value-type="float">
            <text:p>2162.46</text:p>
          </table:table-cell>
          <table:table-cell office:value-type="float" office:value="2875.2" calcext:value-type="float">
            <text:p>2875.2</text:p>
          </table:table-cell>
        </table:table-row>
        <table:table-row table:style-name="ro1">
          <table:table-cell office:value-type="float" office:value="2211001" calcext:value-type="float">
            <text:p>2211001</text:p>
          </table:table-cell>
          <table:table-cell office:value-type="float" office:value="2263.84" calcext:value-type="float">
            <text:p>2263.84</text:p>
          </table:table-cell>
          <table:table-cell office:value-type="float" office:value="2238.04" calcext:value-type="float">
            <text:p>2238.04</text:p>
          </table:table-cell>
          <table:table-cell office:value-type="float" office:value="2996.74" calcext:value-type="float">
            <text:p>2996.74</text:p>
          </table:table-cell>
        </table:table-row>
        <table:table-row table:style-name="ro1">
          <table:table-cell office:value-type="float" office:value="2278001" calcext:value-type="float">
            <text:p>2278001</text:p>
          </table:table-cell>
          <table:table-cell office:value-type="float" office:value="2325.2" calcext:value-type="float">
            <text:p>2325.2</text:p>
          </table:table-cell>
          <table:table-cell office:value-type="float" office:value="2309.4" calcext:value-type="float">
            <text:p>2309.4</text:p>
          </table:table-cell>
          <table:table-cell office:value-type="float" office:value="3067.8" calcext:value-type="float">
            <text:p>3067.8</text:p>
          </table:table-cell>
        </table:table-row>
        <table:table-row table:style-name="ro1">
          <table:table-cell office:value-type="float" office:value="2346001" calcext:value-type="float">
            <text:p>2346001</text:p>
          </table:table-cell>
          <table:table-cell office:value-type="float" office:value="2400.21" calcext:value-type="float">
            <text:p>2400.21</text:p>
          </table:table-cell>
          <table:table-cell office:value-type="float" office:value="2393.32" calcext:value-type="float">
            <text:p>2393.32</text:p>
          </table:table-cell>
          <table:table-cell office:value-type="float" office:value="3243.78" calcext:value-type="float">
            <text:p>3243.78</text:p>
          </table:table-cell>
        </table:table-row>
        <table:table-row table:style-name="ro1">
          <table:table-cell office:value-type="float" office:value="2415001" calcext:value-type="float">
            <text:p>2415001</text:p>
          </table:table-cell>
          <table:table-cell office:value-type="float" office:value="2492.91" calcext:value-type="float">
            <text:p>2492.91</text:p>
          </table:table-cell>
          <table:table-cell office:value-type="float" office:value="2451.53" calcext:value-type="float">
            <text:p>2451.53</text:p>
          </table:table-cell>
          <table:table-cell office:value-type="float" office:value="3319.3" calcext:value-type="float">
            <text:p>3319.3</text:p>
          </table:table-cell>
        </table:table-row>
        <table:table-row table:style-name="ro1">
          <table:table-cell office:value-type="float" office:value="2485001" calcext:value-type="float">
            <text:p>2485001</text:p>
          </table:table-cell>
          <table:table-cell office:value-type="float" office:value="2551.46" calcext:value-type="float">
            <text:p>2551.46</text:p>
          </table:table-cell>
          <table:table-cell office:value-type="float" office:value="2526.43" calcext:value-type="float">
            <text:p>2526.43</text:p>
          </table:table-cell>
          <table:table-cell office:value-type="float" office:value="3451.71" calcext:value-type="float">
            <text:p>3451.71</text:p>
          </table:table-cell>
        </table:table-row>
        <table:table-row table:style-name="ro1">
          <table:table-cell office:value-type="float" office:value="2556001" calcext:value-type="float">
            <text:p>2556001</text:p>
          </table:table-cell>
          <table:table-cell office:value-type="float" office:value="2623.28" calcext:value-type="float">
            <text:p>2623.28</text:p>
          </table:table-cell>
          <table:table-cell office:value-type="float" office:value="2595" calcext:value-type="float">
            <text:p>2595</text:p>
          </table:table-cell>
          <table:table-cell office:value-type="float" office:value="3560.75" calcext:value-type="float">
            <text:p>3560.75</text:p>
          </table:table-cell>
        </table:table-row>
        <table:table-row table:style-name="ro1">
          <table:table-cell office:value-type="float" office:value="2628001" calcext:value-type="float">
            <text:p>2628001</text:p>
          </table:table-cell>
          <table:table-cell office:value-type="float" office:value="2699.7" calcext:value-type="float">
            <text:p>2699.7</text:p>
          </table:table-cell>
          <table:table-cell office:value-type="float" office:value="2686.94" calcext:value-type="float">
            <text:p>2686.94</text:p>
          </table:table-cell>
          <table:table-cell office:value-type="float" office:value="3641.07" calcext:value-type="float">
            <text:p>3641.07</text:p>
          </table:table-cell>
        </table:table-row>
        <table:table-row table:style-name="ro1">
          <table:table-cell office:value-type="float" office:value="2701001" calcext:value-type="float">
            <text:p>2701001</text:p>
          </table:table-cell>
          <table:table-cell office:value-type="float" office:value="2772.12" calcext:value-type="float">
            <text:p>2772.12</text:p>
          </table:table-cell>
          <table:table-cell office:value-type="float" office:value="2777" calcext:value-type="float">
            <text:p>2777</text:p>
          </table:table-cell>
          <table:table-cell office:value-type="float" office:value="3795.74" calcext:value-type="float">
            <text:p>3795.74</text:p>
          </table:table-cell>
        </table:table-row>
        <table:table-row table:style-name="ro1">
          <table:table-cell office:value-type="float" office:value="2775001" calcext:value-type="float">
            <text:p>2775001</text:p>
          </table:table-cell>
          <table:table-cell office:value-type="float" office:value="2859.68" calcext:value-type="float">
            <text:p>2859.68</text:p>
          </table:table-cell>
          <table:table-cell office:value-type="float" office:value="2840.9" calcext:value-type="float">
            <text:p>2840.9</text:p>
          </table:table-cell>
          <table:table-cell office:value-type="float" office:value="3880.1" calcext:value-type="float">
            <text:p>3880.1</text:p>
          </table:table-cell>
        </table:table-row>
        <table:table-row table:style-name="ro1">
          <table:table-cell office:value-type="float" office:value="2850001" calcext:value-type="float">
            <text:p>2850001</text:p>
          </table:table-cell>
          <table:table-cell office:value-type="float" office:value="2933.34" calcext:value-type="float">
            <text:p>2933.34</text:p>
          </table:table-cell>
          <table:table-cell office:value-type="float" office:value="2917.75" calcext:value-type="float">
            <text:p>2917.75</text:p>
          </table:table-cell>
          <table:table-cell office:value-type="float" office:value="4009.36" calcext:value-type="float">
            <text:p>4009.36</text:p>
          </table:table-cell>
        </table:table-row>
        <table:table-row table:style-name="ro1">
          <table:table-cell office:value-type="float" office:value="2926001" calcext:value-type="float">
            <text:p>2926001</text:p>
          </table:table-cell>
          <table:table-cell office:value-type="float" office:value="3013.28" calcext:value-type="float">
            <text:p>3013.28</text:p>
          </table:table-cell>
          <table:table-cell office:value-type="float" office:value="3000.16" calcext:value-type="float">
            <text:p>3000.16</text:p>
          </table:table-cell>
          <table:table-cell office:value-type="float" office:value="4159.83" calcext:value-type="float">
            <text:p>4159.83</text:p>
          </table:table-cell>
        </table:table-row>
        <table:table-row table:style-name="ro1">
          <table:table-cell office:value-type="float" office:value="3003001" calcext:value-type="float">
            <text:p>3003001</text:p>
          </table:table-cell>
          <table:table-cell office:value-type="float" office:value="3100.97" calcext:value-type="float">
            <text:p>3100.97</text:p>
          </table:table-cell>
          <table:table-cell office:value-type="float" office:value="3077.52" calcext:value-type="float">
            <text:p>3077.52</text:p>
          </table:table-cell>
          <table:table-cell office:value-type="float" office:value="4317.99" calcext:value-type="float">
            <text:p>4317.99</text:p>
          </table:table-cell>
        </table:table-row>
        <table:table-row table:style-name="ro1">
          <table:table-cell office:value-type="float" office:value="3081001" calcext:value-type="float">
            <text:p>3081001</text:p>
          </table:table-cell>
          <table:table-cell office:value-type="float" office:value="3174.57" calcext:value-type="float">
            <text:p>3174.57</text:p>
          </table:table-cell>
          <table:table-cell office:value-type="float" office:value="3181.62" calcext:value-type="float">
            <text:p>3181.62</text:p>
          </table:table-cell>
          <table:table-cell office:value-type="float" office:value="4403.7" calcext:value-type="float">
            <text:p>4403.7</text:p>
          </table:table-cell>
        </table:table-row>
        <table:table-row table:style-name="ro1">
          <table:table-cell office:value-type="float" office:value="3160001" calcext:value-type="float">
            <text:p>3160001</text:p>
          </table:table-cell>
          <table:table-cell office:value-type="float" office:value="3259.33" calcext:value-type="float">
            <text:p>3259.33</text:p>
          </table:table-cell>
          <table:table-cell office:value-type="float" office:value="3254.8" calcext:value-type="float">
            <text:p>3254.8</text:p>
          </table:table-cell>
          <table:table-cell office:value-type="float" office:value="4551.19" calcext:value-type="float">
            <text:p>4551.19</text:p>
          </table:table-cell>
        </table:table-row>
        <table:table-row table:style-name="ro1">
          <table:table-cell office:value-type="float" office:value="3240001" calcext:value-type="float">
            <text:p>3240001</text:p>
          </table:table-cell>
          <table:table-cell office:value-type="float" office:value="3364.2" calcext:value-type="float">
            <text:p>3364.2</text:p>
          </table:table-cell>
          <table:table-cell office:value-type="float" office:value="3352.91" calcext:value-type="float">
            <text:p>3352.91</text:p>
          </table:table-cell>
          <table:table-cell office:value-type="float" office:value="4713.25" calcext:value-type="float">
            <text:p>4713.25</text:p>
          </table:table-cell>
        </table:table-row>
        <table:table-row table:style-name="ro1">
          <table:table-cell office:value-type="float" office:value="3321001" calcext:value-type="float">
            <text:p>3321001</text:p>
          </table:table-cell>
          <table:table-cell office:value-type="float" office:value="3471.14" calcext:value-type="float">
            <text:p>3471.14</text:p>
          </table:table-cell>
          <table:table-cell office:value-type="float" office:value="3430.46" calcext:value-type="float">
            <text:p>3430.46</text:p>
          </table:table-cell>
          <table:table-cell office:value-type="float" office:value="4812.31" calcext:value-type="float">
            <text:p>4812.31</text:p>
          </table:table-cell>
        </table:table-row>
        <table:table-row table:style-name="ro1">
          <table:table-cell office:value-type="float" office:value="3403001" calcext:value-type="float">
            <text:p>3403001</text:p>
          </table:table-cell>
          <table:table-cell office:value-type="float" office:value="3562.1" calcext:value-type="float">
            <text:p>3562.1</text:p>
          </table:table-cell>
          <table:table-cell office:value-type="float" office:value="3521.68" calcext:value-type="float">
            <text:p>3521.68</text:p>
          </table:table-cell>
          <table:table-cell office:value-type="float" office:value="4962.39" calcext:value-type="float">
            <text:p>4962.39</text:p>
          </table:table-cell>
        </table:table-row>
        <table:table-row table:style-name="ro1">
          <table:table-cell office:value-type="float" office:value="3486001" calcext:value-type="float">
            <text:p>3486001</text:p>
          </table:table-cell>
          <table:table-cell office:value-type="float" office:value="3658.86" calcext:value-type="float">
            <text:p>3658.86</text:p>
          </table:table-cell>
          <table:table-cell office:value-type="float" office:value="3612.35" calcext:value-type="float">
            <text:p>3612.35</text:p>
          </table:table-cell>
          <table:table-cell office:value-type="float" office:value="5160.76" calcext:value-type="float">
            <text:p>5160.76</text:p>
          </table:table-cell>
        </table:table-row>
        <table:table-row table:style-name="ro1">
          <table:table-cell office:value-type="float" office:value="3570001" calcext:value-type="float">
            <text:p>3570001</text:p>
          </table:table-cell>
          <table:table-cell office:value-type="float" office:value="3754.25" calcext:value-type="float">
            <text:p>3754.25</text:p>
          </table:table-cell>
          <table:table-cell office:value-type="float" office:value="3698.87" calcext:value-type="float">
            <text:p>3698.87</text:p>
          </table:table-cell>
          <table:table-cell office:value-type="float" office:value="5252.02" calcext:value-type="float">
            <text:p>5252.02</text:p>
          </table:table-cell>
        </table:table-row>
        <table:table-row table:style-name="ro1">
          <table:table-cell office:value-type="float" office:value="3655001" calcext:value-type="float">
            <text:p>3655001</text:p>
          </table:table-cell>
          <table:table-cell office:value-type="float" office:value="3848.38" calcext:value-type="float">
            <text:p>3848.38</text:p>
          </table:table-cell>
          <table:table-cell office:value-type="float" office:value="3773.27" calcext:value-type="float">
            <text:p>3773.27</text:p>
          </table:table-cell>
          <table:table-cell office:value-type="float" office:value="5413.09" calcext:value-type="float">
            <text:p>5413.09</text:p>
          </table:table-cell>
        </table:table-row>
        <table:table-row table:style-name="ro1">
          <table:table-cell office:value-type="float" office:value="3741001" calcext:value-type="float">
            <text:p>3741001</text:p>
          </table:table-cell>
          <table:table-cell office:value-type="float" office:value="3944.1" calcext:value-type="float">
            <text:p>3944.1</text:p>
          </table:table-cell>
          <table:table-cell office:value-type="float" office:value="3871.37" calcext:value-type="float">
            <text:p>3871.37</text:p>
          </table:table-cell>
          <table:table-cell office:value-type="float" office:value="5598.38" calcext:value-type="float">
            <text:p>5598.38</text:p>
          </table:table-cell>
        </table:table-row>
        <table:table-row table:style-name="ro1">
          <table:table-cell office:value-type="float" office:value="3828001" calcext:value-type="float">
            <text:p>3828001</text:p>
          </table:table-cell>
          <table:table-cell office:value-type="float" office:value="4043.5" calcext:value-type="float">
            <text:p>4043.5</text:p>
          </table:table-cell>
          <table:table-cell office:value-type="float" office:value="3978.84" calcext:value-type="float">
            <text:p>3978.84</text:p>
          </table:table-cell>
          <table:table-cell office:value-type="float" office:value="5698.14" calcext:value-type="float">
            <text:p>5698.14</text:p>
          </table:table-cell>
        </table:table-row>
        <table:table-row table:style-name="ro1">
          <table:table-cell office:value-type="float" office:value="3916001" calcext:value-type="float">
            <text:p>3916001</text:p>
          </table:table-cell>
          <table:table-cell office:value-type="float" office:value="4178.38" calcext:value-type="float">
            <text:p>4178.38</text:p>
          </table:table-cell>
          <table:table-cell office:value-type="float" office:value="4065.39" calcext:value-type="float">
            <text:p>4065.39</text:p>
          </table:table-cell>
          <table:table-cell office:value-type="float" office:value="5866.13" calcext:value-type="float">
            <text:p>5866.13</text:p>
          </table:table-cell>
        </table:table-row>
        <table:table-row table:style-name="ro1">
          <table:table-cell office:value-type="float" office:value="4005001" calcext:value-type="float">
            <text:p>4005001</text:p>
          </table:table-cell>
          <table:table-cell office:value-type="float" office:value="4233.93" calcext:value-type="float">
            <text:p>4233.93</text:p>
          </table:table-cell>
          <table:table-cell office:value-type="float" office:value="4203.56" calcext:value-type="float">
            <text:p>4203.56</text:p>
          </table:table-cell>
          <table:table-cell office:value-type="float" office:value="6009.5" calcext:value-type="float">
            <text:p>6009.5</text:p>
          </table:table-cell>
        </table:table-row>
        <table:table-row table:style-name="ro1">
          <table:table-cell office:value-type="float" office:value="4095001" calcext:value-type="float">
            <text:p>4095001</text:p>
          </table:table-cell>
          <table:table-cell office:value-type="float" office:value="4339.62" calcext:value-type="float">
            <text:p>4339.62</text:p>
          </table:table-cell>
          <table:table-cell office:value-type="float" office:value="4272.64" calcext:value-type="float">
            <text:p>4272.64</text:p>
          </table:table-cell>
          <table:table-cell office:value-type="float" office:value="6113.86" calcext:value-type="float">
            <text:p>6113.86</text:p>
          </table:table-cell>
        </table:table-row>
        <table:table-row table:style-name="ro1">
          <table:table-cell office:value-type="float" office:value="4186001" calcext:value-type="float">
            <text:p>4186001</text:p>
          </table:table-cell>
          <table:table-cell office:value-type="float" office:value="4438.9" calcext:value-type="float">
            <text:p>4438.9</text:p>
          </table:table-cell>
          <table:table-cell office:value-type="float" office:value="4394.64" calcext:value-type="float">
            <text:p>4394.64</text:p>
          </table:table-cell>
          <table:table-cell office:value-type="float" office:value="6292.77" calcext:value-type="float">
            <text:p>6292.77</text:p>
          </table:table-cell>
        </table:table-row>
        <table:table-row table:style-name="ro1">
          <table:table-cell office:value-type="float" office:value="4278001" calcext:value-type="float">
            <text:p>4278001</text:p>
          </table:table-cell>
          <table:table-cell office:value-type="float" office:value="4545.51" calcext:value-type="float">
            <text:p>4545.51</text:p>
          </table:table-cell>
          <table:table-cell office:value-type="float" office:value="4468.68" calcext:value-type="float">
            <text:p>4468.68</text:p>
          </table:table-cell>
          <table:table-cell office:value-type="float" office:value="6475.41" calcext:value-type="float">
            <text:p>6475.41</text:p>
          </table:table-cell>
        </table:table-row>
        <table:table-row table:style-name="ro1">
          <table:table-cell office:value-type="float" office:value="4371001" calcext:value-type="float">
            <text:p>4371001</text:p>
          </table:table-cell>
          <table:table-cell office:value-type="float" office:value="4665.22" calcext:value-type="float">
            <text:p>4665.22</text:p>
          </table:table-cell>
          <table:table-cell office:value-type="float" office:value="4566.18" calcext:value-type="float">
            <text:p>4566.18</text:p>
          </table:table-cell>
          <table:table-cell office:value-type="float" office:value="6601.09" calcext:value-type="float">
            <text:p>6601.09</text:p>
          </table:table-cell>
        </table:table-row>
        <table:table-row table:style-name="ro1">
          <table:table-cell office:value-type="float" office:value="4465001" calcext:value-type="float">
            <text:p>4465001</text:p>
          </table:table-cell>
          <table:table-cell office:value-type="float" office:value="4766.13" calcext:value-type="float">
            <text:p>4766.13</text:p>
          </table:table-cell>
          <table:table-cell office:value-type="float" office:value="4711.12" calcext:value-type="float">
            <text:p>4711.12</text:p>
          </table:table-cell>
          <table:table-cell office:value-type="float" office:value="6789.22" calcext:value-type="float">
            <text:p>6789.22</text:p>
          </table:table-cell>
        </table:table-row>
        <table:table-row table:style-name="ro1">
          <table:table-cell office:value-type="float" office:value="4560001" calcext:value-type="float">
            <text:p>4560001</text:p>
          </table:table-cell>
          <table:table-cell office:value-type="float" office:value="4882.2" calcext:value-type="float">
            <text:p>4882.2</text:p>
          </table:table-cell>
          <table:table-cell office:value-type="float" office:value="4762.23" calcext:value-type="float">
            <text:p>4762.23</text:p>
          </table:table-cell>
          <table:table-cell office:value-type="float" office:value="7001.33" calcext:value-type="float">
            <text:p>7001.33</text:p>
          </table:table-cell>
        </table:table-row>
        <table:table-row table:style-name="ro1">
          <table:table-cell office:value-type="float" office:value="4656001" calcext:value-type="float">
            <text:p>4656001</text:p>
          </table:table-cell>
          <table:table-cell office:value-type="float" office:value="4986.24" calcext:value-type="float">
            <text:p>4986.24</text:p>
          </table:table-cell>
          <table:table-cell office:value-type="float" office:value="4947.76" calcext:value-type="float">
            <text:p>4947.76</text:p>
          </table:table-cell>
          <table:table-cell office:value-type="float" office:value="7131.29" calcext:value-type="float">
            <text:p>7131.29</text:p>
          </table:table-cell>
        </table:table-row>
        <table:table-row table:style-name="ro1">
          <table:table-cell office:value-type="float" office:value="4753001" calcext:value-type="float">
            <text:p>4753001</text:p>
          </table:table-cell>
          <table:table-cell office:value-type="float" office:value="5090.3" calcext:value-type="float">
            <text:p>5090.3</text:p>
          </table:table-cell>
          <table:table-cell office:value-type="float" office:value="4989.11" calcext:value-type="float">
            <text:p>4989.11</text:p>
          </table:table-cell>
          <table:table-cell office:value-type="float" office:value="7336.06" calcext:value-type="float">
            <text:p>7336.06</text:p>
          </table:table-cell>
        </table:table-row>
        <table:table-row table:style-name="ro1">
          <table:table-cell office:value-type="float" office:value="4851001" calcext:value-type="float">
            <text:p>4851001</text:p>
          </table:table-cell>
          <table:table-cell office:value-type="float" office:value="5196.5" calcext:value-type="float">
            <text:p>5196.5</text:p>
          </table:table-cell>
          <table:table-cell office:value-type="float" office:value="5104.21" calcext:value-type="float">
            <text:p>5104.21</text:p>
          </table:table-cell>
          <table:table-cell office:value-type="float" office:value="7557.66" calcext:value-type="float">
            <text:p>7557.66</text:p>
          </table:table-cell>
        </table:table-row>
        <table:table-row table:style-name="ro1">
          <table:table-cell office:value-type="float" office:value="4950001" calcext:value-type="float">
            <text:p>4950001</text:p>
          </table:table-cell>
          <table:table-cell office:value-type="float" office:value="5302" calcext:value-type="float">
            <text:p>5302</text:p>
          </table:table-cell>
          <table:table-cell office:value-type="float" office:value="5222.57" calcext:value-type="float">
            <text:p>5222.57</text:p>
          </table:table-cell>
          <table:table-cell office:value-type="float" office:value="7669.93" calcext:value-type="float">
            <text:p>7669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 style:data-style-name="N2" text:time-value="19:08:57.099157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 </meta:initial-creator>
    <meta:creation-date>2014-08-31T16:45:35.226098133</meta:creation-date>
    <dc:title>Tables</dc:title>
    <dc:date>2014-08-31T19:15:52.954913849</dc:date>
    <dc:creator>mattia </dc:creator>
    <meta:editing-duration>PT24M13S</meta:editing-duration>
    <meta:editing-cycles>2</meta:editing-cycles>
    <meta:generator>LibreOffice/4.2.4.2$Linux_X86_64 LibreOffice_project/420m0$Build-2</meta:generator>
    <meta:document-statistic meta:table-count="4" meta:cell-count="12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07cm" svg:height="11.954cm" xlink:href=".." xlink:type="simple" chart:class="chart:line" chart:style-name="ch1">
        <chart:legend chart:legend-position="end" svg:x="17.67cm" svg:y="4.682cm" style:legend-expansion="high" chart:style-name="ch2"/>
        <chart:plot-area chart:style-name="ch3" table:cell-range-address="ordinati1.A2:ordinati1.F60 ordinati1.B1:ordinati1.F1" chart:data-source-has-labels="both" svg:x="0.864cm" svg:y="1.091cm" svg:width="15.978cm" svg:height="10.204cm">
          <chartooo:coordinate-region svg:x="1.856cm" svg:y="1.29cm" svg:width="14.986cm" svg:height="8.82cm"/>
          <chart:axis chart:dimension="x" chart:name="primary-x" chart:style-name="ch4" chartooo:axis-type="auto">
            <chartooo:date-scale/>
            <chart:categories table:cell-range-address="ordinati1.A2:ordinati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dinati1.B2:ordinati1.B60" chart:label-cell-address="ordinati1.B1:ordinati1.B1" chart:class="chart:line">
            <chart:data-point chart:repeated="59"/>
          </chart:series>
          <chart:series chart:style-name="ch7" chart:values-cell-range-address="ordinati1.C2:ordinati1.C60" chart:label-cell-address="ordinati1.C1:ordinati1.C1" chart:class="chart:line">
            <chart:data-point chart:repeated="59"/>
          </chart:series>
          <chart:series chart:style-name="ch8" chart:values-cell-range-address="ordinati1.D2:ordinati1.D60" chart:label-cell-address="ordinati1.D1:ordinati1.D1" chart:class="chart:line">
            <chart:data-point chart:repeated="59"/>
          </chart:series>
          <chart:series chart:style-name="ch9" chart:values-cell-range-address="ordinati1.E2:ordinati1.E60" chart:label-cell-address="ordinati1.E1:ordinati1.E1" chart:class="chart:line">
            <chart:data-point chart:repeated="59"/>
          </chart:series>
          <chart:series chart:style-name="ch10" chart:values-cell-range-address="ordinati1.F2:ordinati1.F60" chart:label-cell-address="ordinati1.F1:ordinati1.F1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nsSort</text:p>
                <draw:g>
                  <svg:desc>ordinati1.B1:ordinati1.B1</svg:desc>
                </draw:g>
              </table:table-cell>
              <table:table-cell office:value-type="string">
                <text:p>tSelSort</text:p>
                <draw:g>
                  <svg:desc>ordinati1.C1:ordinati1.C1</svg:desc>
                </draw:g>
              </table:table-cell>
              <table:table-cell office:value-type="string">
                <text:p>tMergeSort</text:p>
                <draw:g>
                  <svg:desc>ordinati1.D1:ordinati1.D1</svg:desc>
                </draw:g>
              </table:table-cell>
              <table:table-cell office:value-type="string">
                <text:p>tQuickSort</text:p>
                <draw:g>
                  <svg:desc>ordinati1.E1:ordinati1.E1</svg:desc>
                </draw:g>
              </table:table-cell>
              <table:table-cell office:value-type="string">
                <text:p>tHeapSort</text:p>
                <draw:g>
                  <svg:desc>ordinati1.F1:ordinati1.F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ordinati1.A2:ordinati1.A60</svg:desc>
                </draw:g>
              </table:table-cell>
              <table:table-cell office:value-type="float" office:value="0">
                <text:p>0</text:p>
                <draw:g>
                  <svg:desc>ordinati1.B2:ordinati1.B60</svg:desc>
                </draw:g>
              </table:table-cell>
              <table:table-cell office:value-type="float" office:value="0">
                <text:p>0</text:p>
                <draw:g>
                  <svg:desc>ordinati1.C2:ordinati1.C60</svg:desc>
                </draw:g>
              </table:table-cell>
              <table:table-cell office:value-type="float" office:value="0.01">
                <text:p>0.01</text:p>
                <draw:g>
                  <svg:desc>ordinati1.D2:ordinati1.D60</svg:desc>
                </draw:g>
              </table:table-cell>
              <table:table-cell office:value-type="float" office:value="0">
                <text:p>0</text:p>
                <draw:g>
                  <svg:desc>ordinati1.E2:ordinati1.E60</svg:desc>
                </draw:g>
              </table:table-cell>
              <table:table-cell office:value-type="float" office:value="0.01">
                <text:p>0.01</text:p>
                <draw:g>
                  <svg:desc>ordinati1.F2:ordinati1.F60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01">
                <text:p>0.01</text:p>
              </table:table-cell>
              <table:table-cell office:value-type="float" office:value="0.53">
                <text:p>0.53</text:p>
              </table:table-cell>
              <table:table-cell office:value-type="float" office:value="0.03">
                <text:p>0.03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1">
                <text:p>0.01</text:p>
              </table:table-cell>
              <table:table-cell office:value-type="float" office:value="0.89">
                <text:p>0.89</text:p>
              </table:table-cell>
              <table:table-cell office:value-type="float" office:value="0.04">
                <text:p>0.04</text:p>
              </table:table-cell>
              <table:table-cell office:value-type="float" office:value="0.55">
                <text:p>0.5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1">
                <text:p>0.01</text:p>
              </table:table-cell>
              <table:table-cell office:value-type="float" office:value="1.33">
                <text:p>1.33</text:p>
              </table:table-cell>
              <table:table-cell office:value-type="float" office:value="0.04">
                <text:p>0.04</text:p>
              </table:table-cell>
              <table:table-cell office:value-type="float" office:value="0.91">
                <text:p>0.9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01">
                <text:p>0.01</text:p>
              </table:table-cell>
              <table:table-cell office:value-type="float" office:value="1.98">
                <text:p>1.98</text:p>
              </table:table-cell>
              <table:table-cell office:value-type="float" office:value="0.05">
                <text:p>0.05</text:p>
              </table:table-cell>
              <table:table-cell office:value-type="float" office:value="1.26">
                <text:p>1.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.02">
                <text:p>0.02</text:p>
              </table:table-cell>
              <table:table-cell office:value-type="float" office:value="2.83">
                <text:p>2.83</text:p>
              </table:table-cell>
              <table:table-cell office:value-type="float" office:value="0.07">
                <text:p>0.07</text:p>
              </table:table-cell>
              <table:table-cell office:value-type="float" office:value="1.75">
                <text:p>1.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.02">
                <text:p>0.02</text:p>
              </table:table-cell>
              <table:table-cell office:value-type="float" office:value="3.95">
                <text:p>3.95</text:p>
              </table:table-cell>
              <table:table-cell office:value-type="float" office:value="0.07">
                <text:p>0.07</text:p>
              </table:table-cell>
              <table:table-cell office:value-type="float" office:value="2.43">
                <text:p>2.4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.02">
                <text:p>0.02</text:p>
              </table:table-cell>
              <table:table-cell office:value-type="float" office:value="5.35">
                <text:p>5.35</text:p>
              </table:table-cell>
              <table:table-cell office:value-type="float" office:value="0.09">
                <text:p>0.09</text:p>
              </table:table-cell>
              <table:table-cell office:value-type="float" office:value="3.32">
                <text:p>3.3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.04">
                <text:p>0.04</text:p>
              </table:table-cell>
              <table:table-cell office:value-type="float" office:value="7.11">
                <text:p>7.11</text:p>
              </table:table-cell>
              <table:table-cell office:value-type="float" office:value="0.11">
                <text:p>0.11</text:p>
              </table:table-cell>
              <table:table-cell office:value-type="float" office:value="4.35">
                <text:p>4.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0.03">
                <text:p>0.03</text:p>
              </table:table-cell>
              <table:table-cell office:value-type="float" office:value="9.29">
                <text:p>9.29</text:p>
              </table:table-cell>
              <table:table-cell office:value-type="float" office:value="0.11">
                <text:p>0.11</text:p>
              </table:table-cell>
              <table:table-cell office:value-type="float" office:value="5.64">
                <text:p>5.6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0.03">
                <text:p>0.03</text:p>
              </table:table-cell>
              <table:table-cell office:value-type="float" office:value="11.96">
                <text:p>11.96</text:p>
              </table:table-cell>
              <table:table-cell office:value-type="float" office:value="0.13">
                <text:p>0.13</text:p>
              </table:table-cell>
              <table:table-cell office:value-type="float" office:value="7.19">
                <text:p>7.1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.04">
                <text:p>0.04</text:p>
              </table:table-cell>
              <table:table-cell office:value-type="float" office:value="15.02">
                <text:p>15.02</text:p>
              </table:table-cell>
              <table:table-cell office:value-type="float" office:value="0.14">
                <text:p>0.14</text:p>
              </table:table-cell>
              <table:table-cell office:value-type="float" office:value="9.09">
                <text:p>9.0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0.04">
                <text:p>0.04</text:p>
              </table:table-cell>
              <table:table-cell office:value-type="float" office:value="18.73">
                <text:p>18.7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0.05">
                <text:p>0.05</text:p>
              </table:table-cell>
              <table:table-cell office:value-type="float" office:value="23.11">
                <text:p>23.11</text:p>
              </table:table-cell>
              <table:table-cell office:value-type="float" office:value="0.18">
                <text:p>0.18</text:p>
              </table:table-cell>
              <table:table-cell office:value-type="float" office:value="13.93">
                <text:p>13.9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0.05">
                <text:p>0.05</text:p>
              </table:table-cell>
              <table:table-cell office:value-type="float" office:value="28.23">
                <text:p>28.23</text:p>
              </table:table-cell>
              <table:table-cell office:value-type="float" office:value="0.21">
                <text:p>0.21</text:p>
              </table:table-cell>
              <table:table-cell office:value-type="float" office:value="16.96">
                <text:p>16.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2311">
                <text:p>2310</text:p>
              </table:table-cell>
              <table:table-cell office:value-type="float" office:value="0.08">
                <text:p>0.08</text:p>
              </table:table-cell>
              <table:table-cell office:value-type="float" office:value="34.11">
                <text:p>34.11</text:p>
              </table:table-cell>
              <table:table-cell office:value-type="float" office:value="0.2">
                <text:p>0.2</text:p>
              </table:table-cell>
              <table:table-cell office:value-type="float" office:value="20.53">
                <text:p>20.5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2531">
                <text:p>2530</text:p>
              </table:table-cell>
              <table:table-cell office:value-type="float" office:value="0.06">
                <text:p>0.06</text:p>
              </table:table-cell>
              <table:table-cell office:value-type="float" office:value="41.07">
                <text:p>41.07</text:p>
              </table:table-cell>
              <table:table-cell office:value-type="float" office:value="0.23">
                <text:p>0.23</text:p>
              </table:table-cell>
              <table:table-cell office:value-type="float" office:value="24.67">
                <text:p>24.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761">
                <text:p>2760</text:p>
              </table:table-cell>
              <table:table-cell office:value-type="float" office:value="0.07">
                <text:p>0.07</text:p>
              </table:table-cell>
              <table:table-cell office:value-type="float" office:value="48.65">
                <text:p>48.65</text:p>
              </table:table-cell>
              <table:table-cell office:value-type="float" office:value="0.25">
                <text:p>0.25</text:p>
              </table:table-cell>
              <table:table-cell office:value-type="float" office:value="29.18">
                <text:p>29.18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0.07">
                <text:p>0.07</text:p>
              </table:table-cell>
              <table:table-cell office:value-type="float" office:value="57.63">
                <text:p>57.63</text:p>
              </table:table-cell>
              <table:table-cell office:value-type="float" office:value="0.28">
                <text:p>0.28</text:p>
              </table:table-cell>
              <table:table-cell office:value-type="float" office:value="34.48">
                <text:p>34.4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3251">
                <text:p>3250</text:p>
              </table:table-cell>
              <table:table-cell office:value-type="float" office:value="0.08">
                <text:p>0.08</text:p>
              </table:table-cell>
              <table:table-cell office:value-type="float" office:value="67.42">
                <text:p>67.42</text:p>
              </table:table-cell>
              <table:table-cell office:value-type="float" office:value="0.32">
                <text:p>0.32</text:p>
              </table:table-cell>
              <table:table-cell office:value-type="float" office:value="40.41">
                <text:p>40.4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3511">
                <text:p>3510</text:p>
              </table:table-cell>
              <table:table-cell office:value-type="float" office:value="0.09">
                <text:p>0.09</text:p>
              </table:table-cell>
              <table:table-cell office:value-type="float" office:value="78.54">
                <text:p>78.54</text:p>
              </table:table-cell>
              <table:table-cell office:value-type="float" office:value="0.35">
                <text:p>0.35</text:p>
              </table:table-cell>
              <table:table-cell office:value-type="float" office:value="47.14">
                <text:p>47.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781">
                <text:p>3780</text:p>
              </table:table-cell>
              <table:table-cell office:value-type="float" office:value="0.09">
                <text:p>0.09</text:p>
              </table:table-cell>
              <table:table-cell office:value-type="float" office:value="91.02">
                <text:p>91.02</text:p>
              </table:table-cell>
              <table:table-cell office:value-type="float" office:value="0.38">
                <text:p>0.38</text:p>
              </table:table-cell>
              <table:table-cell office:value-type="float" office:value="54.6">
                <text:p>54.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4061">
                <text:p>4060</text:p>
              </table:table-cell>
              <table:table-cell office:value-type="float" office:value="0.1">
                <text:p>0.1</text:p>
              </table:table-cell>
              <table:table-cell office:value-type="float" office:value="104.98">
                <text:p>104.98</text:p>
              </table:table-cell>
              <table:table-cell office:value-type="float" office:value="0.41">
                <text:p>0.41</text:p>
              </table:table-cell>
              <table:table-cell office:value-type="float" office:value="63.09">
                <text:p>63.09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4351">
                <text:p>4350</text:p>
              </table:table-cell>
              <table:table-cell office:value-type="float" office:value="0.11">
                <text:p>0.11</text:p>
              </table:table-cell>
              <table:table-cell office:value-type="float" office:value="120.5">
                <text:p>120.5</text:p>
              </table:table-cell>
              <table:table-cell office:value-type="float" office:value="0.41">
                <text:p>0.41</text:p>
              </table:table-cell>
              <table:table-cell office:value-type="float" office:value="72.24">
                <text:p>72.2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4651">
                <text:p>4650</text:p>
              </table:table-cell>
              <table:table-cell office:value-type="float" office:value="0.11">
                <text:p>0.11</text:p>
              </table:table-cell>
              <table:table-cell office:value-type="float" office:value="137.62">
                <text:p>137.62</text:p>
              </table:table-cell>
              <table:table-cell office:value-type="float" office:value="0.45">
                <text:p>0.45</text:p>
              </table:table-cell>
              <table:table-cell office:value-type="float" office:value="82.49">
                <text:p>82.4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961">
                <text:p>4960</text:p>
              </table:table-cell>
              <table:table-cell office:value-type="float" office:value="0.12">
                <text:p>0.12</text:p>
              </table:table-cell>
              <table:table-cell office:value-type="float" office:value="156.54">
                <text:p>156.54</text:p>
              </table:table-cell>
              <table:table-cell office:value-type="float" office:value="0.45">
                <text:p>0.45</text:p>
              </table:table-cell>
              <table:table-cell office:value-type="float" office:value="93.68">
                <text:p>93.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281">
                <text:p>5280</text:p>
              </table:table-cell>
              <table:table-cell office:value-type="float" office:value="0.13">
                <text:p>0.13</text:p>
              </table:table-cell>
              <table:table-cell office:value-type="float" office:value="177.86">
                <text:p>177.86</text:p>
              </table:table-cell>
              <table:table-cell office:value-type="float" office:value="0.47">
                <text:p>0.47</text:p>
              </table:table-cell>
              <table:table-cell office:value-type="float" office:value="106.03">
                <text:p>106.0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5611">
                <text:p>5610</text:p>
              </table:table-cell>
              <table:table-cell office:value-type="float" office:value="0.14">
                <text:p>0.14</text:p>
              </table:table-cell>
              <table:table-cell office:value-type="float" office:value="200.32">
                <text:p>200.32</text:p>
              </table:table-cell>
              <table:table-cell office:value-type="float" office:value="0.51">
                <text:p>0.51</text:p>
              </table:table-cell>
              <table:table-cell office:value-type="float" office:value="120.31">
                <text:p>120.3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5951">
                <text:p>5950</text:p>
              </table:table-cell>
              <table:table-cell office:value-type="float" office:value="0.15">
                <text:p>0.15</text:p>
              </table:table-cell>
              <table:table-cell office:value-type="float" office:value="225.33">
                <text:p>225.33</text:p>
              </table:table-cell>
              <table:table-cell office:value-type="float" office:value="0.55">
                <text:p>0.55</text:p>
              </table:table-cell>
              <table:table-cell office:value-type="float" office:value="135.17">
                <text:p>135.1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0.15">
                <text:p>0.15</text:p>
              </table:table-cell>
              <table:table-cell office:value-type="float" office:value="252.53">
                <text:p>252.53</text:p>
              </table:table-cell>
              <table:table-cell office:value-type="float" office:value="0.62">
                <text:p>0.62</text:p>
              </table:table-cell>
              <table:table-cell office:value-type="float" office:value="151.34">
                <text:p>151.3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6661">
                <text:p>6660</text:p>
              </table:table-cell>
              <table:table-cell office:value-type="float" office:value="0.16">
                <text:p>0.16</text:p>
              </table:table-cell>
              <table:table-cell office:value-type="float" office:value="281.98">
                <text:p>281.98</text:p>
              </table:table-cell>
              <table:table-cell office:value-type="float" office:value="0.62">
                <text:p>0.62</text:p>
              </table:table-cell>
              <table:table-cell office:value-type="float" office:value="168.65">
                <text:p>168.6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7031">
                <text:p>7030</text:p>
              </table:table-cell>
              <table:table-cell office:value-type="float" office:value="0.17">
                <text:p>0.17</text:p>
              </table:table-cell>
              <table:table-cell office:value-type="float" office:value="314.4">
                <text:p>314.4</text:p>
              </table:table-cell>
              <table:table-cell office:value-type="float" office:value="0.68">
                <text:p>0.68</text:p>
              </table:table-cell>
              <table:table-cell office:value-type="float" office:value="188.51">
                <text:p>188.5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7411">
                <text:p>7410</text:p>
              </table:table-cell>
              <table:table-cell office:value-type="float" office:value="0.2">
                <text:p>0.2</text:p>
              </table:table-cell>
              <table:table-cell office:value-type="float" office:value="349.36">
                <text:p>349.36</text:p>
              </table:table-cell>
              <table:table-cell office:value-type="float" office:value="0.73">
                <text:p>0.73</text:p>
              </table:table-cell>
              <table:table-cell office:value-type="float" office:value="209.91">
                <text:p>209.9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0.19">
                <text:p>0.19</text:p>
              </table:table-cell>
              <table:table-cell office:value-type="float" office:value="386.72">
                <text:p>386.72</text:p>
              </table:table-cell>
              <table:table-cell office:value-type="float" office:value="0.77">
                <text:p>0.77</text:p>
              </table:table-cell>
              <table:table-cell office:value-type="float" office:value="231.1">
                <text:p>231.1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0.2">
                <text:p>0.2</text:p>
              </table:table-cell>
              <table:table-cell office:value-type="float" office:value="427.57">
                <text:p>427.57</text:p>
              </table:table-cell>
              <table:table-cell office:value-type="float" office:value="0.8">
                <text:p>0.8</text:p>
              </table:table-cell>
              <table:table-cell office:value-type="float" office:value="255.84">
                <text:p>255.84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8611">
                <text:p>8610</text:p>
              </table:table-cell>
              <table:table-cell office:value-type="float" office:value="0.21">
                <text:p>0.21</text:p>
              </table:table-cell>
              <table:table-cell office:value-type="float" office:value="472.32">
                <text:p>472.32</text:p>
              </table:table-cell>
              <table:table-cell office:value-type="float" office:value="0.81">
                <text:p>0.81</text:p>
              </table:table-cell>
              <table:table-cell office:value-type="float" office:value="283.92">
                <text:p>283.9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9031">
                <text:p>9030</text:p>
              </table:table-cell>
              <table:table-cell office:value-type="float" office:value="0.22">
                <text:p>0.22</text:p>
              </table:table-cell>
              <table:table-cell office:value-type="float" office:value="518.74">
                <text:p>518.74</text:p>
              </table:table-cell>
              <table:table-cell office:value-type="float" office:value="0.83">
                <text:p>0.83</text:p>
              </table:table-cell>
              <table:table-cell office:value-type="float" office:value="311.57">
                <text:p>311.5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9461">
                <text:p>9460</text:p>
              </table:table-cell>
              <table:table-cell office:value-type="float" office:value="0.25">
                <text:p>0.25</text:p>
              </table:table-cell>
              <table:table-cell office:value-type="float" office:value="570.96">
                <text:p>570.96</text:p>
              </table:table-cell>
              <table:table-cell office:value-type="float" office:value="0.87">
                <text:p>0.87</text:p>
              </table:table-cell>
              <table:table-cell office:value-type="float" office:value="340.91">
                <text:p>340.91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0.24">
                <text:p>0.24</text:p>
              </table:table-cell>
              <table:table-cell office:value-type="float" office:value="624.51">
                <text:p>624.51</text:p>
              </table:table-cell>
              <table:table-cell office:value-type="float" office:value="0.88">
                <text:p>0.88</text:p>
              </table:table-cell>
              <table:table-cell office:value-type="float" office:value="373.09">
                <text:p>373.09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float" office:value="10351">
                <text:p>10350</text:p>
              </table:table-cell>
              <table:table-cell office:value-type="float" office:value="0.25">
                <text:p>0.25</text:p>
              </table:table-cell>
              <table:table-cell office:value-type="float" office:value="683.03">
                <text:p>683.03</text:p>
              </table:table-cell>
              <table:table-cell office:value-type="float" office:value="0.92">
                <text:p>0.92</text:p>
              </table:table-cell>
              <table:table-cell office:value-type="float" office:value="409.13">
                <text:p>409.13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float" office:value="10811">
                <text:p>10810</text:p>
              </table:table-cell>
              <table:table-cell office:value-type="float" office:value="0.26">
                <text:p>0.26</text:p>
              </table:table-cell>
              <table:table-cell office:value-type="float" office:value="745.11">
                <text:p>745.11</text:p>
              </table:table-cell>
              <table:table-cell office:value-type="float" office:value="0.94">
                <text:p>0.94</text:p>
              </table:table-cell>
              <table:table-cell office:value-type="float" office:value="445.99">
                <text:p>445.99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11281">
                <text:p>11280</text:p>
              </table:table-cell>
              <table:table-cell office:value-type="float" office:value="0.27">
                <text:p>0.27</text:p>
              </table:table-cell>
              <table:table-cell office:value-type="float" office:value="812.24">
                <text:p>812.24</text:p>
              </table:table-cell>
              <table:table-cell office:value-type="float" office:value="1.03">
                <text:p>1.03</text:p>
              </table:table-cell>
              <table:table-cell office:value-type="float" office:value="484.21">
                <text:p>484.21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1761">
                <text:p>11760</text:p>
              </table:table-cell>
              <table:table-cell office:value-type="float" office:value="0.29">
                <text:p>0.29</text:p>
              </table:table-cell>
              <table:table-cell office:value-type="float" office:value="882.89">
                <text:p>882.89</text:p>
              </table:table-cell>
              <table:table-cell office:value-type="float" office:value="1.09">
                <text:p>1.09</text:p>
              </table:table-cell>
              <table:table-cell office:value-type="float" office:value="526.8">
                <text:p>526.8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12251">
                <text:p>12250</text:p>
              </table:table-cell>
              <table:table-cell office:value-type="float" office:value="0.3">
                <text:p>0.3</text:p>
              </table:table-cell>
              <table:table-cell office:value-type="float" office:value="958.42">
                <text:p>958.42</text:p>
              </table:table-cell>
              <table:table-cell office:value-type="float" office:value="1.16">
                <text:p>1.16</text:p>
              </table:table-cell>
              <table:table-cell office:value-type="float" office:value="572.47">
                <text:p>572.47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12751">
                <text:p>12750</text:p>
              </table:table-cell>
              <table:table-cell office:value-type="float" office:value="0.31">
                <text:p>0.31</text:p>
              </table:table-cell>
              <table:table-cell office:value-type="float" office:value="1039.07">
                <text:p>1039.07</text:p>
              </table:table-cell>
              <table:table-cell office:value-type="float" office:value="1.26">
                <text:p>1.26</text:p>
              </table:table-cell>
              <table:table-cell office:value-type="float" office:value="619.8">
                <text:p>619.8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13261">
                <text:p>13260</text:p>
              </table:table-cell>
              <table:table-cell office:value-type="float" office:value="0.32">
                <text:p>0.32</text:p>
              </table:table-cell>
              <table:table-cell office:value-type="float" office:value="1124.43">
                <text:p>1124.43</text:p>
              </table:table-cell>
              <table:table-cell office:value-type="float" office:value="1.28">
                <text:p>1.28</text:p>
              </table:table-cell>
              <table:table-cell office:value-type="float" office:value="668.7">
                <text:p>668.7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3781">
                <text:p>13780</text:p>
              </table:table-cell>
              <table:table-cell office:value-type="float" office:value="0.33">
                <text:p>0.33</text:p>
              </table:table-cell>
              <table:table-cell office:value-type="float" office:value="1214.22">
                <text:p>1214.22</text:p>
              </table:table-cell>
              <table:table-cell office:value-type="float" office:value="1.33">
                <text:p>1.33</text:p>
              </table:table-cell>
              <table:table-cell office:value-type="float" office:value="723.34">
                <text:p>723.34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14311">
                <text:p>14310</text:p>
              </table:table-cell>
              <table:table-cell office:value-type="float" office:value="0.35">
                <text:p>0.35</text:p>
              </table:table-cell>
              <table:table-cell office:value-type="float" office:value="1309.29">
                <text:p>1309.29</text:p>
              </table:table-cell>
              <table:table-cell office:value-type="float" office:value="1.41">
                <text:p>1.41</text:p>
              </table:table-cell>
              <table:table-cell office:value-type="float" office:value="781.65">
                <text:p>781.6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14851">
                <text:p>14850</text:p>
              </table:table-cell>
              <table:table-cell office:value-type="float" office:value="0.37">
                <text:p>0.37</text:p>
              </table:table-cell>
              <table:table-cell office:value-type="float" office:value="1410.85">
                <text:p>1410.85</text:p>
              </table:table-cell>
              <table:table-cell office:value-type="float" office:value="1.49">
                <text:p>1.49</text:p>
              </table:table-cell>
              <table:table-cell office:value-type="float" office:value="840.77">
                <text:p>840.7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5401">
                <text:p>15400</text:p>
              </table:table-cell>
              <table:table-cell office:value-type="float" office:value="0.37">
                <text:p>0.37</text:p>
              </table:table-cell>
              <table:table-cell office:value-type="float" office:value="1517.41">
                <text:p>1517.41</text:p>
              </table:table-cell>
              <table:table-cell office:value-type="float" office:value="1.54">
                <text:p>1.54</text:p>
              </table:table-cell>
              <table:table-cell office:value-type="float" office:value="902.73">
                <text:p>902.73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15961">
                <text:p>15960</text:p>
              </table:table-cell>
              <table:table-cell office:value-type="float" office:value="0.39">
                <text:p>0.39</text:p>
              </table:table-cell>
              <table:table-cell office:value-type="float" office:value="1630.95">
                <text:p>1630.95</text:p>
              </table:table-cell>
              <table:table-cell office:value-type="float" office:value="1.6">
                <text:p>1.6</text:p>
              </table:table-cell>
              <table:table-cell office:value-type="float" office:value="971.16">
                <text:p>971.1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6531">
                <text:p>16530</text:p>
              </table:table-cell>
              <table:table-cell office:value-type="float" office:value="0.4">
                <text:p>0.4</text:p>
              </table:table-cell>
              <table:table-cell office:value-type="float" office:value="1755.89">
                <text:p>1755.89</text:p>
              </table:table-cell>
              <table:table-cell office:value-type="float" office:value="1.65">
                <text:p>1.65</text:p>
              </table:table-cell>
              <table:table-cell office:value-type="float" office:value="1044.01">
                <text:p>1044.01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float" office:value="17111">
                <text:p>17110</text:p>
              </table:table-cell>
              <table:table-cell office:value-type="float" office:value="0.45">
                <text:p>0.45</text:p>
              </table:table-cell>
              <table:table-cell office:value-type="float" office:value="1874.61">
                <text:p>1874.61</text:p>
              </table:table-cell>
              <table:table-cell office:value-type="float" office:value="1.61">
                <text:p>1.61</text:p>
              </table:table-cell>
              <table:table-cell office:value-type="float" office:value="1116.77">
                <text:p>1116.77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float" office:value="17701">
                <text:p>17700</text:p>
              </table:table-cell>
              <table:table-cell office:value-type="float" office:value="0.45">
                <text:p>0.45</text:p>
              </table:table-cell>
              <table:table-cell office:value-type="float" office:value="2006.67">
                <text:p>2006.67</text:p>
              </table:table-cell>
              <table:table-cell office:value-type="float" office:value="1.7">
                <text:p>1.7</text:p>
              </table:table-cell>
              <table:table-cell office:value-type="float" office:value="1193.2">
                <text:p>1193.2</text:p>
              </table:table-cell>
              <table:table-cell office:value-type="float" office:value="11.37">
                <text:p>11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205cm" style:legend-expansion="high" chart:style-name="ch2"/>
        <chart:plot-area chart:style-name="ch3" table:cell-range-address="Sheet4.A1:Sheet4.F60" chart:data-source-has-labels="both" svg:x="0.77cm" svg:y="0.855cm" svg:width="11.553cm" svg:height="7.545cm">
          <chartooo:coordinate-region svg:x="1.762cm" svg:y="1.054cm" svg:width="10.561cm" svg:height="6.161cm"/>
          <chart:axis chart:dimension="x" chart:name="primary-x" chart:style-name="ch4" chartooo:axis-type="auto">
            <chartooo:date-scale/>
            <chart:categories table:cell-range-address="Sheet4.A2:Sheet4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0" chart:label-cell-address="Sheet4.B1:Sheet4.B1" chart:class="chart:line">
            <chart:data-point chart:repeated="59"/>
          </chart:series>
          <chart:series chart:style-name="ch7" chart:values-cell-range-address="Sheet4.C2:Sheet4.C60" chart:label-cell-address="Sheet4.C1:Sheet4.C1" chart:class="chart:line">
            <chart:data-point chart:repeated="59"/>
          </chart:series>
          <chart:series chart:style-name="ch8" chart:values-cell-range-address="Sheet4.D2:Sheet4.D60" chart:label-cell-address="Sheet4.D1:Sheet4.D1" chart:class="chart:line">
            <chart:data-point chart:repeated="59"/>
          </chart:series>
          <chart:series chart:style-name="ch9" chart:values-cell-range-address="Sheet4.E2:Sheet4.E60" chart:label-cell-address="Sheet4.E1:Sheet4.E1" chart:class="chart:line">
            <chart:data-point chart:repeated="59"/>
          </chart:series>
          <chart:series chart:style-name="ch10" chart:values-cell-range-address="Sheet4.F2:Sheet4.F60" chart:label-cell-address="Sheet4.F1:Sheet4.F1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nsSort</text:p>
                <draw:g>
                  <svg:desc>Sheet4.B1:Sheet4.B1</svg:desc>
                </draw:g>
              </table:table-cell>
              <table:table-cell office:value-type="string">
                <text:p>tSelSort</text:p>
                <draw:g>
                  <svg:desc>Sheet4.C1:Sheet4.C1</svg:desc>
                </draw:g>
              </table:table-cell>
              <table:table-cell office:value-type="string">
                <text:p>tMergeSort</text:p>
                <draw:g>
                  <svg:desc>Sheet4.D1:Sheet4.D1</svg:desc>
                </draw:g>
              </table:table-cell>
              <table:table-cell office:value-type="string">
                <text:p>tQuickSort</text:p>
                <draw:g>
                  <svg:desc>Sheet4.E1:Sheet4.E1</svg:desc>
                </draw:g>
              </table:table-cell>
              <table:table-cell office:value-type="string">
                <text:p>tHeapSort</text:p>
                <draw:g>
                  <svg:desc>Sheet4.F1:Sheet4.F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Sheet4.A2:Sheet4.A60</svg:desc>
                </draw:g>
              </table:table-cell>
              <table:table-cell office:value-type="float" office:value="0">
                <text:p>0</text:p>
                <draw:g>
                  <svg:desc>Sheet4.B2:Sheet4.B60</svg:desc>
                </draw:g>
              </table:table-cell>
              <table:table-cell office:value-type="float" office:value="0">
                <text:p>0</text:p>
                <draw:g>
                  <svg:desc>Sheet4.C2:Sheet4.C60</svg:desc>
                </draw:g>
              </table:table-cell>
              <table:table-cell office:value-type="float" office:value="0.01">
                <text:p>0.01</text:p>
                <draw:g>
                  <svg:desc>Sheet4.D2:Sheet4.D60</svg:desc>
                </draw:g>
              </table:table-cell>
              <table:table-cell office:value-type="float" office:value="0.01">
                <text:p>0.01</text:p>
                <draw:g>
                  <svg:desc>Sheet4.E2:Sheet4.E60</svg:desc>
                </draw:g>
              </table:table-cell>
              <table:table-cell office:value-type="float" office:value="0">
                <text:p>0</text:p>
                <draw:g>
                  <svg:desc>Sheet4.F2:Sheet4.F60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33">
                <text:p>0.33</text:p>
              </table:table-cell>
              <table:table-cell office:value-type="float" office:value="0.59">
                <text:p>0.59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56">
                <text:p>0.56</text:p>
              </table:table-cell>
              <table:table-cell office:value-type="float" office:value="0.93">
                <text:p>0.93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87">
                <text:p>0.87</text:p>
              </table:table-cell>
              <table:table-cell office:value-type="float" office:value="1.43">
                <text:p>1.43</text:p>
              </table:table-cell>
              <table:table-cell office:value-type="float" office:value="0.23">
                <text:p>0.23</text:p>
              </table:table-cell>
              <table:table-cell office:value-type="float" office:value="0.25">
                <text:p>0.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.33">
                <text:p>1.33</text:p>
              </table:table-cell>
              <table:table-cell office:value-type="float" office:value="2.09">
                <text:p>2.09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.94">
                <text:p>1.94</text:p>
              </table:table-cell>
              <table:table-cell office:value-type="float" office:value="3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.65">
                <text:p>2.65</text:p>
              </table:table-cell>
              <table:table-cell office:value-type="float" office:value="4.11">
                <text:p>4.11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3.54">
                <text:p>3.54</text:p>
              </table:table-cell>
              <table:table-cell office:value-type="float" office:value="5.57">
                <text:p>5.57</text:p>
              </table:table-cell>
              <table:table-cell office:value-type="float" office:value="0.48">
                <text:p>0.48</text:p>
              </table:table-cell>
              <table:table-cell office:value-type="float" office:value="0.53">
                <text:p>0.5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4.53">
                <text:p>4.53</text:p>
              </table:table-cell>
              <table:table-cell office:value-type="float" office:value="7.36">
                <text:p>7.36</text:p>
              </table:table-cell>
              <table:table-cell office:value-type="float" office:value="0.58">
                <text:p>0.58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6.3">
                <text:p>6.3</text:p>
              </table:table-cell>
              <table:table-cell office:value-type="float" office:value="9.66">
                <text:p>9.66</text:p>
              </table:table-cell>
              <table:table-cell office:value-type="float" office:value="0.66">
                <text:p>0.66</text:p>
              </table:table-cell>
              <table:table-cell office:value-type="float" office:value="0.72">
                <text:p>0.7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7.76">
                <text:p>7.76</text:p>
              </table:table-cell>
              <table:table-cell office:value-type="float" office:value="12.22">
                <text:p>12.22</text:p>
              </table:table-cell>
              <table:table-cell office:value-type="float" office:value="0.79">
                <text:p>0.79</text:p>
              </table:table-cell>
              <table:table-cell office:value-type="float" office:value="0.83">
                <text:p>0.8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10.09">
                <text:p>10.09</text:p>
              </table:table-cell>
              <table:table-cell office:value-type="float" office:value="15.35">
                <text:p>15.35</text:p>
              </table:table-cell>
              <table:table-cell office:value-type="float" office:value="0.86">
                <text:p>0.86</text:p>
              </table:table-cell>
              <table:table-cell office:value-type="float" office:value="0.93">
                <text:p>0.9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12.32">
                <text:p>12.32</text:p>
              </table:table-cell>
              <table:table-cell office:value-type="float" office:value="19.13">
                <text:p>19.13</text:p>
              </table:table-cell>
              <table:table-cell office:value-type="float" office:value="0.99">
                <text:p>0.99</text:p>
              </table:table-cell>
              <table:table-cell office:value-type="float" office:value="1.07">
                <text:p>1.0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4.96">
                <text:p>14.96</text:p>
              </table:table-cell>
              <table:table-cell office:value-type="float" office:value="23.57">
                <text:p>23.57</text:p>
              </table:table-cell>
              <table:table-cell office:value-type="float" office:value="1.1">
                <text:p>1.1</text:p>
              </table:table-cell>
              <table:table-cell office:value-type="float" office:value="1.17">
                <text:p>1.1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18.41">
                <text:p>18.41</text:p>
              </table:table-cell>
              <table:table-cell office:value-type="float" office:value="28.73">
                <text:p>28.73</text:p>
              </table:table-cell>
              <table:table-cell office:value-type="float" office:value="1.27">
                <text:p>1.27</text:p>
              </table:table-cell>
              <table:table-cell office:value-type="float" office:value="1.31">
                <text:p>1.3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311">
                <text:p>2310</text:p>
              </table:table-cell>
              <table:table-cell office:value-type="float" office:value="21.91">
                <text:p>21.91</text:p>
              </table:table-cell>
              <table:table-cell office:value-type="float" office:value="34.7">
                <text:p>34.7</text:p>
              </table:table-cell>
              <table:table-cell office:value-type="float" office:value="1.38">
                <text:p>1.38</text:p>
              </table:table-cell>
              <table:table-cell office:value-type="float" office:value="1.47">
                <text:p>1.4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2531">
                <text:p>2530</text:p>
              </table:table-cell>
              <table:table-cell office:value-type="float" office:value="26.26">
                <text:p>26.26</text:p>
              </table:table-cell>
              <table:table-cell office:value-type="float" office:value="41.48">
                <text:p>41.48</text:p>
              </table:table-cell>
              <table:table-cell office:value-type="float" office:value="1.53">
                <text:p>1.53</text:p>
              </table:table-cell>
              <table:table-cell office:value-type="float" office:value="1.62">
                <text:p>1.6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761">
                <text:p>2760</text:p>
              </table:table-cell>
              <table:table-cell office:value-type="float" office:value="31.65">
                <text:p>31.65</text:p>
              </table:table-cell>
              <table:table-cell office:value-type="float" office:value="49.3">
                <text:p>49.3</text:p>
              </table:table-cell>
              <table:table-cell office:value-type="float" office:value="1.68">
                <text:p>1.68</text:p>
              </table:table-cell>
              <table:table-cell office:value-type="float" office:value="1.78">
                <text:p>1.7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38.07">
                <text:p>38.07</text:p>
              </table:table-cell>
              <table:table-cell office:value-type="float" office:value="58.16">
                <text:p>58.16</text:p>
              </table:table-cell>
              <table:table-cell office:value-type="float" office:value="1.82">
                <text:p>1.82</text:p>
              </table:table-cell>
              <table:table-cell office:value-type="float" office:value="1.96">
                <text:p>1.9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3251">
                <text:p>3250</text:p>
              </table:table-cell>
              <table:table-cell office:value-type="float" office:value="43.61">
                <text:p>43.61</text:p>
              </table:table-cell>
              <table:table-cell office:value-type="float" office:value="68.2">
                <text:p>68.2</text:p>
              </table:table-cell>
              <table:table-cell office:value-type="float" office:value="2.01">
                <text:p>2.01</text:p>
              </table:table-cell>
              <table:table-cell office:value-type="float" office:value="2.14">
                <text:p>2.1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3511">
                <text:p>3510</text:p>
              </table:table-cell>
              <table:table-cell office:value-type="float" office:value="52.16">
                <text:p>52.16</text:p>
              </table:table-cell>
              <table:table-cell office:value-type="float" office:value="79.3">
                <text:p>79.3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781">
                <text:p>3780</text:p>
              </table:table-cell>
              <table:table-cell office:value-type="float" office:value="59.43">
                <text:p>59.43</text:p>
              </table:table-cell>
              <table:table-cell office:value-type="float" office:value="92.11">
                <text:p>92.11</text:p>
              </table:table-cell>
              <table:table-cell office:value-type="float" office:value="2.41">
                <text:p>2.41</text:p>
              </table:table-cell>
              <table:table-cell office:value-type="float" office:value="2.47">
                <text:p>2.4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4061">
                <text:p>4060</text:p>
              </table:table-cell>
              <table:table-cell office:value-type="float" office:value="68.46">
                <text:p>68.46</text:p>
              </table:table-cell>
              <table:table-cell office:value-type="float" office:value="106.46">
                <text:p>106.46</text:p>
              </table:table-cell>
              <table:table-cell office:value-type="float" office:value="2.6">
                <text:p>2.6</text:p>
              </table:table-cell>
              <table:table-cell office:value-type="float" office:value="2.68">
                <text:p>2.6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4351">
                <text:p>4350</text:p>
              </table:table-cell>
              <table:table-cell office:value-type="float" office:value="78.81">
                <text:p>78.81</text:p>
              </table:table-cell>
              <table:table-cell office:value-type="float" office:value="121.56">
                <text:p>121.56</text:p>
              </table:table-cell>
              <table:table-cell office:value-type="float" office:value="2.81">
                <text:p>2.81</text:p>
              </table:table-cell>
              <table:table-cell office:value-type="float" office:value="2.89">
                <text:p>2.8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float" office:value="4651">
                <text:p>4650</text:p>
              </table:table-cell>
              <table:table-cell office:value-type="float" office:value="90.22">
                <text:p>90.22</text:p>
              </table:table-cell>
              <table:table-cell office:value-type="float" office:value="138.84">
                <text:p>138.84</text:p>
              </table:table-cell>
              <table:table-cell office:value-type="float" office:value="3.03">
                <text:p>3.03</text:p>
              </table:table-cell>
              <table:table-cell office:value-type="float" office:value="3.1">
                <text:p>3.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961">
                <text:p>4960</text:p>
              </table:table-cell>
              <table:table-cell office:value-type="float" office:value="102.51">
                <text:p>102.51</text:p>
              </table:table-cell>
              <table:table-cell office:value-type="float" office:value="158.72">
                <text:p>158.72</text:p>
              </table:table-cell>
              <table:table-cell office:value-type="float" office:value="3.23">
                <text:p>3.23</text:p>
              </table:table-cell>
              <table:table-cell office:value-type="float" office:value="3.37">
                <text:p>3.3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5281">
                <text:p>5280</text:p>
              </table:table-cell>
              <table:table-cell office:value-type="float" office:value="115.4">
                <text:p>115.4</text:p>
              </table:table-cell>
              <table:table-cell office:value-type="float" office:value="179.54">
                <text:p>179.54</text:p>
              </table:table-cell>
              <table:table-cell office:value-type="float" office:value="3.44">
                <text:p>3.44</text:p>
              </table:table-cell>
              <table:table-cell office:value-type="float" office:value="3.56">
                <text:p>3.56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5611">
                <text:p>5610</text:p>
              </table:table-cell>
              <table:table-cell office:value-type="float" office:value="134.08">
                <text:p>134.08</text:p>
              </table:table-cell>
              <table:table-cell office:value-type="float" office:value="202.36">
                <text:p>202.36</text:p>
              </table:table-cell>
              <table:table-cell office:value-type="float" office:value="3.65">
                <text:p>3.65</text:p>
              </table:table-cell>
              <table:table-cell office:value-type="float" office:value="3.85">
                <text:p>3.8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5951">
                <text:p>5950</text:p>
              </table:table-cell>
              <table:table-cell office:value-type="float" office:value="149.81">
                <text:p>149.81</text:p>
              </table:table-cell>
              <table:table-cell office:value-type="float" office:value="227.51">
                <text:p>227.51</text:p>
              </table:table-cell>
              <table:table-cell office:value-type="float" office:value="3.88">
                <text:p>3.88</text:p>
              </table:table-cell>
              <table:table-cell office:value-type="float" office:value="4.08">
                <text:p>4.0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167.87">
                <text:p>167.87</text:p>
              </table:table-cell>
              <table:table-cell office:value-type="float" office:value="253.91">
                <text:p>253.91</text:p>
              </table:table-cell>
              <table:table-cell office:value-type="float" office:value="4.14">
                <text:p>4.14</text:p>
              </table:table-cell>
              <table:table-cell office:value-type="float" office:value="4.3">
                <text:p>4.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6661">
                <text:p>6660</text:p>
              </table:table-cell>
              <table:table-cell office:value-type="float" office:value="185.84">
                <text:p>185.84</text:p>
              </table:table-cell>
              <table:table-cell office:value-type="float" office:value="283.79">
                <text:p>283.79</text:p>
              </table:table-cell>
              <table:table-cell office:value-type="float" office:value="4.45">
                <text:p>4.45</text:p>
              </table:table-cell>
              <table:table-cell office:value-type="float" office:value="4.58">
                <text:p>4.5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7031">
                <text:p>7030</text:p>
              </table:table-cell>
              <table:table-cell office:value-type="float" office:value="209.61">
                <text:p>209.61</text:p>
              </table:table-cell>
              <table:table-cell office:value-type="float" office:value="315.78">
                <text:p>315.78</text:p>
              </table:table-cell>
              <table:table-cell office:value-type="float" office:value="4.73">
                <text:p>4.73</text:p>
              </table:table-cell>
              <table:table-cell office:value-type="float" office:value="4.87">
                <text:p>4.87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7411">
                <text:p>7410</text:p>
              </table:table-cell>
              <table:table-cell office:value-type="float" office:value="233.05">
                <text:p>233.05</text:p>
              </table:table-cell>
              <table:table-cell office:value-type="float" office:value="351.04">
                <text:p>351.04</text:p>
              </table:table-cell>
              <table:table-cell office:value-type="float" office:value="5.02">
                <text:p>5.02</text:p>
              </table:table-cell>
              <table:table-cell office:value-type="float" office:value="5.22">
                <text:p>5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255.3">
                <text:p>255.3</text:p>
              </table:table-cell>
              <table:table-cell office:value-type="float" office:value="388.39">
                <text:p>388.39</text:p>
              </table:table-cell>
              <table:table-cell office:value-type="float" office:value="5.31">
                <text:p>5.31</text:p>
              </table:table-cell>
              <table:table-cell office:value-type="float" office:value="5.54">
                <text:p>5.5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284.25">
                <text:p>284.25</text:p>
              </table:table-cell>
              <table:table-cell office:value-type="float" office:value="429.4">
                <text:p>429.4</text:p>
              </table:table-cell>
              <table:table-cell office:value-type="float" office:value="5.59">
                <text:p>5.59</text:p>
              </table:table-cell>
              <table:table-cell office:value-type="float" office:value="5.74">
                <text:p>5.74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8611">
                <text:p>8610</text:p>
              </table:table-cell>
              <table:table-cell office:value-type="float" office:value="309.44">
                <text:p>309.44</text:p>
              </table:table-cell>
              <table:table-cell office:value-type="float" office:value="473.21">
                <text:p>473.21</text:p>
              </table:table-cell>
              <table:table-cell office:value-type="float" office:value="5.95">
                <text:p>5.95</text:p>
              </table:table-cell>
              <table:table-cell office:value-type="float" office:value="6.13">
                <text:p>6.13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float" office:value="9031">
                <text:p>9030</text:p>
              </table:table-cell>
              <table:table-cell office:value-type="float" office:value="342.13">
                <text:p>342.13</text:p>
              </table:table-cell>
              <table:table-cell office:value-type="float" office:value="522.11">
                <text:p>522.11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float" office:value="9461">
                <text:p>9460</text:p>
              </table:table-cell>
              <table:table-cell office:value-type="float" office:value="376.33">
                <text:p>376.33</text:p>
              </table:table-cell>
              <table:table-cell office:value-type="float" office:value="572.07">
                <text:p>572.07</text:p>
              </table:table-cell>
              <table:table-cell office:value-type="float" office:value="6.53">
                <text:p>6.53</text:p>
              </table:table-cell>
              <table:table-cell office:value-type="float" office:value="6.71">
                <text:p>6.71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412.52">
                <text:p>412.52</text:p>
              </table:table-cell>
              <table:table-cell office:value-type="float" office:value="627.85">
                <text:p>627.85</text:p>
              </table:table-cell>
              <table:table-cell office:value-type="float" office:value="6.89">
                <text:p>6.89</text:p>
              </table:table-cell>
              <table:table-cell office:value-type="float" office:value="7.06">
                <text:p>7.0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float" office:value="10351">
                <text:p>10350</text:p>
              </table:table-cell>
              <table:table-cell office:value-type="float" office:value="450.21">
                <text:p>450.21</text:p>
              </table:table-cell>
              <table:table-cell office:value-type="float" office:value="685.24">
                <text:p>685.24</text:p>
              </table:table-cell>
              <table:table-cell office:value-type="float" office:value="7.17">
                <text:p>7.17</text:p>
              </table:table-cell>
              <table:table-cell office:value-type="float" office:value="7.42">
                <text:p>7.4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10811">
                <text:p>10810</text:p>
              </table:table-cell>
              <table:table-cell office:value-type="float" office:value="490.42">
                <text:p>490.42</text:p>
              </table:table-cell>
              <table:table-cell office:value-type="float" office:value="747.78">
                <text:p>747.78</text:p>
              </table:table-cell>
              <table:table-cell office:value-type="float" office:value="7.54">
                <text:p>7.54</text:p>
              </table:table-cell>
              <table:table-cell office:value-type="float" office:value="7.73">
                <text:p>7.7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11281">
                <text:p>11280</text:p>
              </table:table-cell>
              <table:table-cell office:value-type="float" office:value="530.6">
                <text:p>530.6</text:p>
              </table:table-cell>
              <table:table-cell office:value-type="float" office:value="814.83">
                <text:p>814.83</text:p>
              </table:table-cell>
              <table:table-cell office:value-type="float" office:value="7.93">
                <text:p>7.93</text:p>
              </table:table-cell>
              <table:table-cell office:value-type="float" office:value="8.08">
                <text:p>8.08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float" office:value="11761">
                <text:p>11760</text:p>
              </table:table-cell>
              <table:table-cell office:value-type="float" office:value="579.59">
                <text:p>579.59</text:p>
              </table:table-cell>
              <table:table-cell office:value-type="float" office:value="885.76">
                <text:p>885.76</text:p>
              </table:table-cell>
              <table:table-cell office:value-type="float" office:value="8.24">
                <text:p>8.24</text:p>
              </table:table-cell>
              <table:table-cell office:value-type="float" office:value="8.51">
                <text:p>8.51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float" office:value="12251">
                <text:p>12250</text:p>
              </table:table-cell>
              <table:table-cell office:value-type="float" office:value="629.9">
                <text:p>629.9</text:p>
              </table:table-cell>
              <table:table-cell office:value-type="float" office:value="961.15">
                <text:p>961.15</text:p>
              </table:table-cell>
              <table:table-cell office:value-type="float" office:value="8.57">
                <text:p>8.57</text:p>
              </table:table-cell>
              <table:table-cell office:value-type="float" office:value="8.87">
                <text:p>8.87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2751">
                <text:p>12750</text:p>
              </table:table-cell>
              <table:table-cell office:value-type="float" office:value="682.33">
                <text:p>682.33</text:p>
              </table:table-cell>
              <table:table-cell office:value-type="float" office:value="1041.6">
                <text:p>1041.6</text:p>
              </table:table-cell>
              <table:table-cell office:value-type="float" office:value="9.05">
                <text:p>9.05</text:p>
              </table:table-cell>
              <table:table-cell office:value-type="float" office:value="9.26">
                <text:p>9.26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float" office:value="13261">
                <text:p>13260</text:p>
              </table:table-cell>
              <table:table-cell office:value-type="float" office:value="728.55">
                <text:p>728.55</text:p>
              </table:table-cell>
              <table:table-cell office:value-type="float" office:value="1127.3">
                <text:p>1127.3</text:p>
              </table:table-cell>
              <table:table-cell office:value-type="float" office:value="9.52">
                <text:p>9.52</text:p>
              </table:table-cell>
              <table:table-cell office:value-type="float" office:value="9.65">
                <text:p>9.6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3781">
                <text:p>13780</text:p>
              </table:table-cell>
              <table:table-cell office:value-type="float" office:value="795.66">
                <text:p>795.66</text:p>
              </table:table-cell>
              <table:table-cell office:value-type="float" office:value="1217.17">
                <text:p>1217.17</text:p>
              </table:table-cell>
              <table:table-cell office:value-type="float" office:value="9.95">
                <text:p>9.95</text:p>
              </table:table-cell>
              <table:table-cell office:value-type="float" office:value="10.05">
                <text:p>10.05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14311">
                <text:p>14310</text:p>
              </table:table-cell>
              <table:table-cell office:value-type="float" office:value="862.46">
                <text:p>862.46</text:p>
              </table:table-cell>
              <table:table-cell office:value-type="float" office:value="1313.66">
                <text:p>1313.66</text:p>
              </table:table-cell>
              <table:table-cell office:value-type="float" office:value="10.38">
                <text:p>10.38</text:p>
              </table:table-cell>
              <table:table-cell office:value-type="float" office:value="10.45">
                <text:p>10.4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14851">
                <text:p>14850</text:p>
              </table:table-cell>
              <table:table-cell office:value-type="float" office:value="922.85">
                <text:p>922.85</text:p>
              </table:table-cell>
              <table:table-cell office:value-type="float" office:value="1414.11">
                <text:p>1414.11</text:p>
              </table:table-cell>
              <table:table-cell office:value-type="float" office:value="10.84">
                <text:p>10.84</text:p>
              </table:table-cell>
              <table:table-cell office:value-type="float" office:value="10.78">
                <text:p>10.78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15401">
                <text:p>15400</text:p>
              </table:table-cell>
              <table:table-cell office:value-type="float" office:value="997.44">
                <text:p>997.44</text:p>
              </table:table-cell>
              <table:table-cell office:value-type="float" office:value="1520.87">
                <text:p>1520.87</text:p>
              </table:table-cell>
              <table:table-cell office:value-type="float" office:value="11.31">
                <text:p>11.31</text:p>
              </table:table-cell>
              <table:table-cell office:value-type="float" office:value="11.44">
                <text:p>11.44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15961">
                <text:p>15960</text:p>
              </table:table-cell>
              <table:table-cell office:value-type="float" office:value="1061.47">
                <text:p>1061.47</text:p>
              </table:table-cell>
              <table:table-cell office:value-type="float" office:value="1634.85">
                <text:p>1634.85</text:p>
              </table:table-cell>
              <table:table-cell office:value-type="float" office:value="11.73">
                <text:p>11.73</text:p>
              </table:table-cell>
              <table:table-cell office:value-type="float" office:value="11.74">
                <text:p>11.7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531">
                <text:p>16530</text:p>
              </table:table-cell>
              <table:table-cell office:value-type="float" office:value="1142.93">
                <text:p>1142.93</text:p>
              </table:table-cell>
              <table:table-cell office:value-type="float" office:value="1752.77">
                <text:p>1752.77</text:p>
              </table:table-cell>
              <table:table-cell office:value-type="float" office:value="12.16">
                <text:p>12.16</text:p>
              </table:table-cell>
              <table:table-cell office:value-type="float" office:value="12.14">
                <text:p>12.14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17111">
                <text:p>17110</text:p>
              </table:table-cell>
              <table:table-cell office:value-type="float" office:value="1232.63">
                <text:p>1232.63</text:p>
              </table:table-cell>
              <table:table-cell office:value-type="float" office:value="1877.91">
                <text:p>1877.91</text:p>
              </table:table-cell>
              <table:table-cell office:value-type="float" office:value="12.68">
                <text:p>12.68</text:p>
              </table:table-cell>
              <table:table-cell office:value-type="float" office:value="12.65">
                <text:p>12.65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7701">
                <text:p>17700</text:p>
              </table:table-cell>
              <table:table-cell office:value-type="float" office:value="1314.34">
                <text:p>1314.34</text:p>
              </table:table-cell>
              <table:table-cell office:value-type="float" office:value="2013.28">
                <text:p>2013.28</text:p>
              </table:table-cell>
              <table:table-cell office:value-type="float" office:value="13.15">
                <text:p>13.15</text:p>
              </table:table-cell>
              <table:table-cell office:value-type="float" office:value="13.25">
                <text:p>13.25</text:p>
              </table:table-cell>
              <table:table-cell office:value-type="float" office:value="13.24">
                <text:p>13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703cm" style:legend-expansion="high" chart:style-name="ch2"/>
        <chart:plot-area chart:style-name="ch3" table:cell-range-address="Sheet4.A1:Sheet4.A60 Sheet4.D1:Sheet4.F60" chart:data-source-has-labels="both" svg:x="0.77cm" svg:y="0.855cm" svg:width="11.553cm" svg:height="7.545cm">
          <chartooo:coordinate-region svg:x="1.391cm" svg:y="1.055cm" svg:width="10.932cm" svg:height="6.16cm"/>
          <chart:axis chart:dimension="x" chart:name="primary-x" chart:style-name="ch4" chartooo:axis-type="auto">
            <chartooo:date-scale/>
            <chart:categories table:cell-range-address="Sheet4.A2:Sheet4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D2:Sheet4.D60" chart:label-cell-address="Sheet4.D1:Sheet4.D1" chart:class="chart:line">
            <chart:data-point chart:repeated="59"/>
          </chart:series>
          <chart:series chart:style-name="ch7" chart:values-cell-range-address="Sheet4.E2:Sheet4.E60" chart:label-cell-address="Sheet4.E1:Sheet4.E1" chart:class="chart:line">
            <chart:data-point chart:repeated="59"/>
          </chart:series>
          <chart:series chart:style-name="ch8" chart:values-cell-range-address="Sheet4.F2:Sheet4.F60" chart:label-cell-address="Sheet4.F1:Sheet4.F1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rgeSort</text:p>
                <draw:g>
                  <svg:desc>Sheet4.D1:Sheet4.D1</svg:desc>
                </draw:g>
              </table:table-cell>
              <table:table-cell office:value-type="string">
                <text:p>tQuickSort</text:p>
                <draw:g>
                  <svg:desc>Sheet4.E1:Sheet4.E1</svg:desc>
                </draw:g>
              </table:table-cell>
              <table:table-cell office:value-type="string">
                <text:p>tHeapSort</text:p>
                <draw:g>
                  <svg:desc>Sheet4.F1:Sheet4.F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Sheet4.A2:Sheet4.A60</svg:desc>
                </draw:g>
              </table:table-cell>
              <table:table-cell office:value-type="float" office:value="0.01">
                <text:p>0.01</text:p>
                <draw:g>
                  <svg:desc>Sheet4.D2:Sheet4.D60</svg:desc>
                </draw:g>
              </table:table-cell>
              <table:table-cell office:value-type="float" office:value="0.01">
                <text:p>0.01</text:p>
                <draw:g>
                  <svg:desc>Sheet4.E2:Sheet4.E60</svg:desc>
                </draw:g>
              </table:table-cell>
              <table:table-cell office:value-type="float" office:value="0">
                <text:p>0</text:p>
                <draw:g>
                  <svg:desc>Sheet4.F2:Sheet4.F60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23">
                <text:p>0.23</text:p>
              </table:table-cell>
              <table:table-cell office:value-type="float" office:value="0.25">
                <text:p>0.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.48">
                <text:p>0.48</text:p>
              </table:table-cell>
              <table:table-cell office:value-type="float" office:value="0.53">
                <text:p>0.5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.58">
                <text:p>0.58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0.66">
                <text:p>0.66</text:p>
              </table:table-cell>
              <table:table-cell office:value-type="float" office:value="0.72">
                <text:p>0.7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0.79">
                <text:p>0.79</text:p>
              </table:table-cell>
              <table:table-cell office:value-type="float" office:value="0.83">
                <text:p>0.8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.86">
                <text:p>0.86</text:p>
              </table:table-cell>
              <table:table-cell office:value-type="float" office:value="0.93">
                <text:p>0.9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0.99">
                <text:p>0.99</text:p>
              </table:table-cell>
              <table:table-cell office:value-type="float" office:value="1.07">
                <text:p>1.0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.1">
                <text:p>1.1</text:p>
              </table:table-cell>
              <table:table-cell office:value-type="float" office:value="1.17">
                <text:p>1.1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1.27">
                <text:p>1.27</text:p>
              </table:table-cell>
              <table:table-cell office:value-type="float" office:value="1.31">
                <text:p>1.3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311">
                <text:p>2310</text:p>
              </table:table-cell>
              <table:table-cell office:value-type="float" office:value="1.38">
                <text:p>1.38</text:p>
              </table:table-cell>
              <table:table-cell office:value-type="float" office:value="1.47">
                <text:p>1.4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2531">
                <text:p>2530</text:p>
              </table:table-cell>
              <table:table-cell office:value-type="float" office:value="1.53">
                <text:p>1.53</text:p>
              </table:table-cell>
              <table:table-cell office:value-type="float" office:value="1.62">
                <text:p>1.6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761">
                <text:p>2760</text:p>
              </table:table-cell>
              <table:table-cell office:value-type="float" office:value="1.68">
                <text:p>1.68</text:p>
              </table:table-cell>
              <table:table-cell office:value-type="float" office:value="1.78">
                <text:p>1.7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1.82">
                <text:p>1.82</text:p>
              </table:table-cell>
              <table:table-cell office:value-type="float" office:value="1.96">
                <text:p>1.9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3251">
                <text:p>3250</text:p>
              </table:table-cell>
              <table:table-cell office:value-type="float" office:value="2.01">
                <text:p>2.01</text:p>
              </table:table-cell>
              <table:table-cell office:value-type="float" office:value="2.14">
                <text:p>2.1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3511">
                <text:p>3510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781">
                <text:p>3780</text:p>
              </table:table-cell>
              <table:table-cell office:value-type="float" office:value="2.41">
                <text:p>2.41</text:p>
              </table:table-cell>
              <table:table-cell office:value-type="float" office:value="2.47">
                <text:p>2.4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4061">
                <text:p>4060</text:p>
              </table:table-cell>
              <table:table-cell office:value-type="float" office:value="2.6">
                <text:p>2.6</text:p>
              </table:table-cell>
              <table:table-cell office:value-type="float" office:value="2.68">
                <text:p>2.6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4351">
                <text:p>4350</text:p>
              </table:table-cell>
              <table:table-cell office:value-type="float" office:value="2.81">
                <text:p>2.81</text:p>
              </table:table-cell>
              <table:table-cell office:value-type="float" office:value="2.89">
                <text:p>2.8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float" office:value="4651">
                <text:p>4650</text:p>
              </table:table-cell>
              <table:table-cell office:value-type="float" office:value="3.03">
                <text:p>3.03</text:p>
              </table:table-cell>
              <table:table-cell office:value-type="float" office:value="3.1">
                <text:p>3.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961">
                <text:p>4960</text:p>
              </table:table-cell>
              <table:table-cell office:value-type="float" office:value="3.23">
                <text:p>3.23</text:p>
              </table:table-cell>
              <table:table-cell office:value-type="float" office:value="3.37">
                <text:p>3.3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5281">
                <text:p>5280</text:p>
              </table:table-cell>
              <table:table-cell office:value-type="float" office:value="3.44">
                <text:p>3.44</text:p>
              </table:table-cell>
              <table:table-cell office:value-type="float" office:value="3.56">
                <text:p>3.56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5611">
                <text:p>5610</text:p>
              </table:table-cell>
              <table:table-cell office:value-type="float" office:value="3.65">
                <text:p>3.65</text:p>
              </table:table-cell>
              <table:table-cell office:value-type="float" office:value="3.85">
                <text:p>3.8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5951">
                <text:p>5950</text:p>
              </table:table-cell>
              <table:table-cell office:value-type="float" office:value="3.88">
                <text:p>3.88</text:p>
              </table:table-cell>
              <table:table-cell office:value-type="float" office:value="4.08">
                <text:p>4.0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4.14">
                <text:p>4.14</text:p>
              </table:table-cell>
              <table:table-cell office:value-type="float" office:value="4.3">
                <text:p>4.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6661">
                <text:p>6660</text:p>
              </table:table-cell>
              <table:table-cell office:value-type="float" office:value="4.45">
                <text:p>4.45</text:p>
              </table:table-cell>
              <table:table-cell office:value-type="float" office:value="4.58">
                <text:p>4.5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7031">
                <text:p>7030</text:p>
              </table:table-cell>
              <table:table-cell office:value-type="float" office:value="4.73">
                <text:p>4.73</text:p>
              </table:table-cell>
              <table:table-cell office:value-type="float" office:value="4.87">
                <text:p>4.87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7411">
                <text:p>7410</text:p>
              </table:table-cell>
              <table:table-cell office:value-type="float" office:value="5.02">
                <text:p>5.02</text:p>
              </table:table-cell>
              <table:table-cell office:value-type="float" office:value="5.22">
                <text:p>5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5.31">
                <text:p>5.31</text:p>
              </table:table-cell>
              <table:table-cell office:value-type="float" office:value="5.54">
                <text:p>5.5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5.59">
                <text:p>5.59</text:p>
              </table:table-cell>
              <table:table-cell office:value-type="float" office:value="5.74">
                <text:p>5.74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8611">
                <text:p>8610</text:p>
              </table:table-cell>
              <table:table-cell office:value-type="float" office:value="5.95">
                <text:p>5.95</text:p>
              </table:table-cell>
              <table:table-cell office:value-type="float" office:value="6.13">
                <text:p>6.13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float" office:value="9031">
                <text:p>9030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float" office:value="9461">
                <text:p>9460</text:p>
              </table:table-cell>
              <table:table-cell office:value-type="float" office:value="6.53">
                <text:p>6.53</text:p>
              </table:table-cell>
              <table:table-cell office:value-type="float" office:value="6.71">
                <text:p>6.71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6.89">
                <text:p>6.89</text:p>
              </table:table-cell>
              <table:table-cell office:value-type="float" office:value="7.06">
                <text:p>7.0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float" office:value="10351">
                <text:p>10350</text:p>
              </table:table-cell>
              <table:table-cell office:value-type="float" office:value="7.17">
                <text:p>7.17</text:p>
              </table:table-cell>
              <table:table-cell office:value-type="float" office:value="7.42">
                <text:p>7.4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10811">
                <text:p>10810</text:p>
              </table:table-cell>
              <table:table-cell office:value-type="float" office:value="7.54">
                <text:p>7.54</text:p>
              </table:table-cell>
              <table:table-cell office:value-type="float" office:value="7.73">
                <text:p>7.7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11281">
                <text:p>11280</text:p>
              </table:table-cell>
              <table:table-cell office:value-type="float" office:value="7.93">
                <text:p>7.93</text:p>
              </table:table-cell>
              <table:table-cell office:value-type="float" office:value="8.08">
                <text:p>8.08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float" office:value="11761">
                <text:p>11760</text:p>
              </table:table-cell>
              <table:table-cell office:value-type="float" office:value="8.24">
                <text:p>8.24</text:p>
              </table:table-cell>
              <table:table-cell office:value-type="float" office:value="8.51">
                <text:p>8.51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float" office:value="12251">
                <text:p>12250</text:p>
              </table:table-cell>
              <table:table-cell office:value-type="float" office:value="8.57">
                <text:p>8.57</text:p>
              </table:table-cell>
              <table:table-cell office:value-type="float" office:value="8.87">
                <text:p>8.87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2751">
                <text:p>12750</text:p>
              </table:table-cell>
              <table:table-cell office:value-type="float" office:value="9.05">
                <text:p>9.05</text:p>
              </table:table-cell>
              <table:table-cell office:value-type="float" office:value="9.26">
                <text:p>9.26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float" office:value="13261">
                <text:p>13260</text:p>
              </table:table-cell>
              <table:table-cell office:value-type="float" office:value="9.52">
                <text:p>9.52</text:p>
              </table:table-cell>
              <table:table-cell office:value-type="float" office:value="9.65">
                <text:p>9.6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3781">
                <text:p>13780</text:p>
              </table:table-cell>
              <table:table-cell office:value-type="float" office:value="9.95">
                <text:p>9.95</text:p>
              </table:table-cell>
              <table:table-cell office:value-type="float" office:value="10.05">
                <text:p>10.05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14311">
                <text:p>14310</text:p>
              </table:table-cell>
              <table:table-cell office:value-type="float" office:value="10.38">
                <text:p>10.38</text:p>
              </table:table-cell>
              <table:table-cell office:value-type="float" office:value="10.45">
                <text:p>10.4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14851">
                <text:p>14850</text:p>
              </table:table-cell>
              <table:table-cell office:value-type="float" office:value="10.84">
                <text:p>10.84</text:p>
              </table:table-cell>
              <table:table-cell office:value-type="float" office:value="10.78">
                <text:p>10.78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15401">
                <text:p>15400</text:p>
              </table:table-cell>
              <table:table-cell office:value-type="float" office:value="11.31">
                <text:p>11.31</text:p>
              </table:table-cell>
              <table:table-cell office:value-type="float" office:value="11.44">
                <text:p>11.44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15961">
                <text:p>15960</text:p>
              </table:table-cell>
              <table:table-cell office:value-type="float" office:value="11.73">
                <text:p>11.73</text:p>
              </table:table-cell>
              <table:table-cell office:value-type="float" office:value="11.74">
                <text:p>11.7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531">
                <text:p>16530</text:p>
              </table:table-cell>
              <table:table-cell office:value-type="float" office:value="12.16">
                <text:p>12.16</text:p>
              </table:table-cell>
              <table:table-cell office:value-type="float" office:value="12.14">
                <text:p>12.14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17111">
                <text:p>17110</text:p>
              </table:table-cell>
              <table:table-cell office:value-type="float" office:value="12.68">
                <text:p>12.68</text:p>
              </table:table-cell>
              <table:table-cell office:value-type="float" office:value="12.65">
                <text:p>12.65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7701">
                <text:p>17700</text:p>
              </table:table-cell>
              <table:table-cell office:value-type="float" office:value="13.15">
                <text:p>13.15</text:p>
              </table:table-cell>
              <table:table-cell office:value-type="float" office:value="13.25">
                <text:p>13.25</text:p>
              </table:table-cell>
              <table:table-cell office:value-type="float" office:value="13.24">
                <text:p>13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13cm" svg:height="16.124cm" xlink:href=".." xlink:type="simple" chart:class="chart:line" chart:style-name="ch1">
        <chart:legend chart:legend-position="end" svg:x="21.276cm" svg:y="7.265cm" style:legend-expansion="high" chart:style-name="ch2"/>
        <chart:plot-area chart:style-name="ch3" table:cell-range-address="Sheet5.A2:Sheet5.D100 Sheet5.B1:Sheet5.D1" chart:data-source-has-labels="both" svg:x="0.936cm" svg:y="1.423cm" svg:width="19.368cm" svg:height="13.959cm">
          <chartooo:coordinate-region svg:x="1.928cm" svg:y="1.622cm" svg:width="18.376cm" svg:height="12.313cm"/>
          <chart:axis chart:dimension="x" chart:name="primary-x" chart:style-name="ch4" chartooo:axis-type="auto">
            <chartooo:date-scale/>
            <chart:categories table:cell-range-address="Sheet5.A2:Sheet5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100" chart:label-cell-address="Sheet5.B1:Sheet5.B1" chart:class="chart:line">
            <chart:data-point chart:repeated="99"/>
          </chart:series>
          <chart:series chart:style-name="ch7" chart:values-cell-range-address="Sheet5.C2:Sheet5.C100" chart:label-cell-address="Sheet5.C1:Sheet5.C1" chart:class="chart:line">
            <chart:data-point chart:repeated="99"/>
          </chart:series>
          <chart:series chart:style-name="ch8" chart:values-cell-range-address="Sheet5.D2:Sheet5.D100" chart:label-cell-address="Sheet5.D1:Sheet5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rgeSort</text:p>
                <draw:g>
                  <svg:desc>Sheet5.B1:Sheet5.B1</svg:desc>
                </draw:g>
              </table:table-cell>
              <table:table-cell office:value-type="string">
                <text:p>tQuickSort</text:p>
                <draw:g>
                  <svg:desc>Sheet5.C1:Sheet5.C1</svg:desc>
                </draw:g>
              </table:table-cell>
              <table:table-cell office:value-type="string">
                <text:p>tHeapSort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1001">
                <text:p>1000</text:p>
                <draw:g>
                  <svg:desc>Sheet5.A2:Sheet5.A100</svg:desc>
                </draw:g>
              </table:table-cell>
              <table:table-cell office:value-type="float" office:value="0.53">
                <text:p>0.53</text:p>
                <draw:g>
                  <svg:desc>Sheet5.B2:Sheet5.B100</svg:desc>
                </draw:g>
              </table:table-cell>
              <table:table-cell office:value-type="float" office:value="0.59">
                <text:p>0.59</text:p>
                <draw:g>
                  <svg:desc>Sheet5.C2:Sheet5.C100</svg:desc>
                </draw:g>
              </table:table-cell>
              <table:table-cell office:value-type="float" office:value="0.56">
                <text:p>0.56</text:p>
                <draw:g>
                  <svg:desc>Sheet5.D2:Sheet5.D100</svg:desc>
                </draw:g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1.77">
                <text:p>1.77</text:p>
              </table:table-cell>
              <table:table-cell office:value-type="float" office:value="1.95">
                <text:p>1.9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6001">
                <text:p>6000</text:p>
              </table:table-cell>
              <table:table-cell office:value-type="float" office:value="3.77">
                <text:p>3.77</text:p>
              </table:table-cell>
              <table:table-cell office:value-type="float" office:value="4.11">
                <text:p>4.1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0001">
                <text:p>10000</text:p>
              </table:table-cell>
              <table:table-cell office:value-type="float" office:value="6.67">
                <text:p>6.67</text:p>
              </table:table-cell>
              <table:table-cell office:value-type="float" office:value="7.14">
                <text:p>7.1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15001">
                <text:p>15000</text:p>
              </table:table-cell>
              <table:table-cell office:value-type="float" office:value="10.44">
                <text:p>10.44</text:p>
              </table:table-cell>
              <table:table-cell office:value-type="float" office:value="11.1">
                <text:p>11.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21001">
                <text:p>21000</text:p>
              </table:table-cell>
              <table:table-cell office:value-type="float" office:value="14.85">
                <text:p>14.85</text:p>
              </table:table-cell>
              <table:table-cell office:value-type="float" office:value="15.92">
                <text:p>15.92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float" office:value="28001">
                <text:p>28000</text:p>
              </table:table-cell>
              <table:table-cell office:value-type="float" office:value="20.54">
                <text:p>20.54</text:p>
              </table:table-cell>
              <table:table-cell office:value-type="float" office:value="21.56">
                <text:p>21.56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float" office:value="36001">
                <text:p>36000</text:p>
              </table:table-cell>
              <table:table-cell office:value-type="float" office:value="27.28">
                <text:p>27.28</text:p>
              </table:table-cell>
              <table:table-cell office:value-type="float" office:value="28.2">
                <text:p>28.2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float" office:value="45001">
                <text:p>45000</text:p>
              </table:table-cell>
              <table:table-cell office:value-type="float" office:value="34.1">
                <text:p>34.1</text:p>
              </table:table-cell>
              <table:table-cell office:value-type="float" office:value="36.25">
                <text:p>36.25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55001">
                <text:p>55000</text:p>
              </table:table-cell>
              <table:table-cell office:value-type="float" office:value="43.07">
                <text:p>43.07</text:p>
              </table:table-cell>
              <table:table-cell office:value-type="float" office:value="44.58">
                <text:p>44.58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66001">
                <text:p>66000</text:p>
              </table:table-cell>
              <table:table-cell office:value-type="float" office:value="52.28">
                <text:p>52.28</text:p>
              </table:table-cell>
              <table:table-cell office:value-type="float" office:value="53.98">
                <text:p>53.98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float" office:value="78001">
                <text:p>78000</text:p>
              </table:table-cell>
              <table:table-cell office:value-type="float" office:value="62.41">
                <text:p>62.41</text:p>
              </table:table-cell>
              <table:table-cell office:value-type="float" office:value="64.34">
                <text:p>64.34</text:p>
              </table:table-cell>
              <table:table-cell office:value-type="float" office:value="69.08">
                <text:p>69.08</text:p>
              </table:table-cell>
            </table:table-row>
            <table:table-row>
              <table:table-cell office:value-type="float" office:value="91001">
                <text:p>91000</text:p>
              </table:table-cell>
              <table:table-cell office:value-type="float" office:value="73.11">
                <text:p>73.11</text:p>
              </table:table-cell>
              <table:table-cell office:value-type="float" office:value="76.62">
                <text:p>76.62</text:p>
              </table:table-cell>
              <table:table-cell office:value-type="float" office:value="81.84">
                <text:p>81.84</text:p>
              </table:table-cell>
            </table:table-row>
            <table:table-row>
              <table:table-cell office:value-type="float" office:value="105001">
                <text:p>105000</text:p>
              </table:table-cell>
              <table:table-cell office:value-type="float" office:value="85.91">
                <text:p>85.91</text:p>
              </table:table-cell>
              <table:table-cell office:value-type="float" office:value="88.79">
                <text:p>88.79</text:p>
              </table:table-cell>
              <table:table-cell office:value-type="float" office:value="95.81">
                <text:p>95.81</text:p>
              </table:table-cell>
            </table:table-row>
            <table:table-row>
              <table:table-cell office:value-type="float" office:value="120001">
                <text:p>120000</text:p>
              </table:table-cell>
              <table:table-cell office:value-type="float" office:value="99.49">
                <text:p>99.49</text:p>
              </table:table-cell>
              <table:table-cell office:value-type="float" office:value="102.16">
                <text:p>102.16</text:p>
              </table:table-cell>
              <table:table-cell office:value-type="float" office:value="110.98">
                <text:p>110.98</text:p>
              </table:table-cell>
            </table:table-row>
            <table:table-row>
              <table:table-cell office:value-type="float" office:value="136001">
                <text:p>136000</text:p>
              </table:table-cell>
              <table:table-cell office:value-type="float" office:value="114.34">
                <text:p>114.34</text:p>
              </table:table-cell>
              <table:table-cell office:value-type="float" office:value="116.59">
                <text:p>116.59</text:p>
              </table:table-cell>
              <table:table-cell office:value-type="float" office:value="127.24">
                <text:p>127.24</text:p>
              </table:table-cell>
            </table:table-row>
            <table:table-row>
              <table:table-cell office:value-type="float" office:value="153001">
                <text:p>153000</text:p>
              </table:table-cell>
              <table:table-cell office:value-type="float" office:value="129.22">
                <text:p>129.22</text:p>
              </table:table-cell>
              <table:table-cell office:value-type="float" office:value="131.9">
                <text:p>131.9</text:p>
              </table:table-cell>
              <table:table-cell office:value-type="float" office:value="144.91">
                <text:p>144.91</text:p>
              </table:table-cell>
            </table:table-row>
            <table:table-row>
              <table:table-cell office:value-type="float" office:value="171001">
                <text:p>171000</text:p>
              </table:table-cell>
              <table:table-cell office:value-type="float" office:value="144.5">
                <text:p>144.5</text:p>
              </table:table-cell>
              <table:table-cell office:value-type="float" office:value="147.91">
                <text:p>147.91</text:p>
              </table:table-cell>
              <table:table-cell office:value-type="float" office:value="163.89">
                <text:p>163.89</text:p>
              </table:table-cell>
            </table:table-row>
            <table:table-row>
              <table:table-cell office:value-type="float" office:value="190001">
                <text:p>190000</text:p>
              </table:table-cell>
              <table:table-cell office:value-type="float" office:value="161.13">
                <text:p>161.13</text:p>
              </table:table-cell>
              <table:table-cell office:value-type="float" office:value="166.33">
                <text:p>166.33</text:p>
              </table:table-cell>
              <table:table-cell office:value-type="float" office:value="183.85">
                <text:p>183.85</text:p>
              </table:table-cell>
            </table:table-row>
            <table:table-row>
              <table:table-cell office:value-type="float" office:value="210001">
                <text:p>210000</text:p>
              </table:table-cell>
              <table:table-cell office:value-type="float" office:value="181.34">
                <text:p>181.34</text:p>
              </table:table-cell>
              <table:table-cell office:value-type="float" office:value="185.29">
                <text:p>185.29</text:p>
              </table:table-cell>
              <table:table-cell office:value-type="float" office:value="204.9">
                <text:p>204.9</text:p>
              </table:table-cell>
            </table:table-row>
            <table:table-row>
              <table:table-cell office:value-type="float" office:value="231001">
                <text:p>231000</text:p>
              </table:table-cell>
              <table:table-cell office:value-type="float" office:value="201.48">
                <text:p>201.48</text:p>
              </table:table-cell>
              <table:table-cell office:value-type="float" office:value="204.6">
                <text:p>204.6</text:p>
              </table:table-cell>
              <table:table-cell office:value-type="float" office:value="227.82">
                <text:p>227.82</text:p>
              </table:table-cell>
            </table:table-row>
            <table:table-row>
              <table:table-cell office:value-type="float" office:value="253001">
                <text:p>253000</text:p>
              </table:table-cell>
              <table:table-cell office:value-type="float" office:value="221.96">
                <text:p>221.96</text:p>
              </table:table-cell>
              <table:table-cell office:value-type="float" office:value="225.47">
                <text:p>225.47</text:p>
              </table:table-cell>
              <table:table-cell office:value-type="float" office:value="251.52">
                <text:p>251.52</text:p>
              </table:table-cell>
            </table:table-row>
            <table:table-row>
              <table:table-cell office:value-type="float" office:value="276001">
                <text:p>276000</text:p>
              </table:table-cell>
              <table:table-cell office:value-type="float" office:value="244.76">
                <text:p>244.76</text:p>
              </table:table-cell>
              <table:table-cell office:value-type="float" office:value="248.28">
                <text:p>248.28</text:p>
              </table:table-cell>
              <table:table-cell office:value-type="float" office:value="276.05">
                <text:p>276.05</text:p>
              </table:table-cell>
            </table:table-row>
            <table:table-row>
              <table:table-cell office:value-type="float" office:value="300001">
                <text:p>300000</text:p>
              </table:table-cell>
              <table:table-cell office:value-type="float" office:value="267.08">
                <text:p>267.08</text:p>
              </table:table-cell>
              <table:table-cell office:value-type="float" office:value="270.25">
                <text:p>270.2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25001">
                <text:p>325000</text:p>
              </table:table-cell>
              <table:table-cell office:value-type="float" office:value="288.81">
                <text:p>288.81</text:p>
              </table:table-cell>
              <table:table-cell office:value-type="float" office:value="295.76">
                <text:p>295.76</text:p>
              </table:table-cell>
              <table:table-cell office:value-type="float" office:value="330.74">
                <text:p>330.74</text:p>
              </table:table-cell>
            </table:table-row>
            <table:table-row>
              <table:table-cell office:value-type="float" office:value="351001">
                <text:p>351000</text:p>
              </table:table-cell>
              <table:table-cell office:value-type="float" office:value="313.15">
                <text:p>313.15</text:p>
              </table:table-cell>
              <table:table-cell office:value-type="float" office:value="319.45">
                <text:p>319.45</text:p>
              </table:table-cell>
              <table:table-cell office:value-type="float" office:value="360.36">
                <text:p>360.36</text:p>
              </table:table-cell>
            </table:table-row>
            <table:table-row>
              <table:table-cell office:value-type="float" office:value="378001">
                <text:p>378000</text:p>
              </table:table-cell>
              <table:table-cell office:value-type="float" office:value="338.02">
                <text:p>338.02</text:p>
              </table:table-cell>
              <table:table-cell office:value-type="float" office:value="349.63">
                <text:p>349.63</text:p>
              </table:table-cell>
              <table:table-cell office:value-type="float" office:value="391.34">
                <text:p>391.34</text:p>
              </table:table-cell>
            </table:table-row>
            <table:table-row>
              <table:table-cell office:value-type="float" office:value="406001">
                <text:p>406000</text:p>
              </table:table-cell>
              <table:table-cell office:value-type="float" office:value="366.2">
                <text:p>366.2</text:p>
              </table:table-cell>
              <table:table-cell office:value-type="float" office:value="376.06">
                <text:p>376.06</text:p>
              </table:table-cell>
              <table:table-cell office:value-type="float" office:value="422.94">
                <text:p>422.94</text:p>
              </table:table-cell>
            </table:table-row>
            <table:table-row>
              <table:table-cell office:value-type="float" office:value="435001">
                <text:p>435000</text:p>
              </table:table-cell>
              <table:table-cell office:value-type="float" office:value="397.09">
                <text:p>397.09</text:p>
              </table:table-cell>
              <table:table-cell office:value-type="float" office:value="400.6">
                <text:p>400.6</text:p>
              </table:table-cell>
              <table:table-cell office:value-type="float" office:value="456.31">
                <text:p>456.31</text:p>
              </table:table-cell>
            </table:table-row>
            <table:table-row>
              <table:table-cell office:value-type="float" office:value="465001">
                <text:p>465000</text:p>
              </table:table-cell>
              <table:table-cell office:value-type="float" office:value="426.32">
                <text:p>426.32</text:p>
              </table:table-cell>
              <table:table-cell office:value-type="float" office:value="429.26">
                <text:p>429.26</text:p>
              </table:table-cell>
              <table:table-cell office:value-type="float" office:value="491.87">
                <text:p>491.87</text:p>
              </table:table-cell>
            </table:table-row>
            <table:table-row>
              <table:table-cell office:value-type="float" office:value="496001">
                <text:p>496000</text:p>
              </table:table-cell>
              <table:table-cell office:value-type="float" office:value="457.24">
                <text:p>457.24</text:p>
              </table:table-cell>
              <table:table-cell office:value-type="float" office:value="461.6">
                <text:p>461.6</text:p>
              </table:table-cell>
              <table:table-cell office:value-type="float" office:value="530.12">
                <text:p>530.12</text:p>
              </table:table-cell>
            </table:table-row>
            <table:table-row>
              <table:table-cell office:value-type="float" office:value="528001">
                <text:p>528000</text:p>
              </table:table-cell>
              <table:table-cell office:value-type="float" office:value="489.28">
                <text:p>489.28</text:p>
              </table:table-cell>
              <table:table-cell office:value-type="float" office:value="491.62">
                <text:p>491.62</text:p>
              </table:table-cell>
              <table:table-cell office:value-type="float" office:value="565.68">
                <text:p>565.68</text:p>
              </table:table-cell>
            </table:table-row>
            <table:table-row>
              <table:table-cell office:value-type="float" office:value="561001">
                <text:p>561000</text:p>
              </table:table-cell>
              <table:table-cell office:value-type="float" office:value="523.18">
                <text:p>523.18</text:p>
              </table:table-cell>
              <table:table-cell office:value-type="float" office:value="523.36">
                <text:p>523.36</text:p>
              </table:table-cell>
              <table:table-cell office:value-type="float" office:value="606.86">
                <text:p>606.86</text:p>
              </table:table-cell>
            </table:table-row>
            <table:table-row>
              <table:table-cell office:value-type="float" office:value="595001">
                <text:p>595000</text:p>
              </table:table-cell>
              <table:table-cell office:value-type="float" office:value="556.21">
                <text:p>556.21</text:p>
              </table:table-cell>
              <table:table-cell office:value-type="float" office:value="558.78">
                <text:p>558.78</text:p>
              </table:table-cell>
              <table:table-cell office:value-type="float" office:value="650.7">
                <text:p>650.7</text:p>
              </table:table-cell>
            </table:table-row>
            <table:table-row>
              <table:table-cell office:value-type="float" office:value="630001">
                <text:p>630000</text:p>
              </table:table-cell>
              <table:table-cell office:value-type="float" office:value="589.33">
                <text:p>589.33</text:p>
              </table:table-cell>
              <table:table-cell office:value-type="float" office:value="593.89">
                <text:p>593.89</text:p>
              </table:table-cell>
              <table:table-cell office:value-type="float" office:value="690.79">
                <text:p>690.79</text:p>
              </table:table-cell>
            </table:table-row>
            <table:table-row>
              <table:table-cell office:value-type="float" office:value="666001">
                <text:p>666000</text:p>
              </table:table-cell>
              <table:table-cell office:value-type="float" office:value="622.07">
                <text:p>622.07</text:p>
              </table:table-cell>
              <table:table-cell office:value-type="float" office:value="630.67">
                <text:p>630.67</text:p>
              </table:table-cell>
              <table:table-cell office:value-type="float" office:value="738.11">
                <text:p>738.11</text:p>
              </table:table-cell>
            </table:table-row>
            <table:table-row>
              <table:table-cell office:value-type="float" office:value="703001">
                <text:p>703000</text:p>
              </table:table-cell>
              <table:table-cell office:value-type="float" office:value="659.06">
                <text:p>659.06</text:p>
              </table:table-cell>
              <table:table-cell office:value-type="float" office:value="671.07">
                <text:p>671.07</text:p>
              </table:table-cell>
              <table:table-cell office:value-type="float" office:value="784.25">
                <text:p>784.25</text:p>
              </table:table-cell>
            </table:table-row>
            <table:table-row>
              <table:table-cell office:value-type="float" office:value="741001">
                <text:p>741000</text:p>
              </table:table-cell>
              <table:table-cell office:value-type="float" office:value="695.83">
                <text:p>695.83</text:p>
              </table:table-cell>
              <table:table-cell office:value-type="float" office:value="706.63">
                <text:p>706.63</text:p>
              </table:table-cell>
              <table:table-cell office:value-type="float" office:value="835.23">
                <text:p>835.23</text:p>
              </table:table-cell>
            </table:table-row>
            <table:table-row>
              <table:table-cell office:value-type="float" office:value="780001">
                <text:p>780000</text:p>
              </table:table-cell>
              <table:table-cell office:value-type="float" office:value="732.33">
                <text:p>732.33</text:p>
              </table:table-cell>
              <table:table-cell office:value-type="float" office:value="742.91">
                <text:p>742.91</text:p>
              </table:table-cell>
              <table:table-cell office:value-type="float" office:value="886.33">
                <text:p>886.33</text:p>
              </table:table-cell>
            </table:table-row>
            <table:table-row>
              <table:table-cell office:value-type="float" office:value="820001">
                <text:p>820000</text:p>
              </table:table-cell>
              <table:table-cell office:value-type="float" office:value="778.48">
                <text:p>778.48</text:p>
              </table:table-cell>
              <table:table-cell office:value-type="float" office:value="783.93">
                <text:p>783.93</text:p>
              </table:table-cell>
              <table:table-cell office:value-type="float" office:value="936.14">
                <text:p>936.14</text:p>
              </table:table-cell>
            </table:table-row>
            <table:table-row>
              <table:table-cell office:value-type="float" office:value="861001">
                <text:p>861000</text:p>
              </table:table-cell>
              <table:table-cell office:value-type="float" office:value="824.1">
                <text:p>824.1</text:p>
              </table:table-cell>
              <table:table-cell office:value-type="float" office:value="821.8">
                <text:p>821.8</text:p>
              </table:table-cell>
              <table:table-cell office:value-type="float" office:value="991.57">
                <text:p>991.57</text:p>
              </table:table-cell>
            </table:table-row>
            <table:table-row>
              <table:table-cell office:value-type="float" office:value="903001">
                <text:p>903000</text:p>
              </table:table-cell>
              <table:table-cell office:value-type="float" office:value="867.65">
                <text:p>867.65</text:p>
              </table:table-cell>
              <table:table-cell office:value-type="float" office:value="867.16">
                <text:p>867.16</text:p>
              </table:table-cell>
              <table:table-cell office:value-type="float" office:value="1049.01">
                <text:p>1049.01</text:p>
              </table:table-cell>
            </table:table-row>
            <table:table-row>
              <table:table-cell office:value-type="float" office:value="946001">
                <text:p>946000</text:p>
              </table:table-cell>
              <table:table-cell office:value-type="float" office:value="912.14">
                <text:p>912.14</text:p>
              </table:table-cell>
              <table:table-cell office:value-type="float" office:value="911.69">
                <text:p>911.69</text:p>
              </table:table-cell>
              <table:table-cell office:value-type="float" office:value="1111.51">
                <text:p>1111.51</text:p>
              </table:table-cell>
            </table:table-row>
            <table:table-row>
              <table:table-cell office:value-type="float" office:value="990001">
                <text:p>990000</text:p>
              </table:table-cell>
              <table:table-cell office:value-type="float" office:value="957.27">
                <text:p>957.27</text:p>
              </table:table-cell>
              <table:table-cell office:value-type="float" office:value="953.91">
                <text:p>953.91</text:p>
              </table:table-cell>
              <table:table-cell office:value-type="float" office:value="1176.26">
                <text:p>1176.26</text:p>
              </table:table-cell>
            </table:table-row>
            <table:table-row>
              <table:table-cell office:value-type="float" office:value="1035001">
                <text:p>1035000</text:p>
              </table:table-cell>
              <table:table-cell office:value-type="float" office:value="1003.14">
                <text:p>1003.14</text:p>
              </table:table-cell>
              <table:table-cell office:value-type="float" office:value="1008.4">
                <text:p>1008.4</text:p>
              </table:table-cell>
              <table:table-cell office:value-type="float" office:value="1238.77">
                <text:p>1238.77</text:p>
              </table:table-cell>
            </table:table-row>
            <table:table-row>
              <table:table-cell office:value-type="float" office:value="1081001">
                <text:p>1081000</text:p>
              </table:table-cell>
              <table:table-cell office:value-type="float" office:value="1054.04">
                <text:p>1054.04</text:p>
              </table:table-cell>
              <table:table-cell office:value-type="float" office:value="1052.87">
                <text:p>1052.87</text:p>
              </table:table-cell>
              <table:table-cell office:value-type="float" office:value="1301.7">
                <text:p>1301.7</text:p>
              </table:table-cell>
            </table:table-row>
            <table:table-row>
              <table:table-cell office:value-type="float" office:value="1128001">
                <text:p>1128000</text:p>
              </table:table-cell>
              <table:table-cell office:value-type="float" office:value="1103.81">
                <text:p>1103.81</text:p>
              </table:table-cell>
              <table:table-cell office:value-type="float" office:value="1103.58">
                <text:p>1103.58</text:p>
              </table:table-cell>
              <table:table-cell office:value-type="float" office:value="1367.82">
                <text:p>1367.82</text:p>
              </table:table-cell>
            </table:table-row>
            <table:table-row>
              <table:table-cell office:value-type="float" office:value="1176001">
                <text:p>1176000</text:p>
              </table:table-cell>
              <table:table-cell office:value-type="float" office:value="1152.31">
                <text:p>1152.31</text:p>
              </table:table-cell>
              <table:table-cell office:value-type="float" office:value="1145.23">
                <text:p>1145.23</text:p>
              </table:table-cell>
              <table:table-cell office:value-type="float" office:value="1436.15">
                <text:p>1436.15</text:p>
              </table:table-cell>
            </table:table-row>
            <table:table-row>
              <table:table-cell office:value-type="float" office:value="1225001">
                <text:p>1225000</text:p>
              </table:table-cell>
              <table:table-cell office:value-type="float" office:value="1200.53">
                <text:p>1200.53</text:p>
              </table:table-cell>
              <table:table-cell office:value-type="float" office:value="1198.16">
                <text:p>1198.16</text:p>
              </table:table-cell>
              <table:table-cell office:value-type="float" office:value="1510.76">
                <text:p>1510.76</text:p>
              </table:table-cell>
            </table:table-row>
            <table:table-row>
              <table:table-cell office:value-type="float" office:value="1275001">
                <text:p>1275000</text:p>
              </table:table-cell>
              <table:table-cell office:value-type="float" office:value="1248.75">
                <text:p>1248.75</text:p>
              </table:table-cell>
              <table:table-cell office:value-type="float" office:value="1251.68">
                <text:p>1251.68</text:p>
              </table:table-cell>
              <table:table-cell office:value-type="float" office:value="1586.76">
                <text:p>1586.76</text:p>
              </table:table-cell>
            </table:table-row>
            <table:table-row>
              <table:table-cell office:value-type="float" office:value="1326001">
                <text:p>1326000</text:p>
              </table:table-cell>
              <table:table-cell office:value-type="float" office:value="1297.57">
                <text:p>1297.57</text:p>
              </table:table-cell>
              <table:table-cell office:value-type="float" office:value="1311.78">
                <text:p>1311.78</text:p>
              </table:table-cell>
              <table:table-cell office:value-type="float" office:value="1659.51">
                <text:p>1659.51</text:p>
              </table:table-cell>
            </table:table-row>
            <table:table-row>
              <table:table-cell office:value-type="float" office:value="1378001">
                <text:p>1378000</text:p>
              </table:table-cell>
              <table:table-cell office:value-type="float" office:value="1353.16">
                <text:p>1353.16</text:p>
              </table:table-cell>
              <table:table-cell office:value-type="float" office:value="1357.89">
                <text:p>1357.89</text:p>
              </table:table-cell>
              <table:table-cell office:value-type="float" office:value="1734.51">
                <text:p>1734.51</text:p>
              </table:table-cell>
            </table:table-row>
            <table:table-row>
              <table:table-cell office:value-type="float" office:value="1431001">
                <text:p>1431000</text:p>
              </table:table-cell>
              <table:table-cell office:value-type="float" office:value="1408.05">
                <text:p>1408.05</text:p>
              </table:table-cell>
              <table:table-cell office:value-type="float" office:value="1408.56">
                <text:p>1408.56</text:p>
              </table:table-cell>
              <table:table-cell office:value-type="float" office:value="1822.79">
                <text:p>1822.79</text:p>
              </table:table-cell>
            </table:table-row>
            <table:table-row>
              <table:table-cell office:value-type="float" office:value="1485001">
                <text:p>1485000</text:p>
              </table:table-cell>
              <table:table-cell office:value-type="float" office:value="1462.73">
                <text:p>1462.73</text:p>
              </table:table-cell>
              <table:table-cell office:value-type="float" office:value="1460.18">
                <text:p>1460.18</text:p>
              </table:table-cell>
              <table:table-cell office:value-type="float" office:value="1902.03">
                <text:p>1902.03</text:p>
              </table:table-cell>
            </table:table-row>
            <table:table-row>
              <table:table-cell office:value-type="float" office:value="1540001">
                <text:p>1540000</text:p>
              </table:table-cell>
              <table:table-cell office:value-type="float" office:value="1516.4">
                <text:p>1516.4</text:p>
              </table:table-cell>
              <table:table-cell office:value-type="float" office:value="1532.03">
                <text:p>1532.03</text:p>
              </table:table-cell>
              <table:table-cell office:value-type="float" office:value="1978.45">
                <text:p>1978.45</text:p>
              </table:table-cell>
            </table:table-row>
            <table:table-row>
              <table:table-cell office:value-type="float" office:value="1596001">
                <text:p>1596000</text:p>
              </table:table-cell>
              <table:table-cell office:value-type="float" office:value="1578.52">
                <text:p>1578.52</text:p>
              </table:table-cell>
              <table:table-cell office:value-type="float" office:value="1587.05">
                <text:p>1587.05</text:p>
              </table:table-cell>
              <table:table-cell office:value-type="float" office:value="2063.85">
                <text:p>2063.85</text:p>
              </table:table-cell>
            </table:table-row>
            <table:table-row>
              <table:table-cell office:value-type="float" office:value="1653001">
                <text:p>1653000</text:p>
              </table:table-cell>
              <table:table-cell office:value-type="float" office:value="1652.59">
                <text:p>1652.59</text:p>
              </table:table-cell>
              <table:table-cell office:value-type="float" office:value="1643.56">
                <text:p>1643.56</text:p>
              </table:table-cell>
              <table:table-cell office:value-type="float" office:value="2150.05">
                <text:p>2150.05</text:p>
              </table:table-cell>
            </table:table-row>
            <table:table-row>
              <table:table-cell office:value-type="float" office:value="1711001">
                <text:p>1711000</text:p>
              </table:table-cell>
              <table:table-cell office:value-type="float" office:value="1713.65">
                <text:p>1713.65</text:p>
              </table:table-cell>
              <table:table-cell office:value-type="float" office:value="1695.95">
                <text:p>1695.95</text:p>
              </table:table-cell>
              <table:table-cell office:value-type="float" office:value="2243.37">
                <text:p>2243.37</text:p>
              </table:table-cell>
            </table:table-row>
            <table:table-row>
              <table:table-cell office:value-type="float" office:value="1770001">
                <text:p>1770000</text:p>
              </table:table-cell>
              <table:table-cell office:value-type="float" office:value="1779.35">
                <text:p>1779.35</text:p>
              </table:table-cell>
              <table:table-cell office:value-type="float" office:value="1778.35">
                <text:p>1778.35</text:p>
              </table:table-cell>
              <table:table-cell office:value-type="float" office:value="2337.16">
                <text:p>2337.16</text:p>
              </table:table-cell>
            </table:table-row>
            <table:table-row>
              <table:table-cell office:value-type="float" office:value="1830001">
                <text:p>1830000</text:p>
              </table:table-cell>
              <table:table-cell office:value-type="float" office:value="1843.96">
                <text:p>1843.96</text:p>
              </table:table-cell>
              <table:table-cell office:value-type="float" office:value="1829.24">
                <text:p>1829.24</text:p>
              </table:table-cell>
              <table:table-cell office:value-type="float" office:value="2375.93">
                <text:p>2375.93</text:p>
              </table:table-cell>
            </table:table-row>
            <table:table-row>
              <table:table-cell office:value-type="float" office:value="1891001">
                <text:p>1891000</text:p>
              </table:table-cell>
              <table:table-cell office:value-type="float" office:value="1933.49">
                <text:p>1933.49</text:p>
              </table:table-cell>
              <table:table-cell office:value-type="float" office:value="1898.57">
                <text:p>1898.57</text:p>
              </table:table-cell>
              <table:table-cell office:value-type="float" office:value="2482.18">
                <text:p>2482.18</text:p>
              </table:table-cell>
            </table:table-row>
            <table:table-row>
              <table:table-cell office:value-type="float" office:value="1953001">
                <text:p>1953000</text:p>
              </table:table-cell>
              <table:table-cell office:value-type="float" office:value="2006.3">
                <text:p>2006.3</text:p>
              </table:table-cell>
              <table:table-cell office:value-type="float" office:value="1955.24">
                <text:p>1955.24</text:p>
              </table:table-cell>
              <table:table-cell office:value-type="float" office:value="2594.27">
                <text:p>2594.27</text:p>
              </table:table-cell>
            </table:table-row>
            <table:table-row>
              <table:table-cell office:value-type="float" office:value="2016001">
                <text:p>2016000</text:p>
              </table:table-cell>
              <table:table-cell office:value-type="float" office:value="2036.94">
                <text:p>2036.94</text:p>
              </table:table-cell>
              <table:table-cell office:value-type="float" office:value="2035.25">
                <text:p>2035.25</text:p>
              </table:table-cell>
              <table:table-cell office:value-type="float" office:value="2654.55">
                <text:p>2654.55</text:p>
              </table:table-cell>
            </table:table-row>
            <table:table-row>
              <table:table-cell office:value-type="float" office:value="2080001">
                <text:p>2080000</text:p>
              </table:table-cell>
              <table:table-cell office:value-type="float" office:value="2110.14">
                <text:p>2110.14</text:p>
              </table:table-cell>
              <table:table-cell office:value-type="float" office:value="2093.66">
                <text:p>2093.66</text:p>
              </table:table-cell>
              <table:table-cell office:value-type="float" office:value="2759.03">
                <text:p>2759.03</text:p>
              </table:table-cell>
            </table:table-row>
            <table:table-row>
              <table:table-cell office:value-type="float" office:value="2145001">
                <text:p>2145000</text:p>
              </table:table-cell>
              <table:table-cell office:value-type="float" office:value="2180.03">
                <text:p>2180.03</text:p>
              </table:table-cell>
              <table:table-cell office:value-type="float" office:value="2162.46">
                <text:p>2162.46</text:p>
              </table:table-cell>
              <table:table-cell office:value-type="float" office:value="2875.2">
                <text:p>2875.2</text:p>
              </table:table-cell>
            </table:table-row>
            <table:table-row>
              <table:table-cell office:value-type="float" office:value="2211001">
                <text:p>2211000</text:p>
              </table:table-cell>
              <table:table-cell office:value-type="float" office:value="2263.84">
                <text:p>2263.84</text:p>
              </table:table-cell>
              <table:table-cell office:value-type="float" office:value="2238.04">
                <text:p>2238.04</text:p>
              </table:table-cell>
              <table:table-cell office:value-type="float" office:value="2996.74">
                <text:p>2996.74</text:p>
              </table:table-cell>
            </table:table-row>
            <table:table-row>
              <table:table-cell office:value-type="float" office:value="2278001">
                <text:p>2278000</text:p>
              </table:table-cell>
              <table:table-cell office:value-type="float" office:value="2325.2">
                <text:p>2325.2</text:p>
              </table:table-cell>
              <table:table-cell office:value-type="float" office:value="2309.4">
                <text:p>2309.4</text:p>
              </table:table-cell>
              <table:table-cell office:value-type="float" office:value="3067.8">
                <text:p>3067.8</text:p>
              </table:table-cell>
            </table:table-row>
            <table:table-row>
              <table:table-cell office:value-type="float" office:value="2346001">
                <text:p>2346000</text:p>
              </table:table-cell>
              <table:table-cell office:value-type="float" office:value="2400.21">
                <text:p>2400.21</text:p>
              </table:table-cell>
              <table:table-cell office:value-type="float" office:value="2393.32">
                <text:p>2393.32</text:p>
              </table:table-cell>
              <table:table-cell office:value-type="float" office:value="3243.78">
                <text:p>3243.78</text:p>
              </table:table-cell>
            </table:table-row>
            <table:table-row>
              <table:table-cell office:value-type="float" office:value="2415001">
                <text:p>2415000</text:p>
              </table:table-cell>
              <table:table-cell office:value-type="float" office:value="2492.91">
                <text:p>2492.91</text:p>
              </table:table-cell>
              <table:table-cell office:value-type="float" office:value="2451.53">
                <text:p>2451.53</text:p>
              </table:table-cell>
              <table:table-cell office:value-type="float" office:value="3319.3">
                <text:p>3319.3</text:p>
              </table:table-cell>
            </table:table-row>
            <table:table-row>
              <table:table-cell office:value-type="float" office:value="2485001">
                <text:p>2485000</text:p>
              </table:table-cell>
              <table:table-cell office:value-type="float" office:value="2551.46">
                <text:p>2551.46</text:p>
              </table:table-cell>
              <table:table-cell office:value-type="float" office:value="2526.43">
                <text:p>2526.43</text:p>
              </table:table-cell>
              <table:table-cell office:value-type="float" office:value="3451.71">
                <text:p>3451.71</text:p>
              </table:table-cell>
            </table:table-row>
            <table:table-row>
              <table:table-cell office:value-type="float" office:value="2556001">
                <text:p>2556000</text:p>
              </table:table-cell>
              <table:table-cell office:value-type="float" office:value="2623.28">
                <text:p>2623.28</text:p>
              </table:table-cell>
              <table:table-cell office:value-type="float" office:value="2595">
                <text:p>2595</text:p>
              </table:table-cell>
              <table:table-cell office:value-type="float" office:value="3560.75">
                <text:p>3560.75</text:p>
              </table:table-cell>
            </table:table-row>
            <table:table-row>
              <table:table-cell office:value-type="float" office:value="2628001">
                <text:p>2628000</text:p>
              </table:table-cell>
              <table:table-cell office:value-type="float" office:value="2699.7">
                <text:p>2699.7</text:p>
              </table:table-cell>
              <table:table-cell office:value-type="float" office:value="2686.94">
                <text:p>2686.94</text:p>
              </table:table-cell>
              <table:table-cell office:value-type="float" office:value="3641.07">
                <text:p>3641.07</text:p>
              </table:table-cell>
            </table:table-row>
            <table:table-row>
              <table:table-cell office:value-type="float" office:value="2701001">
                <text:p>2701000</text:p>
              </table:table-cell>
              <table:table-cell office:value-type="float" office:value="2772.12">
                <text:p>2772.12</text:p>
              </table:table-cell>
              <table:table-cell office:value-type="float" office:value="2777">
                <text:p>2777</text:p>
              </table:table-cell>
              <table:table-cell office:value-type="float" office:value="3795.74">
                <text:p>3795.74</text:p>
              </table:table-cell>
            </table:table-row>
            <table:table-row>
              <table:table-cell office:value-type="float" office:value="2775001">
                <text:p>2775000</text:p>
              </table:table-cell>
              <table:table-cell office:value-type="float" office:value="2859.68">
                <text:p>2859.68</text:p>
              </table:table-cell>
              <table:table-cell office:value-type="float" office:value="2840.9">
                <text:p>2840.9</text:p>
              </table:table-cell>
              <table:table-cell office:value-type="float" office:value="3880.1">
                <text:p>3880.1</text:p>
              </table:table-cell>
            </table:table-row>
            <table:table-row>
              <table:table-cell office:value-type="float" office:value="2850001">
                <text:p>2850000</text:p>
              </table:table-cell>
              <table:table-cell office:value-type="float" office:value="2933.34">
                <text:p>2933.34</text:p>
              </table:table-cell>
              <table:table-cell office:value-type="float" office:value="2917.75">
                <text:p>2917.75</text:p>
              </table:table-cell>
              <table:table-cell office:value-type="float" office:value="4009.36">
                <text:p>4009.36</text:p>
              </table:table-cell>
            </table:table-row>
            <table:table-row>
              <table:table-cell office:value-type="float" office:value="2926001">
                <text:p>2926000</text:p>
              </table:table-cell>
              <table:table-cell office:value-type="float" office:value="3013.28">
                <text:p>3013.28</text:p>
              </table:table-cell>
              <table:table-cell office:value-type="float" office:value="3000.16">
                <text:p>3000.16</text:p>
              </table:table-cell>
              <table:table-cell office:value-type="float" office:value="4159.83">
                <text:p>4159.83</text:p>
              </table:table-cell>
            </table:table-row>
            <table:table-row>
              <table:table-cell office:value-type="float" office:value="3003001">
                <text:p>3003000</text:p>
              </table:table-cell>
              <table:table-cell office:value-type="float" office:value="3100.97">
                <text:p>3100.97</text:p>
              </table:table-cell>
              <table:table-cell office:value-type="float" office:value="3077.52">
                <text:p>3077.52</text:p>
              </table:table-cell>
              <table:table-cell office:value-type="float" office:value="4317.99">
                <text:p>4317.99</text:p>
              </table:table-cell>
            </table:table-row>
            <table:table-row>
              <table:table-cell office:value-type="float" office:value="3081001">
                <text:p>3081000</text:p>
              </table:table-cell>
              <table:table-cell office:value-type="float" office:value="3174.57">
                <text:p>3174.57</text:p>
              </table:table-cell>
              <table:table-cell office:value-type="float" office:value="3181.62">
                <text:p>3181.62</text:p>
              </table:table-cell>
              <table:table-cell office:value-type="float" office:value="4403.7">
                <text:p>4403.7</text:p>
              </table:table-cell>
            </table:table-row>
            <table:table-row>
              <table:table-cell office:value-type="float" office:value="3160001">
                <text:p>3160000</text:p>
              </table:table-cell>
              <table:table-cell office:value-type="float" office:value="3259.33">
                <text:p>3259.33</text:p>
              </table:table-cell>
              <table:table-cell office:value-type="float" office:value="3254.8">
                <text:p>3254.8</text:p>
              </table:table-cell>
              <table:table-cell office:value-type="float" office:value="4551.19">
                <text:p>4551.19</text:p>
              </table:table-cell>
            </table:table-row>
            <table:table-row>
              <table:table-cell office:value-type="float" office:value="3240001">
                <text:p>3240000</text:p>
              </table:table-cell>
              <table:table-cell office:value-type="float" office:value="3364.2">
                <text:p>3364.2</text:p>
              </table:table-cell>
              <table:table-cell office:value-type="float" office:value="3352.91">
                <text:p>3352.91</text:p>
              </table:table-cell>
              <table:table-cell office:value-type="float" office:value="4713.25">
                <text:p>4713.25</text:p>
              </table:table-cell>
            </table:table-row>
            <table:table-row>
              <table:table-cell office:value-type="float" office:value="3321001">
                <text:p>3321000</text:p>
              </table:table-cell>
              <table:table-cell office:value-type="float" office:value="3471.14">
                <text:p>3471.14</text:p>
              </table:table-cell>
              <table:table-cell office:value-type="float" office:value="3430.46">
                <text:p>3430.46</text:p>
              </table:table-cell>
              <table:table-cell office:value-type="float" office:value="4812.31">
                <text:p>4812.31</text:p>
              </table:table-cell>
            </table:table-row>
            <table:table-row>
              <table:table-cell office:value-type="float" office:value="3403001">
                <text:p>3403000</text:p>
              </table:table-cell>
              <table:table-cell office:value-type="float" office:value="3562.1">
                <text:p>3562.1</text:p>
              </table:table-cell>
              <table:table-cell office:value-type="float" office:value="3521.68">
                <text:p>3521.68</text:p>
              </table:table-cell>
              <table:table-cell office:value-type="float" office:value="4962.39">
                <text:p>4962.39</text:p>
              </table:table-cell>
            </table:table-row>
            <table:table-row>
              <table:table-cell office:value-type="float" office:value="3486001">
                <text:p>3486000</text:p>
              </table:table-cell>
              <table:table-cell office:value-type="float" office:value="3658.86">
                <text:p>3658.86</text:p>
              </table:table-cell>
              <table:table-cell office:value-type="float" office:value="3612.35">
                <text:p>3612.35</text:p>
              </table:table-cell>
              <table:table-cell office:value-type="float" office:value="5160.76">
                <text:p>5160.76</text:p>
              </table:table-cell>
            </table:table-row>
            <table:table-row>
              <table:table-cell office:value-type="float" office:value="3570001">
                <text:p>3570000</text:p>
              </table:table-cell>
              <table:table-cell office:value-type="float" office:value="3754.25">
                <text:p>3754.25</text:p>
              </table:table-cell>
              <table:table-cell office:value-type="float" office:value="3698.87">
                <text:p>3698.87</text:p>
              </table:table-cell>
              <table:table-cell office:value-type="float" office:value="5252.02">
                <text:p>5252.02</text:p>
              </table:table-cell>
            </table:table-row>
            <table:table-row>
              <table:table-cell office:value-type="float" office:value="3655001">
                <text:p>3655000</text:p>
              </table:table-cell>
              <table:table-cell office:value-type="float" office:value="3848.38">
                <text:p>3848.38</text:p>
              </table:table-cell>
              <table:table-cell office:value-type="float" office:value="3773.27">
                <text:p>3773.27</text:p>
              </table:table-cell>
              <table:table-cell office:value-type="float" office:value="5413.09">
                <text:p>5413.09</text:p>
              </table:table-cell>
            </table:table-row>
            <table:table-row>
              <table:table-cell office:value-type="float" office:value="3741001">
                <text:p>3741000</text:p>
              </table:table-cell>
              <table:table-cell office:value-type="float" office:value="3944.1">
                <text:p>3944.1</text:p>
              </table:table-cell>
              <table:table-cell office:value-type="float" office:value="3871.37">
                <text:p>3871.37</text:p>
              </table:table-cell>
              <table:table-cell office:value-type="float" office:value="5598.38">
                <text:p>5598.38</text:p>
              </table:table-cell>
            </table:table-row>
            <table:table-row>
              <table:table-cell office:value-type="float" office:value="3828001">
                <text:p>3828000</text:p>
              </table:table-cell>
              <table:table-cell office:value-type="float" office:value="4043.5">
                <text:p>4043.5</text:p>
              </table:table-cell>
              <table:table-cell office:value-type="float" office:value="3978.84">
                <text:p>3978.84</text:p>
              </table:table-cell>
              <table:table-cell office:value-type="float" office:value="5698.14">
                <text:p>5698.14</text:p>
              </table:table-cell>
            </table:table-row>
            <table:table-row>
              <table:table-cell office:value-type="float" office:value="3916001">
                <text:p>3916000</text:p>
              </table:table-cell>
              <table:table-cell office:value-type="float" office:value="4178.38">
                <text:p>4178.38</text:p>
              </table:table-cell>
              <table:table-cell office:value-type="float" office:value="4065.39">
                <text:p>4065.39</text:p>
              </table:table-cell>
              <table:table-cell office:value-type="float" office:value="5866.13">
                <text:p>5866.13</text:p>
              </table:table-cell>
            </table:table-row>
            <table:table-row>
              <table:table-cell office:value-type="float" office:value="4005001">
                <text:p>4005000</text:p>
              </table:table-cell>
              <table:table-cell office:value-type="float" office:value="4233.93">
                <text:p>4233.93</text:p>
              </table:table-cell>
              <table:table-cell office:value-type="float" office:value="4203.56">
                <text:p>4203.56</text:p>
              </table:table-cell>
              <table:table-cell office:value-type="float" office:value="6009.5">
                <text:p>6009.5</text:p>
              </table:table-cell>
            </table:table-row>
            <table:table-row>
              <table:table-cell office:value-type="float" office:value="4095001">
                <text:p>4095000</text:p>
              </table:table-cell>
              <table:table-cell office:value-type="float" office:value="4339.62">
                <text:p>4339.62</text:p>
              </table:table-cell>
              <table:table-cell office:value-type="float" office:value="4272.64">
                <text:p>4272.64</text:p>
              </table:table-cell>
              <table:table-cell office:value-type="float" office:value="6113.86">
                <text:p>6113.86</text:p>
              </table:table-cell>
            </table:table-row>
            <table:table-row>
              <table:table-cell office:value-type="float" office:value="4186001">
                <text:p>4186000</text:p>
              </table:table-cell>
              <table:table-cell office:value-type="float" office:value="4438.9">
                <text:p>4438.9</text:p>
              </table:table-cell>
              <table:table-cell office:value-type="float" office:value="4394.64">
                <text:p>4394.64</text:p>
              </table:table-cell>
              <table:table-cell office:value-type="float" office:value="6292.77">
                <text:p>6292.77</text:p>
              </table:table-cell>
            </table:table-row>
            <table:table-row>
              <table:table-cell office:value-type="float" office:value="4278001">
                <text:p>4278000</text:p>
              </table:table-cell>
              <table:table-cell office:value-type="float" office:value="4545.51">
                <text:p>4545.51</text:p>
              </table:table-cell>
              <table:table-cell office:value-type="float" office:value="4468.68">
                <text:p>4468.68</text:p>
              </table:table-cell>
              <table:table-cell office:value-type="float" office:value="6475.41">
                <text:p>6475.41</text:p>
              </table:table-cell>
            </table:table-row>
            <table:table-row>
              <table:table-cell office:value-type="float" office:value="4371001">
                <text:p>4371000</text:p>
              </table:table-cell>
              <table:table-cell office:value-type="float" office:value="4665.22">
                <text:p>4665.22</text:p>
              </table:table-cell>
              <table:table-cell office:value-type="float" office:value="4566.18">
                <text:p>4566.18</text:p>
              </table:table-cell>
              <table:table-cell office:value-type="float" office:value="6601.09">
                <text:p>6601.09</text:p>
              </table:table-cell>
            </table:table-row>
            <table:table-row>
              <table:table-cell office:value-type="float" office:value="4465001">
                <text:p>4465000</text:p>
              </table:table-cell>
              <table:table-cell office:value-type="float" office:value="4766.13">
                <text:p>4766.13</text:p>
              </table:table-cell>
              <table:table-cell office:value-type="float" office:value="4711.12">
                <text:p>4711.12</text:p>
              </table:table-cell>
              <table:table-cell office:value-type="float" office:value="6789.22">
                <text:p>6789.22</text:p>
              </table:table-cell>
            </table:table-row>
            <table:table-row>
              <table:table-cell office:value-type="float" office:value="4560001">
                <text:p>4560000</text:p>
              </table:table-cell>
              <table:table-cell office:value-type="float" office:value="4882.2">
                <text:p>4882.2</text:p>
              </table:table-cell>
              <table:table-cell office:value-type="float" office:value="4762.23">
                <text:p>4762.23</text:p>
              </table:table-cell>
              <table:table-cell office:value-type="float" office:value="7001.33">
                <text:p>7001.33</text:p>
              </table:table-cell>
            </table:table-row>
            <table:table-row>
              <table:table-cell office:value-type="float" office:value="4656001">
                <text:p>4656000</text:p>
              </table:table-cell>
              <table:table-cell office:value-type="float" office:value="4986.24">
                <text:p>4986.24</text:p>
              </table:table-cell>
              <table:table-cell office:value-type="float" office:value="4947.76">
                <text:p>4947.76</text:p>
              </table:table-cell>
              <table:table-cell office:value-type="float" office:value="7131.29">
                <text:p>7131.29</text:p>
              </table:table-cell>
            </table:table-row>
            <table:table-row>
              <table:table-cell office:value-type="float" office:value="4753001">
                <text:p>4753000</text:p>
              </table:table-cell>
              <table:table-cell office:value-type="float" office:value="5090.3">
                <text:p>5090.3</text:p>
              </table:table-cell>
              <table:table-cell office:value-type="float" office:value="4989.11">
                <text:p>4989.11</text:p>
              </table:table-cell>
              <table:table-cell office:value-type="float" office:value="7336.06">
                <text:p>7336.06</text:p>
              </table:table-cell>
            </table:table-row>
            <table:table-row>
              <table:table-cell office:value-type="float" office:value="4851001">
                <text:p>4851000</text:p>
              </table:table-cell>
              <table:table-cell office:value-type="float" office:value="5196.5">
                <text:p>5196.5</text:p>
              </table:table-cell>
              <table:table-cell office:value-type="float" office:value="5104.21">
                <text:p>5104.21</text:p>
              </table:table-cell>
              <table:table-cell office:value-type="float" office:value="7557.66">
                <text:p>7557.66</text:p>
              </table:table-cell>
            </table:table-row>
            <table:table-row>
              <table:table-cell office:value-type="float" office:value="4950001">
                <text:p>4950000</text:p>
              </table:table-cell>
              <table:table-cell office:value-type="float" office:value="5302">
                <text:p>5302</text:p>
              </table:table-cell>
              <table:table-cell office:value-type="float" office:value="5222.57">
                <text:p>5222.57</text:p>
              </table:table-cell>
              <table:table-cell office:value-type="float" office:value="7669.93">
                <text:p>7669.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72cm" svg:height="14.185cm" xlink:href=".." xlink:type="simple" chart:class="chart:line" chart:style-name="ch1">
        <chart:legend chart:legend-position="end" svg:x="22.735cm" svg:y="6.295cm" style:legend-expansion="high" chart:style-name="ch2"/>
        <chart:plot-area chart:style-name="ch3" table:cell-range-address="ordinati1.A1:ordinati1.B60 ordinati1.D1:ordinati1.D60 ordinati1.F1:ordinati1.F60" chart:data-source-has-labels="both" svg:x="0.965cm" svg:y="1.267cm" svg:width="20.74cm" svg:height="12.215cm">
          <chartooo:coordinate-region svg:x="1.586cm" svg:y="1.466cm" svg:width="20.119cm" svg:height="10.831cm"/>
          <chart:axis chart:dimension="x" chart:name="primary-x" chart:style-name="ch4" chartooo:axis-type="auto">
            <chartooo:date-scale/>
            <chart:categories table:cell-range-address="ordinati1.A2:ordinati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dinati1.B2:ordinati1.B60" chart:label-cell-address="ordinati1.B1:ordinati1.B1" chart:class="chart:line">
            <chart:data-point chart:repeated="59"/>
          </chart:series>
          <chart:series chart:style-name="ch7" chart:values-cell-range-address="ordinati1.D2:ordinati1.D60" chart:label-cell-address="ordinati1.D1:ordinati1.D1" chart:class="chart:line">
            <chart:data-point chart:repeated="59"/>
          </chart:series>
          <chart:series chart:style-name="ch8" chart:values-cell-range-address="ordinati1.F2:ordinati1.F60" chart:label-cell-address="ordinati1.F1:ordinati1.F1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nsSort</text:p>
                <draw:g>
                  <svg:desc>ordinati1.B1:ordinati1.B1</svg:desc>
                </draw:g>
              </table:table-cell>
              <table:table-cell office:value-type="string">
                <text:p>tMergeSort</text:p>
                <draw:g>
                  <svg:desc>ordinati1.D1:ordinati1.D1</svg:desc>
                </draw:g>
              </table:table-cell>
              <table:table-cell office:value-type="string">
                <text:p>tHeapSort</text:p>
                <draw:g>
                  <svg:desc>ordinati1.F1:ordinati1.F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ordinati1.A2:ordinati1.A60</svg:desc>
                </draw:g>
              </table:table-cell>
              <table:table-cell office:value-type="float" office:value="0">
                <text:p>0</text:p>
                <draw:g>
                  <svg:desc>ordinati1.B2:ordinati1.B60</svg:desc>
                </draw:g>
              </table:table-cell>
              <table:table-cell office:value-type="float" office:value="0.01">
                <text:p>0.01</text:p>
                <draw:g>
                  <svg:desc>ordinati1.D2:ordinati1.D60</svg:desc>
                </draw:g>
              </table:table-cell>
              <table:table-cell office:value-type="float" office:value="0.01">
                <text:p>0.01</text:p>
                <draw:g>
                  <svg:desc>ordinati1.F2:ordinati1.F60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.02">
                <text:p>0.02</text:p>
              </table:table-cell>
              <table:table-cell office:value-type="float" office:value="0.09">
                <text:p>0.0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0.03">
                <text:p>0.03</text:p>
              </table:table-cell>
              <table:table-cell office:value-type="float" office:value="0.13">
                <text:p>0.1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0.04">
                <text:p>0.04</text:p>
              </table:table-cell>
              <table:table-cell office:value-type="float" office:value="0.17">
                <text:p>0.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0.05">
                <text:p>0.05</text:p>
              </table:table-cell>
              <table:table-cell office:value-type="float" office:value="0.18">
                <text:p>0.1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2311">
                <text:p>2310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2531">
                <text:p>2530</text:p>
              </table:table-cell>
              <table:table-cell office:value-type="float" office:value="0.06">
                <text:p>0.06</text:p>
              </table:table-cell>
              <table:table-cell office:value-type="float" office:value="0.23">
                <text:p>0.2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761">
                <text:p>2760</text:p>
              </table:table-cell>
              <table:table-cell office:value-type="float" office:value="0.07">
                <text:p>0.07</text:p>
              </table:table-cell>
              <table:table-cell office:value-type="float" office:value="0.25">
                <text:p>0.2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0.07">
                <text:p>0.07</text:p>
              </table:table-cell>
              <table:table-cell office:value-type="float" office:value="0.28">
                <text:p>0.2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3251">
                <text:p>3250</text:p>
              </table:table-cell>
              <table:table-cell office:value-type="float" office:value="0.08">
                <text:p>0.08</text:p>
              </table:table-cell>
              <table:table-cell office:value-type="float" office:value="0.32">
                <text:p>0.3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3511">
                <text:p>3510</text:p>
              </table:table-cell>
              <table:table-cell office:value-type="float" office:value="0.09">
                <text:p>0.09</text:p>
              </table:table-cell>
              <table:table-cell office:value-type="float" office:value="0.35">
                <text:p>0.3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781">
                <text:p>3780</text:p>
              </table:table-cell>
              <table:table-cell office:value-type="float" office:value="0.09">
                <text:p>0.09</text:p>
              </table:table-cell>
              <table:table-cell office:value-type="float" office:value="0.38">
                <text:p>0.3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4061">
                <text:p>4060</text:p>
              </table:table-cell>
              <table:table-cell office:value-type="float" office:value="0.1">
                <text:p>0.1</text:p>
              </table:table-cell>
              <table:table-cell office:value-type="float" office:value="0.41">
                <text:p>0.4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4351">
                <text:p>4350</text:p>
              </table:table-cell>
              <table:table-cell office:value-type="float" office:value="0.11">
                <text:p>0.11</text:p>
              </table:table-cell>
              <table:table-cell office:value-type="float" office:value="0.41">
                <text:p>0.41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4651">
                <text:p>4650</text:p>
              </table:table-cell>
              <table:table-cell office:value-type="float" office:value="0.11">
                <text:p>0.11</text:p>
              </table:table-cell>
              <table:table-cell office:value-type="float" office:value="0.45">
                <text:p>0.4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961">
                <text:p>4960</text:p>
              </table:table-cell>
              <table:table-cell office:value-type="float" office:value="0.12">
                <text:p>0.12</text:p>
              </table:table-cell>
              <table:table-cell office:value-type="float" office:value="0.45">
                <text:p>0.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281">
                <text:p>5280</text:p>
              </table:table-cell>
              <table:table-cell office:value-type="float" office:value="0.13">
                <text:p>0.13</text:p>
              </table:table-cell>
              <table:table-cell office:value-type="float" office:value="0.47">
                <text:p>0.4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5611">
                <text:p>5610</text:p>
              </table:table-cell>
              <table:table-cell office:value-type="float" office:value="0.14">
                <text:p>0.14</text:p>
              </table:table-cell>
              <table:table-cell office:value-type="float" office:value="0.51">
                <text:p>0.5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5951">
                <text:p>5950</text:p>
              </table:table-cell>
              <table:table-cell office:value-type="float" office:value="0.15">
                <text:p>0.15</text:p>
              </table:table-cell>
              <table:table-cell office:value-type="float" office:value="0.55">
                <text:p>0.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0.15">
                <text:p>0.15</text:p>
              </table:table-cell>
              <table:table-cell office:value-type="float" office:value="0.62">
                <text:p>0.6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6661">
                <text:p>6660</text:p>
              </table:table-cell>
              <table:table-cell office:value-type="float" office:value="0.16">
                <text:p>0.16</text:p>
              </table:table-cell>
              <table:table-cell office:value-type="float" office:value="0.62">
                <text:p>0.6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7031">
                <text:p>7030</text:p>
              </table:table-cell>
              <table:table-cell office:value-type="float" office:value="0.17">
                <text:p>0.17</text:p>
              </table:table-cell>
              <table:table-cell office:value-type="float" office:value="0.68">
                <text:p>0.6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7411">
                <text:p>7410</text:p>
              </table:table-cell>
              <table:table-cell office:value-type="float" office:value="0.2">
                <text:p>0.2</text:p>
              </table:table-cell>
              <table:table-cell office:value-type="float" office:value="0.73">
                <text:p>0.7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0.19">
                <text:p>0.19</text:p>
              </table:table-cell>
              <table:table-cell office:value-type="float" office:value="0.77">
                <text:p>0.77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8611">
                <text:p>8610</text:p>
              </table:table-cell>
              <table:table-cell office:value-type="float" office:value="0.21">
                <text:p>0.21</text:p>
              </table:table-cell>
              <table:table-cell office:value-type="float" office:value="0.81">
                <text:p>0.8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9031">
                <text:p>9030</text:p>
              </table:table-cell>
              <table:table-cell office:value-type="float" office:value="0.22">
                <text:p>0.22</text:p>
              </table:table-cell>
              <table:table-cell office:value-type="float" office:value="0.83">
                <text:p>0.8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9461">
                <text:p>9460</text:p>
              </table:table-cell>
              <table:table-cell office:value-type="float" office:value="0.25">
                <text:p>0.25</text:p>
              </table:table-cell>
              <table:table-cell office:value-type="float" office:value="0.87">
                <text:p>0.8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0.24">
                <text:p>0.24</text:p>
              </table:table-cell>
              <table:table-cell office:value-type="float" office:value="0.88">
                <text:p>0.88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float" office:value="10351">
                <text:p>10350</text:p>
              </table:table-cell>
              <table:table-cell office:value-type="float" office:value="0.25">
                <text:p>0.25</text:p>
              </table:table-cell>
              <table:table-cell office:value-type="float" office:value="0.92">
                <text:p>0.92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float" office:value="10811">
                <text:p>10810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11281">
                <text:p>11280</text:p>
              </table:table-cell>
              <table:table-cell office:value-type="float" office:value="0.27">
                <text:p>0.27</text:p>
              </table:table-cell>
              <table:table-cell office:value-type="float" office:value="1.03">
                <text:p>1.0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1761">
                <text:p>11760</text:p>
              </table:table-cell>
              <table:table-cell office:value-type="float" office:value="0.29">
                <text:p>0.29</text:p>
              </table:table-cell>
              <table:table-cell office:value-type="float" office:value="1.09">
                <text:p>1.09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12251">
                <text:p>12250</text:p>
              </table:table-cell>
              <table:table-cell office:value-type="float" office:value="0.3">
                <text:p>0.3</text:p>
              </table:table-cell>
              <table:table-cell office:value-type="float" office:value="1.16">
                <text:p>1.16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12751">
                <text:p>12750</text:p>
              </table:table-cell>
              <table:table-cell office:value-type="float" office:value="0.31">
                <text:p>0.31</text:p>
              </table:table-cell>
              <table:table-cell office:value-type="float" office:value="1.26">
                <text:p>1.2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13261">
                <text:p>13260</text:p>
              </table:table-cell>
              <table:table-cell office:value-type="float" office:value="0.32">
                <text:p>0.32</text:p>
              </table:table-cell>
              <table:table-cell office:value-type="float" office:value="1.28">
                <text:p>1.28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3781">
                <text:p>13780</text:p>
              </table:table-cell>
              <table:table-cell office:value-type="float" office:value="0.33">
                <text:p>0.33</text:p>
              </table:table-cell>
              <table:table-cell office:value-type="float" office:value="1.33">
                <text:p>1.3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14311">
                <text:p>14310</text:p>
              </table:table-cell>
              <table:table-cell office:value-type="float" office:value="0.35">
                <text:p>0.35</text:p>
              </table:table-cell>
              <table:table-cell office:value-type="float" office:value="1.41">
                <text:p>1.41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14851">
                <text:p>14850</text:p>
              </table:table-cell>
              <table:table-cell office:value-type="float" office:value="0.37">
                <text:p>0.37</text:p>
              </table:table-cell>
              <table:table-cell office:value-type="float" office:value="1.49">
                <text:p>1.4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5401">
                <text:p>15400</text:p>
              </table:table-cell>
              <table:table-cell office:value-type="float" office:value="0.37">
                <text:p>0.37</text:p>
              </table:table-cell>
              <table:table-cell office:value-type="float" office:value="1.54">
                <text:p>1.54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15961">
                <text:p>15960</text:p>
              </table:table-cell>
              <table:table-cell office:value-type="float" office:value="0.39">
                <text:p>0.39</text:p>
              </table:table-cell>
              <table:table-cell office:value-type="float" office:value="1.6">
                <text:p>1.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6531">
                <text:p>16530</text:p>
              </table:table-cell>
              <table:table-cell office:value-type="float" office:value="0.4">
                <text:p>0.4</text:p>
              </table:table-cell>
              <table:table-cell office:value-type="float" office:value="1.65">
                <text:p>1.65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float" office:value="17111">
                <text:p>17110</text:p>
              </table:table-cell>
              <table:table-cell office:value-type="float" office:value="0.45">
                <text:p>0.45</text:p>
              </table:table-cell>
              <table:table-cell office:value-type="float" office:value="1.61">
                <text:p>1.61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float" office:value="17701">
                <text:p>17700</text:p>
              </table:table-cell>
              <table:table-cell office:value-type="float" office:value="0.45">
                <text:p>0.45</text:p>
              </table:table-cell>
              <table:table-cell office:value-type="float" office:value="1.7">
                <text:p>1.7</text:p>
              </table:table-cell>
              <table:table-cell office:value-type="float" office:value="11.37">
                <text:p>11.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